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rsid="001748d9" officeooo:paragraph-rsid="001748d9"/>
    </style:style>
    <style:style style:name="P2" style:family="paragraph" style:parent-style-name="Heading_20_3">
      <style:text-properties officeooo:paragraph-rsid="001748d9"/>
    </style:style>
    <style:style style:name="P3" style:family="paragraph" style:parent-style-name="Preformatted_20_Text">
      <style:paragraph-properties fo:margin-top="0cm" fo:margin-bottom="0.499cm" style:contextual-spacing="false"/>
    </style:style>
    <style:style style:name="P4" style:family="paragraph" style:parent-style-name="Standard">
      <style:text-properties officeooo:rsid="001748d9" officeooo:paragraph-rsid="001748d9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paragraph-properties fo:margin-top="0cm" fo:margin-bottom="0cm" style:contextual-spacing="false"/>
    </style:style>
    <style:style style:name="P7" style:family="paragraph" style:parent-style-name="Text_20_body" style:list-style-name="L2"/>
    <style:style style:name="P8" style:family="paragraph" style:parent-style-name="Text_20_body" style:list-style-name="L2">
      <style:paragraph-properties fo:margin-top="0cm" fo:margin-bottom="0cm" style:contextual-spacing="false"/>
    </style:style>
    <style:style style:name="P9" style:family="paragraph" style:parent-style-name="Text_20_body" style:list-style-name="L3"/>
    <style:style style:name="P10" style:family="paragraph" style:parent-style-name="Text_20_body" style:list-style-name="L3">
      <style:paragraph-properties fo:margin-top="0cm" fo:margin-bottom="0cm" style:contextual-spacing="false"/>
    </style:style>
    <style:style style:name="P11" style:family="paragraph" style:parent-style-name="Text_20_body" style:list-style-name="L4"/>
    <style:style style:name="P12" style:family="paragraph" style:parent-style-name="Text_20_body" style:list-style-name="L5"/>
    <style:style style:name="P13" style:family="paragraph" style:parent-style-name="Text_20_body" style:list-style-name="L6"/>
    <style:style style:name="P14" style:family="paragraph" style:parent-style-name="Text_20_body" style:list-style-name="L7"/>
    <style:style style:name="P15" style:family="paragraph" style:parent-style-name="Text_20_body" style:list-style-name="L8"/>
    <style:style style:name="P16" style:family="paragraph" style:parent-style-name="Text_20_body" style:list-style-name="L9"/>
    <style:style style:name="P17" style:family="paragraph" style:parent-style-name="Text_20_body" style:list-style-name="L10"/>
    <style:style style:name="P18" style:family="paragraph" style:parent-style-name="Text_20_body" style:list-style-name="L11"/>
    <style:style style:name="P19" style:family="paragraph" style:parent-style-name="Text_20_body" style:list-style-name="L12"/>
    <style:style style:name="P20" style:family="paragraph" style:parent-style-name="Text_20_body" style:list-style-name="L13"/>
    <style:style style:name="P21" style:family="paragraph" style:parent-style-name="Text_20_body" style:list-style-name="L14"/>
    <style:style style:name="P22" style:family="paragraph" style:parent-style-name="Text_20_body" style:list-style-name="L15"/>
    <style:style style:name="P23" style:family="paragraph" style:parent-style-name="Text_20_body" style:list-style-name="L16"/>
    <style:style style:name="P24" style:family="paragraph" style:parent-style-name="Text_20_body" style:list-style-name="L17"/>
    <style:style style:name="P25" style:family="paragraph" style:parent-style-name="Text_20_body" style:list-style-name="L18"/>
    <style:style style:name="P26" style:family="paragraph" style:parent-style-name="Text_20_body" style:list-style-name="L19"/>
    <style:style style:name="P27" style:family="paragraph" style:parent-style-name="Text_20_body" style:list-style-name="L20"/>
    <style:style style:name="P28" style:family="paragraph" style:parent-style-name="Text_20_body" style:list-style-name="L20">
      <style:paragraph-properties fo:margin-top="0cm" fo:margin-bottom="0cm" style:contextual-spacing="false"/>
    </style:style>
    <style:style style:name="P29" style:family="paragraph" style:parent-style-name="Text_20_body" style:list-style-name="L21"/>
    <style:style style:name="P30" style:family="paragraph" style:parent-style-name="Text_20_body" style:list-style-name="L21">
      <style:paragraph-properties fo:margin-top="0cm" fo:margin-bottom="0cm" style:contextual-spacing="false"/>
    </style:style>
    <style:style style:name="P31" style:family="paragraph" style:parent-style-name="Text_20_body" style:list-style-name="L22"/>
    <style:style style:name="P32" style:family="paragraph" style:parent-style-name="Text_20_body" style:list-style-name="L22">
      <style:paragraph-properties fo:margin-top="0cm" fo:margin-bottom="0cm" style:contextual-spacing="false"/>
    </style:style>
    <style:style style:name="P33" style:family="paragraph" style:parent-style-name="Text_20_body" style:list-style-name="L23"/>
    <style:style style:name="P34" style:family="paragraph" style:parent-style-name="Text_20_body" style:list-style-name="L24"/>
    <style:style style:name="P35" style:family="paragraph" style:parent-style-name="Text_20_body" style:list-style-name="L25"/>
    <style:style style:name="P36" style:family="paragraph" style:parent-style-name="Text_20_body" style:list-style-name="L26"/>
    <style:style style:name="P37" style:family="paragraph" style:parent-style-name="Text_20_body" style:list-style-name="L27"/>
    <style:style style:name="P38" style:family="paragraph" style:parent-style-name="Text_20_body" style:list-style-name="L28"/>
    <style:style style:name="P39" style:family="paragraph" style:parent-style-name="Text_20_body" style:list-style-name="L29"/>
    <style:style style:name="P40" style:family="paragraph" style:parent-style-name="Text_20_body" style:list-style-name="L30"/>
    <style:style style:name="P41" style:family="paragraph" style:parent-style-name="Text_20_body" style:list-style-name="L31"/>
    <style:style style:name="P42" style:family="paragraph" style:parent-style-name="Text_20_body" style:list-style-name="L31">
      <style:paragraph-properties fo:margin-top="0cm" fo:margin-bottom="0cm" style:contextual-spacing="false"/>
    </style:style>
    <style:style style:name="P43" style:family="paragraph" style:parent-style-name="Text_20_body" style:list-style-name="L32"/>
    <style:style style:name="P44" style:family="paragraph" style:parent-style-name="Text_20_body" style:list-style-name="L33"/>
    <style:style style:name="P45" style:family="paragraph" style:parent-style-name="Text_20_body" style:list-style-name="L33">
      <style:paragraph-properties fo:margin-top="0cm" fo:margin-bottom="0cm" style:contextual-spacing="false"/>
    </style:style>
    <style:style style:name="P46" style:family="paragraph" style:parent-style-name="Text_20_body" style:list-style-name="L34"/>
    <style:style style:name="P47" style:family="paragraph" style:parent-style-name="Text_20_body" style:list-style-name="L35"/>
    <style:style style:name="P48" style:family="paragraph" style:parent-style-name="Text_20_body" style:list-style-name="L36"/>
    <style:style style:name="P49" style:family="paragraph" style:parent-style-name="Text_20_body" style:list-style-name="L37"/>
    <style:style style:name="P50" style:family="paragraph" style:parent-style-name="Text_20_body" style:list-style-name="L38"/>
    <style:style style:name="P51" style:family="paragraph" style:parent-style-name="Text_20_body" style:list-style-name="L39"/>
    <style:style style:name="P52" style:family="paragraph" style:parent-style-name="Text_20_body" style:list-style-name="L40"/>
    <style:style style:name="P53" style:family="paragraph" style:parent-style-name="Text_20_body" style:list-style-name="L41"/>
    <style:style style:name="P54" style:family="paragraph" style:parent-style-name="Text_20_body" style:list-style-name="L42"/>
    <style:style style:name="P55" style:family="paragraph" style:parent-style-name="Text_20_body" style:list-style-name="L43"/>
    <style:style style:name="P56" style:family="paragraph" style:parent-style-name="Text_20_body" style:list-style-name="L44"/>
    <style:style style:name="P57" style:family="paragraph" style:parent-style-name="Text_20_body" style:list-style-name="L45"/>
    <style:style style:name="P58" style:family="paragraph" style:parent-style-name="Text_20_body" style:list-style-name="L46"/>
    <style:style style:name="P59" style:family="paragraph" style:parent-style-name="Text_20_body" style:list-style-name="L47"/>
    <style:style style:name="P60" style:family="paragraph" style:parent-style-name="Text_20_body" style:list-style-name="L47">
      <style:paragraph-properties fo:margin-top="0cm" fo:margin-bottom="0cm" style:contextual-spacing="false"/>
    </style:style>
    <style:style style:name="P61" style:family="paragraph" style:parent-style-name="Text_20_body" style:list-style-name="L48"/>
    <style:style style:name="P62" style:family="paragraph" style:parent-style-name="Text_20_body" style:list-style-name="L48">
      <style:paragraph-properties fo:margin-top="0cm" fo:margin-bottom="0cm" style:contextual-spacing="false"/>
    </style:style>
    <style:style style:name="P63" style:family="paragraph" style:parent-style-name="Text_20_body" style:list-style-name="L49"/>
    <style:style style:name="P64" style:family="paragraph" style:parent-style-name="Text_20_body" style:list-style-name="L50"/>
    <style:style style:name="P65" style:family="paragraph" style:parent-style-name="Text_20_body" style:list-style-name="L50">
      <style:paragraph-properties fo:margin-top="0cm" fo:margin-bottom="0cm" style:contextual-spacing="false"/>
    </style:style>
    <style:style style:name="P66" style:family="paragraph" style:parent-style-name="Text_20_body" style:list-style-name="L51"/>
    <style:style style:name="P67" style:family="paragraph" style:parent-style-name="Text_20_body" style:list-style-name="L51">
      <style:paragraph-properties fo:margin-top="0cm" fo:margin-bottom="0cm" style:contextual-spacing="false"/>
    </style:style>
    <style:style style:name="P68" style:family="paragraph" style:parent-style-name="Text_20_body" style:list-style-name="L52"/>
    <style:style style:name="P69" style:family="paragraph" style:parent-style-name="Text_20_body" style:list-style-name="L53"/>
    <style:style style:name="P70" style:family="paragraph" style:parent-style-name="Text_20_body" style:list-style-name="L54"/>
    <style:style style:name="P71" style:family="paragraph" style:parent-style-name="Text_20_body" style:list-style-name="L54">
      <style:paragraph-properties fo:margin-top="0cm" fo:margin-bottom="0cm" style:contextual-spacing="false"/>
    </style:style>
    <style:style style:name="P72" style:family="paragraph" style:parent-style-name="Text_20_body" style:list-style-name="L55"/>
    <style:style style:name="P73" style:family="paragraph" style:parent-style-name="Text_20_body" style:list-style-name="L56"/>
    <style:style style:name="P74" style:family="paragraph" style:parent-style-name="Text_20_body" style:list-style-name="L57"/>
    <style:style style:name="P75" style:family="paragraph" style:parent-style-name="Text_20_body" style:list-style-name="L58"/>
    <style:style style:name="P76" style:family="paragraph" style:parent-style-name="Text_20_body" style:list-style-name="L58">
      <style:paragraph-properties fo:margin-top="0cm" fo:margin-bottom="0cm" style:contextual-spacing="false"/>
    </style:style>
    <style:style style:name="P77" style:family="paragraph" style:parent-style-name="Text_20_body" style:list-style-name="L59"/>
    <style:style style:name="P78" style:family="paragraph" style:parent-style-name="Text_20_body" style:list-style-name="L60"/>
    <style:style style:name="P79" style:family="paragraph" style:parent-style-name="Text_20_body" style:list-style-name="L61"/>
    <style:style style:name="P80" style:family="paragraph" style:parent-style-name="Text_20_body" style:list-style-name="L62"/>
    <style:style style:name="P81" style:family="paragraph" style:parent-style-name="Text_20_body" style:list-style-name="L63"/>
    <style:style style:name="P82" style:family="paragraph" style:parent-style-name="Text_20_body" style:list-style-name="L64"/>
    <style:style style:name="P83" style:family="paragraph" style:parent-style-name="Text_20_body" style:list-style-name="L65"/>
    <style:style style:name="P84" style:family="paragraph" style:parent-style-name="Text_20_body" style:list-style-name="L66"/>
    <style:style style:name="P85" style:family="paragraph" style:parent-style-name="Text_20_body" style:list-style-name="L67"/>
    <style:style style:name="P86" style:family="paragraph" style:parent-style-name="Text_20_body" style:list-style-name="L68"/>
    <style:style style:name="P87" style:family="paragraph" style:parent-style-name="Text_20_body" style:list-style-name="L69"/>
    <style:style style:name="P88" style:family="paragraph" style:parent-style-name="Text_20_body" style:list-style-name="L70"/>
    <style:style style:name="P89" style:family="paragraph" style:parent-style-name="Text_20_body" style:list-style-name="L71"/>
    <style:style style:name="P90" style:family="paragraph" style:parent-style-name="Text_20_body" style:list-style-name="L72"/>
    <style:style style:name="P91" style:family="paragraph" style:parent-style-name="Text_20_body" style:list-style-name="L73"/>
    <style:style style:name="P92" style:family="paragraph" style:parent-style-name="Text_20_body" style:list-style-name="L74"/>
    <style:style style:name="P93" style:family="paragraph" style:parent-style-name="Text_20_body" style:list-style-name="L74">
      <style:paragraph-properties fo:margin-top="0cm" fo:margin-bottom="0cm" style:contextual-spacing="false"/>
    </style:style>
    <style:style style:name="P94" style:family="paragraph" style:parent-style-name="Text_20_body" style:list-style-name="L75"/>
    <style:style style:name="P95" style:family="paragraph" style:parent-style-name="Text_20_body" style:list-style-name="L75">
      <style:paragraph-properties fo:margin-top="0cm" fo:margin-bottom="0cm" style:contextual-spacing="false"/>
    </style:style>
    <style:style style:name="P96" style:family="paragraph" style:parent-style-name="Text_20_body" style:list-style-name="L76"/>
    <style:style style:name="P97" style:family="paragraph" style:parent-style-name="Text_20_body" style:list-style-name="L77"/>
    <style:style style:name="P98" style:family="paragraph" style:parent-style-name="Text_20_body" style:list-style-name="L77">
      <style:paragraph-properties fo:margin-top="0cm" fo:margin-bottom="0cm" style:contextual-spacing="false"/>
    </style:style>
    <style:style style:name="P99" style:family="paragraph" style:parent-style-name="Text_20_body" style:list-style-name="L78"/>
    <style:style style:name="P100" style:family="paragraph" style:parent-style-name="Text_20_body" style:list-style-name="L78">
      <style:paragraph-properties fo:margin-top="0cm" fo:margin-bottom="0cm" style:contextual-spacing="false"/>
    </style:style>
    <style:style style:name="P101" style:family="paragraph" style:parent-style-name="Text_20_body" style:list-style-name="L79"/>
    <style:style style:name="P102" style:family="paragraph" style:parent-style-name="Text_20_body" style:list-style-name="L80"/>
    <style:style style:name="P103" style:family="paragraph" style:parent-style-name="Text_20_body" style:list-style-name="L81"/>
    <style:style style:name="P104" style:family="paragraph" style:parent-style-name="Text_20_body" style:list-style-name="L81">
      <style:paragraph-properties fo:margin-top="0cm" fo:margin-bottom="0cm" style:contextual-spacing="false"/>
    </style:style>
    <style:style style:name="P105" style:family="paragraph" style:parent-style-name="Text_20_body" style:list-style-name="L82"/>
    <style:style style:name="P106" style:family="paragraph" style:parent-style-name="Text_20_body" style:list-style-name="L83"/>
    <style:style style:name="P107" style:family="paragraph" style:parent-style-name="Text_20_body" style:list-style-name="L84"/>
    <style:style style:name="P108" style:family="paragraph" style:parent-style-name="Text_20_body" style:list-style-name="L85"/>
    <style:style style:name="P109" style:family="paragraph" style:parent-style-name="Text_20_body" style:list-style-name="L85">
      <style:paragraph-properties fo:margin-top="0cm" fo:margin-bottom="0cm" style:contextual-spacing="false"/>
    </style:style>
    <style:style style:name="P110" style:family="paragraph" style:parent-style-name="Text_20_body" style:list-style-name="L86"/>
    <style:style style:name="P111" style:family="paragraph" style:parent-style-name="Text_20_body" style:list-style-name="L87"/>
    <style:style style:name="P112" style:family="paragraph" style:parent-style-name="Text_20_body" style:list-style-name="L88"/>
    <style:style style:name="P113" style:family="paragraph" style:parent-style-name="Text_20_body" style:list-style-name="L89"/>
    <style:style style:name="P114" style:family="paragraph" style:parent-style-name="Text_20_body" style:list-style-name="L90"/>
    <style:style style:name="P115" style:family="paragraph" style:parent-style-name="Text_20_body" style:list-style-name="L91"/>
    <style:style style:name="P116" style:family="paragraph" style:parent-style-name="Text_20_body" style:list-style-name="L92"/>
    <style:style style:name="P117" style:family="paragraph" style:parent-style-name="Text_20_body" style:list-style-name="L93"/>
    <style:style style:name="P118" style:family="paragraph" style:parent-style-name="Text_20_body" style:list-style-name="L94"/>
    <style:style style:name="P119" style:family="paragraph" style:parent-style-name="Text_20_body" style:list-style-name="L95"/>
    <style:style style:name="P120" style:family="paragraph" style:parent-style-name="Text_20_body" style:list-style-name="L96"/>
    <style:style style:name="P121" style:family="paragraph" style:parent-style-name="Text_20_body" style:list-style-name="L97"/>
    <style:style style:name="P122" style:family="paragraph" style:parent-style-name="Text_20_body" style:list-style-name="L98"/>
    <style:style style:name="P123" style:family="paragraph" style:parent-style-name="Text_20_body" style:list-style-name="L99"/>
    <style:style style:name="P124" style:family="paragraph" style:parent-style-name="Text_20_body" style:list-style-name="L100"/>
    <style:style style:name="P125" style:family="paragraph" style:parent-style-name="Text_20_body" style:list-style-name="L101"/>
    <style:style style:name="P126" style:family="paragraph" style:parent-style-name="Text_20_body" style:list-style-name="L101">
      <style:paragraph-properties fo:margin-top="0cm" fo:margin-bottom="0cm" style:contextual-spacing="false"/>
    </style:style>
    <style:style style:name="P127" style:family="paragraph" style:parent-style-name="Text_20_body" style:list-style-name="L102"/>
    <style:style style:name="P128" style:family="paragraph" style:parent-style-name="Text_20_body" style:list-style-name="L102">
      <style:paragraph-properties fo:margin-top="0cm" fo:margin-bottom="0cm" style:contextual-spacing="false"/>
    </style:style>
    <style:style style:name="P129" style:family="paragraph" style:parent-style-name="Text_20_body" style:list-style-name="L103"/>
    <style:style style:name="P130" style:family="paragraph" style:parent-style-name="Text_20_body" style:list-style-name="L103">
      <style:paragraph-properties fo:margin-top="0cm" fo:margin-bottom="0cm" style:contextual-spacing="false"/>
    </style:style>
    <style:style style:name="P131" style:family="paragraph" style:parent-style-name="Text_20_body" style:list-style-name="L104"/>
    <style:style style:name="P132" style:family="paragraph" style:parent-style-name="Text_20_body" style:list-style-name="L105"/>
    <style:style style:name="P133" style:family="paragraph" style:parent-style-name="Text_20_body" style:list-style-name="L106"/>
    <style:style style:name="P134" style:family="paragraph" style:parent-style-name="Text_20_body" style:list-style-name="L107"/>
    <style:style style:name="P135" style:family="paragraph" style:parent-style-name="Text_20_body" style:list-style-name="L108"/>
    <style:style style:name="P136" style:family="paragraph" style:parent-style-name="Text_20_body" style:list-style-name="L109"/>
    <style:style style:name="P137" style:family="paragraph" style:parent-style-name="Text_20_body" style:list-style-name="L110"/>
    <style:style style:name="P138" style:family="paragraph" style:parent-style-name="Text_20_body" style:list-style-name="L111"/>
    <style:style style:name="P139" style:family="paragraph" style:parent-style-name="Text_20_body" style:list-style-name="L112"/>
    <style:style style:name="P140" style:family="paragraph" style:parent-style-name="Text_20_body" style:list-style-name="L113"/>
    <style:style style:name="P141" style:family="paragraph" style:parent-style-name="Text_20_body" style:list-style-name="L114"/>
    <style:style style:name="P142" style:family="paragraph" style:parent-style-name="Text_20_body" style:list-style-name="L115"/>
    <style:style style:name="P143" style:family="paragraph" style:parent-style-name="Text_20_body" style:list-style-name="L115">
      <style:paragraph-properties fo:margin-top="0cm" fo:margin-bottom="0cm" style:contextual-spacing="false"/>
    </style:style>
    <style:style style:name="P144" style:family="paragraph" style:parent-style-name="Text_20_body" style:list-style-name="L116"/>
    <style:style style:name="P145" style:family="paragraph" style:parent-style-name="Text_20_body" style:list-style-name="L116">
      <style:paragraph-properties fo:margin-top="0cm" fo:margin-bottom="0cm" style:contextual-spacing="false"/>
    </style:style>
    <style:style style:name="P146" style:family="paragraph" style:parent-style-name="Text_20_body" style:list-style-name="L117"/>
    <style:style style:name="P147" style:family="paragraph" style:parent-style-name="Text_20_body" style:list-style-name="L118"/>
    <style:style style:name="P148" style:family="paragraph" style:parent-style-name="Text_20_body" style:list-style-name="L119"/>
    <style:style style:name="P149" style:family="paragraph" style:parent-style-name="Text_20_body" style:list-style-name="L119">
      <style:paragraph-properties fo:margin-top="0cm" fo:margin-bottom="0cm" style:contextual-spacing="false"/>
    </style:style>
    <style:style style:name="P150" style:family="paragraph" style:parent-style-name="Text_20_body" style:list-style-name="L120"/>
    <style:style style:name="P151" style:family="paragraph" style:parent-style-name="Text_20_body" style:list-style-name="L120">
      <style:paragraph-properties fo:margin-top="0cm" fo:margin-bottom="0cm" style:contextual-spacing="false"/>
    </style:style>
    <style:style style:name="P152" style:family="paragraph" style:parent-style-name="Text_20_body" style:list-style-name="L121"/>
    <style:style style:name="P153" style:family="paragraph" style:parent-style-name="Text_20_body" style:list-style-name="L122"/>
    <style:style style:name="P154" style:family="paragraph" style:parent-style-name="Text_20_body" style:list-style-name="L123"/>
    <style:style style:name="P155" style:family="paragraph" style:parent-style-name="Text_20_body" style:list-style-name="L124"/>
    <style:style style:name="P156" style:family="paragraph" style:parent-style-name="Text_20_body" style:list-style-name="L125"/>
    <style:style style:name="P157" style:family="paragraph" style:parent-style-name="Text_20_body" style:list-style-name="L126"/>
    <style:style style:name="P158" style:family="paragraph" style:parent-style-name="Text_20_body" style:list-style-name="L127"/>
    <style:style style:name="P159" style:family="paragraph" style:parent-style-name="Text_20_body" style:list-style-name="L128"/>
    <style:style style:name="P160" style:family="paragraph" style:parent-style-name="Text_20_body" style:list-style-name="L129"/>
    <style:style style:name="P161" style:family="paragraph" style:parent-style-name="Text_20_body" style:list-style-name="L130"/>
    <style:style style:name="P162" style:family="paragraph" style:parent-style-name="Text_20_body" style:list-style-name="L131"/>
    <style:style style:name="P163" style:family="paragraph" style:parent-style-name="Text_20_body" style:list-style-name="L132"/>
    <style:style style:name="P164" style:family="paragraph" style:parent-style-name="Text_20_body" style:list-style-name="L133"/>
    <style:style style:name="P165" style:family="paragraph" style:parent-style-name="Text_20_body" style:list-style-name="L133">
      <style:paragraph-properties fo:margin-top="0cm" fo:margin-bottom="0cm" style:contextual-spacing="false"/>
    </style:style>
    <style:style style:name="P166" style:family="paragraph" style:parent-style-name="Text_20_body" style:list-style-name="L134"/>
    <style:style style:name="P167" style:family="paragraph" style:parent-style-name="Text_20_body" style:list-style-name="L134">
      <style:paragraph-properties fo:margin-top="0cm" fo:margin-bottom="0cm" style:contextual-spacing="false"/>
    </style:style>
    <style:style style:name="P168" style:family="paragraph" style:parent-style-name="Text_20_body" style:list-style-name="L135"/>
    <style:style style:name="P169" style:family="paragraph" style:parent-style-name="Text_20_body" style:list-style-name="L135">
      <style:paragraph-properties fo:margin-top="0cm" fo:margin-bottom="0cm" style:contextual-spacing="false"/>
    </style:style>
    <style:style style:name="P170" style:family="paragraph" style:parent-style-name="Text_20_body" style:list-style-name="L136"/>
    <style:style style:name="P171" style:family="paragraph" style:parent-style-name="Text_20_body" style:list-style-name="L137"/>
    <style:style style:name="P172" style:family="paragraph" style:parent-style-name="Text_20_body" style:list-style-name="L137">
      <style:paragraph-properties fo:margin-top="0cm" fo:margin-bottom="0cm" style:contextual-spacing="false"/>
    </style:style>
    <style:style style:name="P173" style:family="paragraph" style:parent-style-name="Text_20_body" style:list-style-name="L138"/>
    <style:style style:name="P174" style:family="paragraph" style:parent-style-name="Text_20_body" style:list-style-name="L138">
      <style:paragraph-properties fo:margin-top="0cm" fo:margin-bottom="0cm" style:contextual-spacing="false"/>
    </style:style>
    <style:style style:name="P175" style:family="paragraph" style:parent-style-name="Text_20_body" style:list-style-name="L139"/>
    <style:style style:name="P176" style:family="paragraph" style:parent-style-name="Text_20_body" style:list-style-name="L139">
      <style:paragraph-properties fo:margin-top="0cm" fo:margin-bottom="0cm" style:contextual-spacing="false"/>
    </style:style>
    <style:style style:name="P177" style:family="paragraph" style:parent-style-name="Text_20_body" style:list-style-name="L140"/>
    <style:style style:name="P178" style:family="paragraph" style:parent-style-name="Text_20_body" style:list-style-name="L141"/>
    <style:style style:name="P179" style:family="paragraph" style:parent-style-name="Text_20_body" style:list-style-name="L142"/>
    <style:style style:name="P180" style:family="paragraph" style:parent-style-name="Text_20_body" style:list-style-name="L143"/>
    <style:style style:name="P181" style:family="paragraph" style:parent-style-name="Text_20_body" style:list-style-name="L144"/>
    <style:style style:name="P182" style:family="paragraph" style:parent-style-name="Text_20_body" style:list-style-name="L145"/>
    <style:style style:name="P183" style:family="paragraph" style:parent-style-name="Text_20_body" style:list-style-name="L146"/>
    <style:style style:name="P184" style:family="paragraph" style:parent-style-name="Text_20_body" style:list-style-name="L147"/>
    <style:style style:name="P185" style:family="paragraph" style:parent-style-name="Text_20_body" style:list-style-name="L148"/>
    <style:style style:name="P186" style:family="paragraph" style:parent-style-name="Text_20_body" style:list-style-name="L149"/>
    <style:style style:name="P187" style:family="paragraph" style:parent-style-name="Text_20_body" style:list-style-name="L149">
      <style:paragraph-properties fo:margin-top="0cm" fo:margin-bottom="0cm" style:contextual-spacing="false"/>
    </style:style>
    <style:style style:name="P188" style:family="paragraph" style:parent-style-name="Text_20_body">
      <style:text-properties officeooo:paragraph-rsid="001748d9"/>
    </style:style>
    <style:style style:name="P189" style:family="paragraph" style:parent-style-name="Text_20_body" style:list-style-name="L150"/>
    <style:style style:name="P190" style:family="paragraph" style:parent-style-name="Text_20_body" style:list-style-name="L150">
      <style:paragraph-properties fo:margin-top="0cm" fo:margin-bottom="0cm" style:contextual-spacing="false"/>
    </style:style>
    <style:style style:name="P191" style:family="paragraph" style:parent-style-name="Text_20_body" style:list-style-name="L151"/>
    <style:style style:name="P192" style:family="paragraph" style:parent-style-name="Text_20_body" style:list-style-name="L152"/>
    <style:style style:name="P193" style:family="paragraph" style:parent-style-name="Text_20_body" style:list-style-name="L153"/>
    <style:style style:name="P194" style:family="paragraph" style:parent-style-name="Text_20_body" style:list-style-name="L154"/>
    <style:style style:name="P195" style:family="paragraph" style:parent-style-name="Text_20_body" style:list-style-name="L155"/>
    <style:style style:name="P196" style:family="paragraph" style:parent-style-name="Text_20_body" style:list-style-name="L156"/>
    <style:style style:name="P197" style:family="paragraph" style:parent-style-name="Text_20_body" style:list-style-name="L157"/>
    <style:style style:name="P198" style:family="paragraph" style:parent-style-name="Text_20_body" style:list-style-name="L158"/>
    <style:style style:name="P199" style:family="paragraph" style:parent-style-name="Text_20_body" style:list-style-name="L159"/>
    <style:style style:name="P200" style:family="paragraph" style:parent-style-name="Text_20_body" style:list-style-name="L160"/>
    <style:style style:name="P201" style:family="paragraph" style:parent-style-name="Text_20_body" style:list-style-name="L161"/>
    <style:style style:name="P202" style:family="paragraph" style:parent-style-name="Text_20_body" style:list-style-name="L162"/>
    <style:style style:name="P203" style:family="paragraph" style:parent-style-name="Text_20_body" style:list-style-name="L163"/>
    <style:style style:name="P204" style:family="paragraph" style:parent-style-name="Text_20_body" style:list-style-name="L163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JOINS</text:p>
      <text:p text:style-name="P4"/>
      <text:p text:style-name="P4"/>
      <text:h text:style-name="P1" text:outline-level="3"><text:span text:style-name="Strong_20_Emphasis">CARTESIAN JOIN / CROSS JOIN in MySQL</text:span></text:h>
      <text:p text:style-name="Text_20_body">A <text:span text:style-name="Strong_20_Emphasis">CARTESIAN JOIN</text:span> (or <text:span text:style-name="Strong_20_Emphasis">CROSS JOIN</text:span>) combines every row from the first table with every row from the second table, resulting in a <text:span text:style-name="Strong_20_Emphasis">Cartesian product</text:span>. If table A has <text:span text:style-name="Source_20_Text">m</text:span> rows and table B has <text:span text:style-name="Source_20_Text">n</text:span> rows, the result set will have <text:span text:style-name="Source_20_Text">m × n</text:span> rows.</text:p>
      <text:p text:style-name="Horizontal_20_Line"/>
      <text:h text:style-name="Heading_20_2" text:outline-level="2"><text:span text:style-name="Strong_20_Emphasis">1️⃣ Techniques to Use CROSS JOIN</text:span></text:h>
      <text:h text:style-name="Heading_20_3" text:outline-level="3">✅ <text:span text:style-name="Strong_20_Emphasis">Using </text:span><text:span text:style-name="Strong_20_Emphasis"><text:span text:style-name="Source_20_Text">CROSS JOIN</text:span></text:span><text:span text:style-name="Strong_20_Emphasis"> Explicitly</text:span></text:h>
      <text:p text:style-name="Preformatted_20_Text"><text:span text:style-name="Source_20_Text">SELECT e.*, d.*</text:span></text:p>
      <text:p text:style-name="Preformatted_20_Text"><text:span text:style-name="Source_20_Text">FROM employees e</text:span></text:p>
      <text:p text:style-name="P3"><text:span text:style-name="Source_20_Text">CROSS JOIN departments d;</text:span></text:p>
      <text:list xml:id="list686001611" text:style-name="L1">
        <text:list-item>
          <text:p text:style-name="P6">This explicitly applies a <text:span text:style-name="Strong_20_Emphasis">CROSS JOIN</text:span>, multiplying rows without any filtering. </text:p>
        </text:list-item>
        <text:list-item>
          <text:p text:style-name="P5">If <text:span text:style-name="Source_20_Text">employees</text:span> has 10 rows and <text:span text:style-name="Source_20_Text">departments</text:span> has 5 rows, the result will be <text:span text:style-name="Source_20_Text">10 × 5 = 50</text:span> rows. </text:p>
        </text:list-item>
      </text:list>
      <text:p text:style-name="Horizontal_20_Line"/>
      <text:h text:style-name="Heading_20_3" text:outline-level="3">✅ <text:span text:style-name="Strong_20_Emphasis">Using </text:span><text:span text:style-name="Strong_20_Emphasis"><text:span text:style-name="Source_20_Text">,</text:span></text:span><text:span text:style-name="Strong_20_Emphasis"> (Comma) Instead of </text:span><text:span text:style-name="Strong_20_Emphasis"><text:span text:style-name="Source_20_Text">CROSS JOIN</text:span></text:span></text:h>
      <text:p text:style-name="Preformatted_20_Text"><text:span text:style-name="Source_20_Text">SELECT e.*, d.*</text:span></text:p>
      <text:p text:style-name="P3"><text:span text:style-name="Source_20_Text">FROM employees e, departments d;</text:span></text:p>
      <text:list xml:id="list1256013630" text:style-name="L2">
        <text:list-item>
          <text:p text:style-name="P8">This is an <text:span text:style-name="Strong_20_Emphasis">implicit Cartesian join</text:span> using a comma (<text:span text:style-name="Source_20_Text">,</text:span>). </text:p>
        </text:list-item>
        <text:list-item>
          <text:p text:style-name="P7">Functions identically to <text:span text:style-name="Source_20_Text">CROSS JOIN</text:span>, but <text:span text:style-name="Strong_20_Emphasis">not recommended</text:span> due to readability issues. </text:p>
        </text:list-item>
      </text:list>
      <text:p text:style-name="Horizontal_20_Line"/>
      <text:h text:style-name="Heading_20_3" text:outline-level="3">✅ <text:span text:style-name="Strong_20_Emphasis">Applying a </text:span><text:span text:style-name="Strong_20_Emphasis"><text:span text:style-name="Source_20_Text">WHERE</text:span></text:span><text:span text:style-name="Strong_20_Emphasis"> Condition to Filter Results</text:span></text:h>
      <text:p text:style-name="Preformatted_20_Text"><text:span text:style-name="Source_20_Text">SELECT e.*, d.*</text:span></text:p>
      <text:p text:style-name="Preformatted_20_Text"><text:span text:style-name="Source_20_Text">FROM employees e</text:span></text:p>
      <text:p text:style-name="Preformatted_20_Text"><text:span text:style-name="Source_20_Text">CROSS JOIN departments d</text:span></text:p>
      <text:p text:style-name="P3"><text:span text:style-name="Source_20_Text">WHERE emp_id &lt; 2;</text:span></text:p>
      <text:list xml:id="list1062531292" text:style-name="L3">
        <text:list-item>
          <text:p text:style-name="P10">Reduces the number of rows in the final result. </text:p>
        </text:list-item>
        <text:list-item>
          <text:p text:style-name="P9">If <text:span text:style-name="Source_20_Text">emp_id &lt; 2</text:span> selects only <text:span text:style-name="Strong_20_Emphasis">one</text:span> employee, and <text:span text:style-name="Source_20_Text">departments</text:span> has 5 rows, the result will have <text:span text:style-name="Strong_20_Emphasis">5</text:span> rows. </text:p>
        </text:list-item>
      </text:list>
      <text:p text:style-name="Horizontal_20_Line"/>
      <text:h text:style-name="Heading_20_3" text:outline-level="3">✅ <text:span text:style-name="Strong_20_Emphasis">Selecting Specific Columns</text:span></text:h>
      <text:p text:style-name="Preformatted_20_Text"><text:span text:style-name="Source_20_Text">SELECT e.name, e.email, d.dept_name, d.location</text:span></text:p>
      <text:p text:style-name="Preformatted_20_Text"><text:span text:style-name="Source_20_Text">FROM employees e</text:span></text:p>
      <text:p text:style-name="Preformatted_20_Text"><text:span text:style-name="Source_20_Text">CROSS JOIN departments d</text:span></text:p>
      <text:p text:style-name="P3"><text:span text:style-name="Source_20_Text">WHERE emp_id &lt; 2;</text:span></text:p>
      <text:list xml:id="list2308409630" text:style-name="L4">
        <text:list-item>
          <text:p text:style-name="P11"><text:soft-page-break/>Selects only <text:span text:style-name="Strong_20_Emphasis">important</text:span> columns instead of <text:span text:style-name="Source_20_Text">*</text:span> (all columns), improving <text:span text:style-name="Strong_20_Emphasis">performance</text:span> and <text:span text:style-name="Strong_20_Emphasis">readability</text:span>. </text:p>
        </text:list-item>
      </text:list>
      <text:p text:style-name="Horizontal_20_Line"/>
      <text:h text:style-name="Heading_20_2" text:outline-level="2"><text:span text:style-name="Strong_20_Emphasis">2️⃣ Situations Where CROSS JOIN Acts Differently</text:span></text:h>
      <text:h text:style-name="Heading_20_3" text:outline-level="3">✅ <text:span text:style-name="Strong_20_Emphasis">1. When There’s No WHERE Condition</text:span></text:h>
      <text:list xml:id="list3691222702" text:style-name="L5">
        <text:list-item>
          <text:p text:style-name="P12">Produces a <text:span text:style-name="Strong_20_Emphasis">huge</text:span> result set (m × n rows), which can slow down queries significantly. </text:p>
        </text:list-item>
      </text:list>
      <text:h text:style-name="Heading_20_3" text:outline-level="3">✅ <text:span text:style-name="Strong_20_Emphasis">2. When a WHERE Condition is Applied</text:span></text:h>
      <text:list xml:id="list31589952" text:style-name="L6">
        <text:list-item>
          <text:p text:style-name="P13">Can <text:span text:style-name="Strong_20_Emphasis">reduce</text:span> the final result set significantly if conditions restrict matching rows. </text:p>
        </text:list-item>
      </text:list>
      <text:h text:style-name="Heading_20_3" text:outline-level="3">✅ <text:span text:style-name="Strong_20_Emphasis">3. When Using with Large Tables</text:span></text:h>
      <text:list xml:id="list1936885812" text:style-name="L7">
        <text:list-item>
          <text:p text:style-name="P14">If two large tables (e.g., 1M × 1M rows) are joined <text:span text:style-name="Strong_20_Emphasis">without filtering</text:span>, it can cause <text:span text:style-name="Strong_20_Emphasis">performance issues</text:span> or even crash the database. </text:p>
        </text:list-item>
      </text:list>
      <text:h text:style-name="Heading_20_3" text:outline-level="3">✅ <text:span text:style-name="Strong_20_Emphasis">4. When Combined with DISTINCT</text:span></text:h>
      <text:p text:style-name="Preformatted_20_Text"><text:span text:style-name="Source_20_Text">SELECT DISTINCT e.dept_id, d.dept_name</text:span></text:p>
      <text:p text:style-name="Preformatted_20_Text"><text:span text:style-name="Source_20_Text">FROM employees e</text:span></text:p>
      <text:p text:style-name="P3"><text:span text:style-name="Source_20_Text">CROSS JOIN departments d;</text:span></text:p>
      <text:list xml:id="list3671025828" text:style-name="L8">
        <text:list-item>
          <text:p text:style-name="P15">Helps eliminate duplicate values in specific columns. </text:p>
        </text:list-item>
      </text:list>
      <text:h text:style-name="Heading_20_3" text:outline-level="3">✅ <text:span text:style-name="Strong_20_Emphasis">5. When Used with Aggregations</text:span></text:h>
      <text:p text:style-name="Preformatted_20_Text"><text:span text:style-name="Source_20_Text">SELECT COUNT(*)</text:span></text:p>
      <text:p text:style-name="Preformatted_20_Text"><text:span text:style-name="Source_20_Text">FROM employees e</text:span></text:p>
      <text:p text:style-name="P3"><text:span text:style-name="Source_20_Text">CROSS JOIN departments d;</text:span></text:p>
      <text:list xml:id="list820462257" text:style-name="L9">
        <text:list-item>
          <text:p text:style-name="P16">Returns the total number of <text:span text:style-name="Strong_20_Emphasis">Cartesian product rows</text:span>. </text:p>
        </text:list-item>
      </text:list>
      <text:h text:style-name="Heading_20_3" text:outline-level="3">✅ <text:span text:style-name="Strong_20_Emphasis">6. When Used in Reporting &amp; Matrix Operations</text:span></text:h>
      <text:list xml:id="list3247866638" text:style-name="L10">
        <text:list-item>
          <text:p text:style-name="P17">Useful for <text:span text:style-name="Strong_20_Emphasis">generating all possible combinations</text:span> of values for reports. </text:p>
        </text:list-item>
      </text:list>
      <text:p text:style-name="Horizontal_20_Line"/>
      <text:h text:style-name="Heading_20_2" text:outline-level="2"><text:span text:style-name="Strong_20_Emphasis">3️⃣ When to Use CROSS JOIN?</text:span></text:h>
      <text:h text:style-name="Heading_20_3" text:outline-level="3">✅ <text:span text:style-name="Strong_20_Emphasis">1. Generating All Combinations</text:span></text:h>
      <text:list xml:id="list1519498887" text:style-name="L11">
        <text:list-item>
          <text:p text:style-name="P18">Example: A store wants to pair <text:span text:style-name="Strong_20_Emphasis">all products</text:span> with <text:span text:style-name="Strong_20_Emphasis">all discount codes</text:span>. </text:p>
        </text:list-item>
      </text:list>
      <text:h text:style-name="Heading_20_3" text:outline-level="3">✅ <text:span text:style-name="Strong_20_Emphasis">2. Filling Missing Data</text:span></text:h>
      <text:list xml:id="list3439144840" text:style-name="L12">
        <text:list-item>
          <text:p text:style-name="P19">Example: Ensuring that all possible date-employee combinations exist for attendance tracking. </text:p>
        </text:list-item>
      </text:list>
      <text:h text:style-name="Heading_20_3" text:outline-level="3"><text:soft-page-break/>✅ <text:span text:style-name="Strong_20_Emphasis">3. Creating Test Data</text:span></text:h>
      <text:list xml:id="list2972621661" text:style-name="L13">
        <text:list-item>
          <text:p text:style-name="P20">Example: If you need to create test records with <text:span text:style-name="Strong_20_Emphasis">all possible variations</text:span> of employees and departments. </text:p>
        </text:list-item>
      </text:list>
      <text:h text:style-name="Heading_20_3" text:outline-level="3">✅ <text:span text:style-name="Strong_20_Emphasis">4. Pivoting Data for Reports</text:span></text:h>
      <text:list xml:id="list2381137739" text:style-name="L14">
        <text:list-item>
          <text:p text:style-name="P21">Example: Generating a <text:span text:style-name="Strong_20_Emphasis">pivot-like structure</text:span> for a matrix report. </text:p>
        </text:list-item>
      </text:list>
      <text:p text:style-name="Horizontal_20_Line"/>
      <text:h text:style-name="Heading_20_2" text:outline-level="2"><text:span text:style-name="Strong_20_Emphasis">4️⃣ When to Avoid CROSS JOIN?</text:span></text:h>
      <text:h text:style-name="Heading_20_3" text:outline-level="3">❌ <text:span text:style-name="Strong_20_Emphasis">1. When Tables Are Large</text:span></text:h>
      <text:list xml:id="list4025348661" text:style-name="L15">
        <text:list-item>
          <text:p text:style-name="P22">Produces an <text:span text:style-name="Strong_20_Emphasis">exponential</text:span> increase in rows, causing <text:span text:style-name="Strong_20_Emphasis">slow performance</text:span>. </text:p>
        </text:list-item>
      </text:list>
      <text:h text:style-name="Heading_20_3" text:outline-level="3">❌ <text:span text:style-name="Strong_20_Emphasis">2. When an INNER JOIN or OUTER JOIN Is More Appropriate</text:span></text:h>
      <text:list xml:id="list3319614547" text:style-name="L16">
        <text:list-item>
          <text:p text:style-name="P23">If there is a <text:span text:style-name="Strong_20_Emphasis">relationship</text:span> between the tables, use <text:span text:style-name="Strong_20_Emphasis">INNER JOIN</text:span> instead of CROSS JOIN. </text:p>
        </text:list-item>
      </text:list>
      <text:p text:style-name="Preformatted_20_Text"><text:span text:style-name="Source_20_Text">SELECT e.name, d.dept_name</text:span></text:p>
      <text:p text:style-name="Preformatted_20_Text"><text:span text:style-name="Source_20_Text">FROM employees e</text:span></text:p>
      <text:p text:style-name="P3"><text:span text:style-name="Source_20_Text">INNER JOIN departments d ON e.dept_id = d.dept_id;</text:span></text:p>
      <text:list xml:id="list84106241" text:style-name="L17">
        <text:list-item>
          <text:p text:style-name="P24">This <text:span text:style-name="Strong_20_Emphasis">avoids unnecessary row multiplication</text:span>. </text:p>
        </text:list-item>
      </text:list>
      <text:h text:style-name="Heading_20_3" text:outline-level="3">❌ <text:span text:style-name="Strong_20_Emphasis">3. When You Don’t Intend to Create a Cartesian Product</text:span></text:h>
      <text:list xml:id="list729862081" text:style-name="L18">
        <text:list-item>
          <text:p text:style-name="P25">If you mistakenly forget a join condition, an <text:span text:style-name="Strong_20_Emphasis">accidental Cartesian Join</text:span> can cause issues. </text:p>
        </text:list-item>
      </text:list>
      <text:p text:style-name="Horizontal_20_Line"/>
      <text:h text:style-name="Heading_20_2" text:outline-level="2"><text:span text:style-name="Strong_20_Emphasis">5️⃣ Optimization Tips</text:span></text:h>
      <text:p text:style-name="Text_20_body">✅ <text:span text:style-name="Strong_20_Emphasis">Use </text:span><text:span text:style-name="Strong_20_Emphasis"><text:span text:style-name="Source_20_Text">LIMIT</text:span></text:span><text:span text:style-name="Strong_20_Emphasis"> to Avoid Large Results</text:span></text:p>
      <text:p text:style-name="Preformatted_20_Text"><text:span text:style-name="Source_20_Text">SELECT e.*, d.*</text:span></text:p>
      <text:p text:style-name="Preformatted_20_Text"><text:span text:style-name="Source_20_Text">FROM employees e</text:span></text:p>
      <text:p text:style-name="Preformatted_20_Text"><text:span text:style-name="Source_20_Text">CROSS JOIN departments d</text:span></text:p>
      <text:p text:style-name="P3"><text:span text:style-name="Source_20_Text">LIMIT 100;</text:span></text:p>
      <text:p text:style-name="Text_20_body">✅ <text:span text:style-name="Strong_20_Emphasis">Use </text:span><text:span text:style-name="Strong_20_Emphasis"><text:span text:style-name="Source_20_Text">EXPLAIN</text:span></text:span><text:span text:style-name="Strong_20_Emphasis"> to Analyze Query Performance</text:span></text:p>
      <text:p text:style-name="Preformatted_20_Text"><text:span text:style-name="Source_20_Text">EXPLAIN SELECT e.*, d.*</text:span></text:p>
      <text:p text:style-name="Preformatted_20_Text"><text:span text:style-name="Source_20_Text">FROM employees e</text:span></text:p>
      <text:p text:style-name="P3"><text:span text:style-name="Source_20_Text">CROSS JOIN departments d;</text:span></text:p>
      <text:p text:style-name="Text_20_body">✅ <text:span text:style-name="Strong_20_Emphasis">Use Filters to Minimize Row Multiplication</text:span></text:p>
      <text:p text:style-name="Preformatted_20_Text"><text:span text:style-name="Source_20_Text">SELECT e.*, d.*</text:span></text:p>
      <text:p text:style-name="Preformatted_20_Text"><text:span text:style-name="Source_20_Text">FROM employees e</text:span></text:p>
      <text:p text:style-name="Preformatted_20_Text"><text:span text:style-name="Source_20_Text">CROSS JOIN departments d</text:span></text:p>
      <text:p text:style-name="P3"><text:span text:style-name="Source_20_Text">WHERE e.role = 'Manager' AND d.location = 'New York';</text:span></text:p>
      <text:list xml:id="list3544773475" text:style-name="L19">
        <text:list-item>
          <text:p text:style-name="P26">Helps avoid unnecessary row explosion. </text:p>
        </text:list-item>
      </text:list>
      <text:p text:style-name="Horizontal_20_Line"/>
      <text:h text:style-name="Heading_20_2" text:outline-level="2"><text:soft-page-break/><text:span text:style-name="Strong_20_Emphasis">6️⃣ Summary</text:span></text:h>
      <text:list xml:id="list3946128632" text:style-name="L20">
        <text:list-item>
          <text:p text:style-name="P28"><text:span text:style-name="Strong_20_Emphasis">CROSS JOIN</text:span> creates a <text:span text:style-name="Strong_20_Emphasis">Cartesian Product</text:span>. </text:p>
        </text:list-item>
        <text:list-item>
          <text:p text:style-name="P28"><text:span text:style-name="Strong_20_Emphasis">Acts differently</text:span> when combined with <text:span text:style-name="Source_20_Text">WHERE</text:span>, <text:span text:style-name="Source_20_Text">DISTINCT</text:span>, <text:span text:style-name="Source_20_Text">COUNT()</text:span>, large tables, or aggregations. </text:p>
        </text:list-item>
        <text:list-item>
          <text:p text:style-name="P28"><text:span text:style-name="Strong_20_Emphasis">Best used</text:span> for <text:span text:style-name="Strong_20_Emphasis">all combinations, test data, filling gaps, and matrix reports</text:span>. </text:p>
        </text:list-item>
        <text:list-item>
          <text:p text:style-name="P27"><text:span text:style-name="Strong_20_Emphasis">Avoid when tables are large</text:span> or when a <text:span text:style-name="Strong_20_Emphasis">better join type (INNER, LEFT, RIGHT) exists</text:span>. </text:p>
        </text:list-item>
      </text:list>
      <text:p text:style-name="Text_20_body">Would you like more details on any specific scenario? 🚀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1" text:outline-level="3"><text:soft-page-break/><text:span text:style-name="Strong_20_Emphasis">INNER JOIN / EQUI JOIN in MySQL</text:span></text:h>
      <text:p text:style-name="Text_20_body">An <text:span text:style-name="Strong_20_Emphasis">INNER JOIN</text:span> (also known as an <text:span text:style-name="Strong_20_Emphasis">EQUI JOIN</text:span>) retrieves only the records with <text:span text:style-name="Strong_20_Emphasis">matching values</text:span> in both tables. Rows that do not have a match in both tables are <text:span text:style-name="Strong_20_Emphasis">excluded</text:span> from the result.</text:p>
      <text:p text:style-name="Horizontal_20_Line"/>
      <text:h text:style-name="Heading_20_2" text:outline-level="2"><text:span text:style-name="Strong_20_Emphasis">1️⃣ Techniques to Use INNER JOIN / EQUI JOIN</text:span></text:h>
      <text:h text:style-name="Heading_20_3" text:outline-level="3">✅ <text:span text:style-name="Strong_20_Emphasis">1. Using Explicit INNER JOIN (Recommended)</text:span></text:h>
      <text:p text:style-name="Preformatted_20_Text"><text:span text:style-name="Source_20_Text">SELECT e.*, d.*</text:span></text:p>
      <text:p text:style-name="Preformatted_20_Text"><text:span text:style-name="Source_20_Text">FROM employees e</text:span></text:p>
      <text:p text:style-name="P3"><text:span text:style-name="Source_20_Text">INNER JOIN departments d ON e.dept_id = d.dept_id;</text:span></text:p>
      <text:list xml:id="list1954606176" text:style-name="L21">
        <text:list-item>
          <text:p text:style-name="P30">Matches rows where <text:span text:style-name="Source_20_Text">dept_id</text:span> is the <text:span text:style-name="Strong_20_Emphasis">same</text:span> in both tables. </text:p>
        </text:list-item>
        <text:list-item>
          <text:p text:style-name="P29">If a department exists in <text:span text:style-name="Source_20_Text">departments</text:span> but has no matching <text:span text:style-name="Source_20_Text">dept_id</text:span> in <text:span text:style-name="Source_20_Text">employees</text:span>, it will <text:span text:style-name="Strong_20_Emphasis">not</text:span> be included. </text:p>
        </text:list-item>
      </text:list>
      <text:p text:style-name="Horizontal_20_Line"/>
      <text:h text:style-name="Heading_20_3" text:outline-level="3">✅ <text:span text:style-name="Strong_20_Emphasis">2. Using Implicit INNER JOIN with WHERE Clause (Old Style)</text:span></text:h>
      <text:p text:style-name="Preformatted_20_Text"><text:span text:style-name="Source_20_Text">SELECT e.*, d.*</text:span></text:p>
      <text:p text:style-name="Preformatted_20_Text"><text:span text:style-name="Source_20_Text">FROM employees e, departments d</text:span></text:p>
      <text:p text:style-name="P3"><text:span text:style-name="Source_20_Text">WHERE e.dept_id = d.dept_id;</text:span></text:p>
      <text:list xml:id="list3905174191" text:style-name="L22">
        <text:list-item>
          <text:p text:style-name="P32">Works the <text:span text:style-name="Strong_20_Emphasis">same</text:span> as <text:span text:style-name="Source_20_Text">INNER JOIN</text:span>, but uses a <text:span text:style-name="Strong_20_Emphasis">comma (</text:span><text:span text:style-name="Strong_20_Emphasis"><text:span text:style-name="Source_20_Text">,</text:span></text:span><text:span text:style-name="Strong_20_Emphasis">)</text:span> instead. </text:p>
        </text:list-item>
        <text:list-item>
          <text:p text:style-name="P31"><text:span text:style-name="Strong_20_Emphasis">Not recommended</text:span> due to readability and potential for accidental <text:span text:style-name="Strong_20_Emphasis">CROSS JOIN</text:span> if a join condition is missing. </text:p>
        </text:list-item>
      </text:list>
      <text:p text:style-name="Horizontal_20_Line"/>
      <text:h text:style-name="Heading_20_3" text:outline-level="3">✅ <text:span text:style-name="Strong_20_Emphasis">3. INNER JOIN with Multiple Conditions</text:span></text:h>
      <text:p text:style-name="Preformatted_20_Text"><text:span text:style-name="Source_20_Text">SELECT e.*, d.*</text:span></text:p>
      <text:p text:style-name="Preformatted_20_Text"><text:span text:style-name="Source_20_Text">FROM employees e</text:span></text:p>
      <text:p text:style-name="Preformatted_20_Text"><text:span text:style-name="Source_20_Text">INNER JOIN departments d </text:span></text:p>
      <text:p text:style-name="Preformatted_20_Text"><text:span text:style-name="Source_20_Text"><text:s text:c="4"/>ON e.dept_id = d.dept_id </text:span></text:p>
      <text:p text:style-name="P3"><text:span text:style-name="Source_20_Text"><text:s text:c="4"/>AND e.status = 'Active';</text:span></text:p>
      <text:list xml:id="list684104919" text:style-name="L23">
        <text:list-item>
          <text:p text:style-name="P33">Filters results to include only <text:span text:style-name="Strong_20_Emphasis">Active</text:span> employees who have matching <text:span text:style-name="Source_20_Text">dept_id</text:span>. </text:p>
        </text:list-item>
      </text:list>
      <text:p text:style-name="Horizontal_20_Line"/>
      <text:h text:style-name="Heading_20_3" text:outline-level="3">✅ <text:span text:style-name="Strong_20_Emphasis">4. INNER JOIN with Specific Columns</text:span></text:h>
      <text:p text:style-name="Preformatted_20_Text"><text:span text:style-name="Source_20_Text">SELECT e.name, e.email, d.dept_name, d.location</text:span></text:p>
      <text:p text:style-name="Preformatted_20_Text"><text:span text:style-name="Source_20_Text">FROM employees e</text:span></text:p>
      <text:p text:style-name="P3"><text:span text:style-name="Source_20_Text">INNER JOIN departments d ON e.dept_id = d.dept_id;</text:span></text:p>
      <text:list xml:id="list2427265308" text:style-name="L24">
        <text:list-item>
          <text:p text:style-name="P34">Improves <text:span text:style-name="Strong_20_Emphasis">performance</text:span> and <text:span text:style-name="Strong_20_Emphasis">readability</text:span> by selecting only necessary columns. </text:p>
        </text:list-item>
      </text:list>
      <text:p text:style-name="Horizontal_20_Line"/>
      <text:h text:style-name="Heading_20_3" text:outline-level="3"><text:soft-page-break/>✅ <text:span text:style-name="Strong_20_Emphasis">5. INNER JOIN with Aliases for Readability</text:span></text:h>
      <text:p text:style-name="Preformatted_20_Text"><text:span text:style-name="Source_20_Text">SELECT e.name AS Employee, e.email, d.dept_name AS Department</text:span></text:p>
      <text:p text:style-name="Preformatted_20_Text"><text:span text:style-name="Source_20_Text">FROM employees AS e</text:span></text:p>
      <text:p text:style-name="P3"><text:span text:style-name="Source_20_Text">INNER JOIN departments AS d ON e.dept_id = d.dept_id;</text:span></text:p>
      <text:list xml:id="list1567872069" text:style-name="L25">
        <text:list-item>
          <text:p text:style-name="P35">Uses <text:span text:style-name="Strong_20_Emphasis">aliases</text:span> to make column names more readable. </text:p>
        </text:list-item>
      </text:list>
      <text:p text:style-name="Horizontal_20_Line"/>
      <text:h text:style-name="Heading_20_3" text:outline-level="3">✅ <text:span text:style-name="Strong_20_Emphasis">6. INNER JOIN with Aggregations</text:span></text:h>
      <text:p text:style-name="Preformatted_20_Text"><text:span text:style-name="Source_20_Text">SELECT d.dept_name, COUNT(e.emp_id) AS EmployeeCount</text:span></text:p>
      <text:p text:style-name="Preformatted_20_Text"><text:span text:style-name="Source_20_Text">FROM employees e</text:span></text:p>
      <text:p text:style-name="Preformatted_20_Text"><text:span text:style-name="Source_20_Text">INNER JOIN departments d ON e.dept_id = d.dept_id</text:span></text:p>
      <text:p text:style-name="P3"><text:span text:style-name="Source_20_Text">GROUP BY d.dept_name;</text:span></text:p>
      <text:list xml:id="list2399115282" text:style-name="L26">
        <text:list-item>
          <text:p text:style-name="P36"><text:span text:style-name="Strong_20_Emphasis">Counts</text:span> employees in each department. </text:p>
        </text:list-item>
      </text:list>
      <text:p text:style-name="Horizontal_20_Line"/>
      <text:h text:style-name="Heading_20_3" text:outline-level="3">✅ <text:span text:style-name="Strong_20_Emphasis">7. INNER JOIN with Sorting (ORDER BY)</text:span></text:h>
      <text:p text:style-name="Preformatted_20_Text"><text:span text:style-name="Source_20_Text">SELECT e.name, d.dept_name</text:span></text:p>
      <text:p text:style-name="Preformatted_20_Text"><text:span text:style-name="Source_20_Text">FROM employees e</text:span></text:p>
      <text:p text:style-name="Preformatted_20_Text"><text:span text:style-name="Source_20_Text">INNER JOIN departments d ON e.dept_id = d.dept_id</text:span></text:p>
      <text:p text:style-name="P3"><text:span text:style-name="Source_20_Text">ORDER BY d.dept_name ASC;</text:span></text:p>
      <text:list xml:id="list245138959" text:style-name="L27">
        <text:list-item>
          <text:p text:style-name="P37"><text:span text:style-name="Strong_20_Emphasis">Sorts</text:span> the result by department name. </text:p>
        </text:list-item>
      </text:list>
      <text:p text:style-name="Horizontal_20_Line"/>
      <text:h text:style-name="Heading_20_3" text:outline-level="3">✅ <text:span text:style-name="Strong_20_Emphasis">8. INNER JOIN with DISTINCT</text:span></text:h>
      <text:p text:style-name="Preformatted_20_Text"><text:span text:style-name="Source_20_Text">SELECT DISTINCT d.dept_name</text:span></text:p>
      <text:p text:style-name="Preformatted_20_Text"><text:span text:style-name="Source_20_Text">FROM employees e</text:span></text:p>
      <text:p text:style-name="P3"><text:span text:style-name="Source_20_Text">INNER JOIN departments d ON e.dept_id = d.dept_id;</text:span></text:p>
      <text:list xml:id="list291487284" text:style-name="L28">
        <text:list-item>
          <text:p text:style-name="P38">Removes <text:span text:style-name="Strong_20_Emphasis">duplicate</text:span> department names. </text:p>
        </text:list-item>
      </text:list>
      <text:p text:style-name="Horizontal_20_Line"/>
      <text:h text:style-name="Heading_20_3" text:outline-level="3">✅ <text:span text:style-name="Strong_20_Emphasis">9. INNER JOIN with LIMIT</text:span></text:h>
      <text:p text:style-name="Preformatted_20_Text"><text:span text:style-name="Source_20_Text">SELECT e.name, d.dept_name</text:span></text:p>
      <text:p text:style-name="Preformatted_20_Text"><text:span text:style-name="Source_20_Text">FROM employees e</text:span></text:p>
      <text:p text:style-name="Preformatted_20_Text"><text:span text:style-name="Source_20_Text">INNER JOIN departments d ON e.dept_id = d.dept_id</text:span></text:p>
      <text:p text:style-name="P3"><text:span text:style-name="Source_20_Text">LIMIT 5;</text:span></text:p>
      <text:list xml:id="list3738716926" text:style-name="L29">
        <text:list-item>
          <text:p text:style-name="P39"><text:span text:style-name="Strong_20_Emphasis">Restricts</text:span> the number of rows returned. </text:p>
        </text:list-item>
      </text:list>
      <text:p text:style-name="Horizontal_20_Line"/>
      <text:h text:style-name="Heading_20_3" text:outline-level="3">✅ <text:span text:style-name="Strong_20_Emphasis">10. INNER JOIN on Multiple Tables</text:span></text:h>
      <text:p text:style-name="Preformatted_20_Text"><text:span text:style-name="Source_20_Text">SELECT e.name, d.dept_name, m.manager_name</text:span></text:p>
      <text:p text:style-name="Preformatted_20_Text"><text:span text:style-name="Source_20_Text">FROM employees e</text:span></text:p>
      <text:p text:style-name="Preformatted_20_Text"><text:span text:style-name="Source_20_Text">INNER JOIN departments d ON e.dept_id = d.dept_id</text:span></text:p>
      <text:p text:style-name="P3"><text:span text:style-name="Source_20_Text">INNER JOIN managers m ON d.manager_id = m.manager_id;</text:span></text:p>
      <text:list xml:id="list4269941173" text:style-name="L30">
        <text:list-item>
          <text:p text:style-name="P40"><text:soft-page-break/>Joins <text:span text:style-name="Strong_20_Emphasis">three tables</text:span>. </text:p>
        </text:list-item>
      </text:list>
      <text:p text:style-name="Horizontal_20_Line"/>
      <text:h text:style-name="Heading_20_2" text:outline-level="2"><text:span text:style-name="Strong_20_Emphasis">2️⃣ Situations Where INNER JOIN Acts Differently</text:span></text:h>
      <text:h text:style-name="Heading_20_3" text:outline-level="3">✅ <text:span text:style-name="Strong_20_Emphasis">1. When There’s No Match in the Second Table</text:span></text:h>
      <text:p text:style-name="Preformatted_20_Text"><text:span text:style-name="Source_20_Text">SELECT e.name, d.dept_name</text:span></text:p>
      <text:p text:style-name="Preformatted_20_Text"><text:span text:style-name="Source_20_Text">FROM employees e</text:span></text:p>
      <text:p text:style-name="P3"><text:span text:style-name="Source_20_Text">INNER JOIN departments d ON e.dept_id = d.dept_id;</text:span></text:p>
      <text:list xml:id="list2812749951" text:style-name="L31">
        <text:list-item>
          <text:p text:style-name="P42">If an employee <text:span text:style-name="Strong_20_Emphasis">doesn’t</text:span> have a <text:span text:style-name="Source_20_Text">dept_id</text:span> in <text:span text:style-name="Source_20_Text">departments</text:span>, they <text:span text:style-name="Strong_20_Emphasis">won't</text:span> appear in the results. </text:p>
        </text:list-item>
        <text:list-item>
          <text:p text:style-name="P41"><text:span text:style-name="Strong_20_Emphasis">Different from LEFT JOIN</text:span>, which would include them with <text:span text:style-name="Source_20_Text">NULL</text:span> values. </text:p>
        </text:list-item>
      </text:list>
      <text:p text:style-name="Horizontal_20_Line"/>
      <text:h text:style-name="Heading_20_3" text:outline-level="3">✅ <text:span text:style-name="Strong_20_Emphasis">2. When a Filter is Applied Before vs. After the Join</text:span></text:h>
      <text:p text:style-name="Preformatted_20_Text"><text:span text:style-name="Source_20_Text">-- Filter before join (restricts employees before matching)</text:span></text:p>
      <text:p text:style-name="Preformatted_20_Text"><text:span text:style-name="Source_20_Text">SELECT e.name, d.dept_name</text:span></text:p>
      <text:p text:style-name="Preformatted_20_Text"><text:span text:style-name="Source_20_Text">FROM employees e</text:span></text:p>
      <text:p text:style-name="Preformatted_20_Text"><text:span text:style-name="Source_20_Text">INNER JOIN departments d ON e.dept_id = d.dept_id</text:span></text:p>
      <text:p text:style-name="P3"><text:span text:style-name="Source_20_Text">WHERE e.status = 'Active';</text:span></text:p>
      <text:p text:style-name="Preformatted_20_Text"><text:span text:style-name="Source_20_Text">-- Filter after join (matches first, then filters)</text:span></text:p>
      <text:p text:style-name="Preformatted_20_Text"><text:span text:style-name="Source_20_Text">SELECT e.name, d.dept_name</text:span></text:p>
      <text:p text:style-name="Preformatted_20_Text"><text:span text:style-name="Source_20_Text">FROM (SELECT * FROM employees WHERE status = 'Active') e</text:span></text:p>
      <text:p text:style-name="P3"><text:span text:style-name="Source_20_Text">INNER JOIN departments d ON e.dept_id = d.dept_id;</text:span></text:p>
      <text:list xml:id="list3792458177" text:style-name="L32">
        <text:list-item>
          <text:p text:style-name="P43">The <text:span text:style-name="Strong_20_Emphasis">order</text:span> of filtering can change the result. </text:p>
        </text:list-item>
      </text:list>
      <text:p text:style-name="Horizontal_20_Line"/>
      <text:h text:style-name="Heading_20_3" text:outline-level="3">✅ <text:span text:style-name="Strong_20_Emphasis">3. When Used with </text:span><text:span text:style-name="Strong_20_Emphasis"><text:span text:style-name="Source_20_Text">ON</text:span></text:span><text:span text:style-name="Strong_20_Emphasis"> vs. </text:span><text:span text:style-name="Strong_20_Emphasis"><text:span text:style-name="Source_20_Text">USING</text:span></text:span></text:h>
      <text:p text:style-name="Preformatted_20_Text"><text:span text:style-name="Source_20_Text">SELECT e.name, d.dept_name</text:span></text:p>
      <text:p text:style-name="Preformatted_20_Text"><text:span text:style-name="Source_20_Text">FROM employees e</text:span></text:p>
      <text:p text:style-name="P3"><text:span text:style-name="Source_20_Text">INNER JOIN departments d USING (dept_id);</text:span></text:p>
      <text:list xml:id="list17771682" text:style-name="L33">
        <text:list-item>
          <text:p text:style-name="P45"><text:span text:style-name="Strong_20_Emphasis"><text:span text:style-name="Source_20_Text">USING</text:span></text:span> simplifies the join when both tables have a <text:span text:style-name="Strong_20_Emphasis">column with the same name</text:span>. </text:p>
        </text:list-item>
        <text:list-item>
          <text:p text:style-name="P44">Equivalent to: </text:p>
        </text:list-item>
      </text:list>
      <text:p text:style-name="P3"><text:span text:style-name="Source_20_Text">ON e.dept_id = d.dept_id;</text:span></text:p>
      <text:p text:style-name="Horizontal_20_Line"/>
      <text:h text:style-name="Heading_20_3" text:outline-level="3">✅ <text:span text:style-name="Strong_20_Emphasis">4. When Used with Self-Join</text:span></text:h>
      <text:p text:style-name="Preformatted_20_Text"><text:span text:style-name="Source_20_Text">SELECT e1.name AS Employee, e2.name AS Manager</text:span></text:p>
      <text:p text:style-name="Preformatted_20_Text"><text:span text:style-name="Source_20_Text">FROM employees e1</text:span></text:p>
      <text:p text:style-name="P3"><text:span text:style-name="Source_20_Text">INNER JOIN employees e2 ON e1.manager_id = e2.emp_id;</text:span></text:p>
      <text:list xml:id="list2671521561" text:style-name="L34">
        <text:list-item>
          <text:p text:style-name="P46">Joins <text:span text:style-name="Strong_20_Emphasis">employees to themselves</text:span> to find their <text:span text:style-name="Strong_20_Emphasis">managers</text:span>. </text:p>
        </text:list-item>
      </text:list>
      <text:p text:style-name="Horizontal_20_Line"/>
      <text:h text:style-name="Heading_20_3" text:outline-level="3"><text:soft-page-break/>✅ <text:span text:style-name="Strong_20_Emphasis">5. When Used with Subqueries</text:span></text:h>
      <text:p text:style-name="Preformatted_20_Text"><text:span text:style-name="Source_20_Text">SELECT e.name, d.dept_name</text:span></text:p>
      <text:p text:style-name="Preformatted_20_Text"><text:span text:style-name="Source_20_Text">FROM employees e</text:span></text:p>
      <text:p text:style-name="Preformatted_20_Text"><text:span text:style-name="Source_20_Text">INNER JOIN (SELECT * FROM departments WHERE location = 'New York') d</text:span></text:p>
      <text:p text:style-name="P3"><text:span text:style-name="Source_20_Text">ON e.dept_id = d.dept_id;</text:span></text:p>
      <text:list xml:id="list352278833" text:style-name="L35">
        <text:list-item>
          <text:p text:style-name="P47">Joins with a <text:span text:style-name="Strong_20_Emphasis">filtered</text:span> set of departments. </text:p>
        </text:list-item>
      </text:list>
      <text:p text:style-name="Horizontal_20_Line"/>
      <text:h text:style-name="Heading_20_3" text:outline-level="3">✅ <text:span text:style-name="Strong_20_Emphasis">6. When INNER JOIN vs. LEFT JOIN</text:span></text:h>
      <text:p text:style-name="Preformatted_20_Text"><text:span text:style-name="Source_20_Text">-- INNER JOIN (Excludes employees without departments)</text:span></text:p>
      <text:p text:style-name="Preformatted_20_Text"><text:span text:style-name="Source_20_Text">SELECT e.name, d.dept_name</text:span></text:p>
      <text:p text:style-name="Preformatted_20_Text"><text:span text:style-name="Source_20_Text">FROM employees e</text:span></text:p>
      <text:p text:style-name="P3"><text:span text:style-name="Source_20_Text">INNER JOIN departments d ON e.dept_id = d.dept_id;</text:span></text:p>
      <text:p text:style-name="Preformatted_20_Text"><text:span text:style-name="Source_20_Text">-- LEFT JOIN (Includes all employees, even those without departments)</text:span></text:p>
      <text:p text:style-name="Preformatted_20_Text"><text:span text:style-name="Source_20_Text">SELECT e.name, d.dept_name</text:span></text:p>
      <text:p text:style-name="Preformatted_20_Text"><text:span text:style-name="Source_20_Text">FROM employees e</text:span></text:p>
      <text:p text:style-name="P3"><text:span text:style-name="Source_20_Text">LEFT JOIN departments d ON e.dept_id = d.dept_id;</text:span></text:p>
      <text:list xml:id="list1957509562" text:style-name="L36">
        <text:list-item>
          <text:p text:style-name="P48"><text:span text:style-name="Strong_20_Emphasis">INNER JOIN excludes unmatched rows, LEFT JOIN includes them</text:span> with <text:span text:style-name="Source_20_Text">NULL</text:span> values. </text:p>
        </text:list-item>
      </text:list>
      <text:p text:style-name="Horizontal_20_Line"/>
      <text:h text:style-name="Heading_20_2" text:outline-level="2"><text:span text:style-name="Strong_20_Emphasis">3️⃣ When to Use INNER JOIN?</text:span></text:h>
      <text:p text:style-name="Text_20_body">✅ <text:span text:style-name="Strong_20_Emphasis">1. When You Need Only Matching Data</text:span></text:p>
      <text:list xml:id="list2655720873" text:style-name="L37">
        <text:list-item>
          <text:p text:style-name="P49">Example: Finding employees <text:span text:style-name="Strong_20_Emphasis">who belong to a department</text:span>. </text:p>
        </text:list-item>
      </text:list>
      <text:p text:style-name="Text_20_body">✅ <text:span text:style-name="Strong_20_Emphasis">2. When Filtering Data by a Related Table</text:span></text:p>
      <text:list xml:id="list3974412837" text:style-name="L38">
        <text:list-item>
          <text:p text:style-name="P50">Example: Finding employees <text:span text:style-name="Strong_20_Emphasis">only in active departments</text:span>. </text:p>
        </text:list-item>
      </text:list>
      <text:p text:style-name="Text_20_body">✅ <text:span text:style-name="Strong_20_Emphasis">3. When Aggregating Related Data</text:span></text:p>
      <text:list xml:id="list3259478813" text:style-name="L39">
        <text:list-item>
          <text:p text:style-name="P51">Example: Counting employees <text:span text:style-name="Strong_20_Emphasis">per department</text:span>. </text:p>
        </text:list-item>
      </text:list>
      <text:p text:style-name="Text_20_body">✅ <text:span text:style-name="Strong_20_Emphasis">4. When Joining Multiple Related Tables</text:span></text:p>
      <text:list xml:id="list2763364809" text:style-name="L40">
        <text:list-item>
          <text:p text:style-name="P52">Example: <text:span text:style-name="Strong_20_Emphasis">Employees → Departments → Managers</text:span>. </text:p>
        </text:list-item>
      </text:list>
      <text:p text:style-name="Text_20_body">✅ <text:span text:style-name="Strong_20_Emphasis">5. When Ensuring Data Integrity</text:span></text:p>
      <text:list xml:id="list1758669333" text:style-name="L41">
        <text:list-item>
          <text:p text:style-name="P53">Example: Avoiding <text:span text:style-name="Source_20_Text">NULL</text:span> values from missing relations. </text:p>
        </text:list-item>
      </text:list>
      <text:p text:style-name="Horizontal_20_Line"/>
      <text:h text:style-name="Heading_20_2" text:outline-level="2"><text:span text:style-name="Strong_20_Emphasis">4️⃣ When to Avoid INNER JOIN?</text:span></text:h>
      <text:p text:style-name="Text_20_body">❌ <text:span text:style-name="Strong_20_Emphasis">1. When You Need to Keep Unmatched Rows</text:span></text:p>
      <text:list xml:id="list2998184945" text:style-name="L42">
        <text:list-item>
          <text:p text:style-name="P54">Use <text:span text:style-name="Strong_20_Emphasis">LEFT JOIN</text:span> instead. </text:p>
        </text:list-item>
      </text:list>
      <text:p text:style-name="Text_20_body">❌ <text:span text:style-name="Strong_20_Emphasis">2. When Tables Are Very Large</text:span></text:p>
      <text:list xml:id="list2030363717" text:style-name="L43">
        <text:list-item>
          <text:p text:style-name="P55">Ensure proper <text:span text:style-name="Strong_20_Emphasis">indexes</text:span> to optimize performance. </text:p>
        </text:list-item>
      </text:list>
      <text:p text:style-name="Text_20_body"><text:soft-page-break/>❌ <text:span text:style-name="Strong_20_Emphasis">3. When Unnecessary Joins Exist</text:span></text:p>
      <text:list xml:id="list2317949850" text:style-name="L44">
        <text:list-item>
          <text:p text:style-name="P56">Only join when required to <text:span text:style-name="Strong_20_Emphasis">avoid performance slowdowns</text:span>. </text:p>
        </text:list-item>
      </text:list>
      <text:p text:style-name="Text_20_body">❌ <text:span text:style-name="Strong_20_Emphasis">4. When Filtering Could Be Done First</text:span></text:p>
      <text:list xml:id="list3620770748" text:style-name="L45">
        <text:list-item>
          <text:p text:style-name="P57">Example: </text:p>
        </text:list-item>
      </text:list>
      <text:p text:style-name="Preformatted_20_Text"><text:span text:style-name="Source_20_Text">-- Less Efficient (Joins all employees, then filters)</text:span></text:p>
      <text:p text:style-name="Preformatted_20_Text"><text:span text:style-name="Source_20_Text">SELECT e.name FROM employees e INNER JOIN departments d ON e.dept_id = d.dept_id WHERE d.location = 'NY';</text:span></text:p>
      <text:p text:style-name="Preformatted_20_Text"/>
      <text:p text:style-name="Preformatted_20_Text"><text:span text:style-name="Source_20_Text">-- More Efficient (Filters departments first, then joins)</text:span></text:p>
      <text:p text:style-name="P3"><text:span text:style-name="Source_20_Text">SELECT e.name FROM employees e INNER JOIN (SELECT * FROM departments WHERE location = 'NY') d ON e.dept_id = d.dept_id;</text:span></text:p>
      <text:list xml:id="list2389230568" text:style-name="L46">
        <text:list-item>
          <text:p text:style-name="P58"><text:span text:style-name="Strong_20_Emphasis">Optimize joins by filtering before joining</text:span>. </text:p>
        </text:list-item>
      </text:list>
      <text:p text:style-name="Horizontal_20_Line"/>
      <text:h text:style-name="Heading_20_2" text:outline-level="2"><text:span text:style-name="Strong_20_Emphasis">5️⃣ Optimization Tips</text:span></text:h>
      <text:p text:style-name="Text_20_body">✅ <text:span text:style-name="Strong_20_Emphasis">Use </text:span><text:span text:style-name="Strong_20_Emphasis"><text:span text:style-name="Source_20_Text">EXPLAIN</text:span></text:span><text:span text:style-name="Strong_20_Emphasis"> to Analyze Query Performance</text:span></text:p>
      <text:p text:style-name="P3"><text:span text:style-name="Source_20_Text">EXPLAIN SELECT e.*, d.* FROM employees e INNER JOIN departments d ON e.dept_id = d.dept_id;</text:span></text:p>
      <text:p text:style-name="Text_20_body">✅ <text:span text:style-name="Strong_20_Emphasis">Ensure Indexes Exist on Join Columns</text:span></text:p>
      <text:p text:style-name="Preformatted_20_Text"><text:span text:style-name="Source_20_Text">CREATE INDEX idx_dept_id ON employees(dept_id);</text:span></text:p>
      <text:p text:style-name="P3"><text:span text:style-name="Source_20_Text">CREATE INDEX idx_dept_id ON departments(dept_id);</text:span></text:p>
      <text:p text:style-name="Text_20_body">✅ <text:span text:style-name="Strong_20_Emphasis">Use </text:span><text:span text:style-name="Strong_20_Emphasis"><text:span text:style-name="Source_20_Text">LIMIT</text:span></text:span><text:span text:style-name="Strong_20_Emphasis"> to Reduce Large Results</text:span></text:p>
      <text:p text:style-name="P3"><text:span text:style-name="Source_20_Text">SELECT e.*, d.* FROM employees e INNER JOIN departments d ON e.dept_id = d.dept_id LIMIT 100;</text:span></text:p>
      <text:p text:style-name="Horizontal_20_Line"/>
      <text:h text:style-name="Heading_20_2" text:outline-level="2"><text:span text:style-name="Strong_20_Emphasis">6️⃣ Summary</text:span></text:h>
      <text:list xml:id="list296916187" text:style-name="L47">
        <text:list-item>
          <text:p text:style-name="P60"><text:span text:style-name="Strong_20_Emphasis">INNER JOIN retrieves only matching rows</text:span> from both tables. </text:p>
        </text:list-item>
        <text:list-item>
          <text:p text:style-name="P60"><text:span text:style-name="Strong_20_Emphasis">Acts differently</text:span> with filtering, aggregations, <text:span text:style-name="Source_20_Text">ON</text:span> vs. <text:span text:style-name="Source_20_Text">USING</text:span>, self-joins, subqueries, etc. </text:p>
        </text:list-item>
        <text:list-item>
          <text:p text:style-name="P60"><text:span text:style-name="Strong_20_Emphasis">Best used</text:span> for <text:span text:style-name="Strong_20_Emphasis">related data, filtering, and aggregation</text:span>. </text:p>
        </text:list-item>
        <text:list-item>
          <text:p text:style-name="P59"><text:span text:style-name="Strong_20_Emphasis">Avoid when you need unmatched rows</text:span> (use LEFT JOIN instead). </text:p>
        </text:list-item>
      </text:list>
      <text:p text:style-name="Text_20_body">Would you like more details on a specific aspect? 🚀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1" text:outline-level="3"><text:soft-page-break/><text:span text:style-name="Strong_20_Emphasis">LEFT OUTER JOIN in MySQL</text:span></text:h>
      <text:p text:style-name="Text_20_body">A <text:span text:style-name="Strong_20_Emphasis">LEFT OUTER JOIN</text:span> (commonly called <text:span text:style-name="Strong_20_Emphasis">LEFT JOIN</text:span>) retrieves <text:span text:style-name="Strong_20_Emphasis">all records from the left table</text:span> and only the <text:span text:style-name="Strong_20_Emphasis">matching records</text:span> from the right table. If no match is found in the right table, <text:span text:style-name="Strong_20_Emphasis">NULL values</text:span> are returned for the right table's columns.</text:p>
      <text:p text:style-name="Horizontal_20_Line"/>
      <text:h text:style-name="Heading_20_2" text:outline-level="2"><text:span text:style-name="Strong_20_Emphasis">1️⃣ Techniques to Use LEFT JOIN</text:span></text:h>
      <text:h text:style-name="Heading_20_3" text:outline-level="3">✅ <text:span text:style-name="Strong_20_Emphasis">1. Using Explicit LEFT JOIN (Recommended)</text:span></text:h>
      <text:p text:style-name="Preformatted_20_Text"><text:span text:style-name="Source_20_Text">SELECT e.*, d.*</text:span></text:p>
      <text:p text:style-name="Preformatted_20_Text"><text:span text:style-name="Source_20_Text">FROM employees e</text:span></text:p>
      <text:p text:style-name="P3"><text:span text:style-name="Source_20_Text">LEFT JOIN departments d ON e.dept_id = d.dept_id;</text:span></text:p>
      <text:list xml:id="list3516225649" text:style-name="L48">
        <text:list-item>
          <text:p text:style-name="P62">Retrieves <text:span text:style-name="Strong_20_Emphasis">all employees</text:span> and their <text:span text:style-name="Strong_20_Emphasis">corresponding departments</text:span>. </text:p>
        </text:list-item>
        <text:list-item>
          <text:p text:style-name="P61">If an <text:span text:style-name="Strong_20_Emphasis">employee has no department</text:span>, <text:span text:style-name="Source_20_Text">NULL</text:span> values appear in department columns. </text:p>
        </text:list-item>
      </text:list>
      <text:p text:style-name="Horizontal_20_Line"/>
      <text:h text:style-name="Heading_20_3" text:outline-level="3">✅ <text:span text:style-name="Strong_20_Emphasis">2. Using LEFT JOIN with Specific Columns</text:span></text:h>
      <text:p text:style-name="Preformatted_20_Text"><text:span text:style-name="Source_20_Text">SELECT e.name, e.email, d.dept_name, d.location</text:span></text:p>
      <text:p text:style-name="Preformatted_20_Text"><text:span text:style-name="Source_20_Text">FROM employees e</text:span></text:p>
      <text:p text:style-name="P3"><text:span text:style-name="Source_20_Text">LEFT JOIN departments d ON e.dept_id = d.dept_id;</text:span></text:p>
      <text:list xml:id="list2565799255" text:style-name="L49">
        <text:list-item>
          <text:p text:style-name="P63">Selects only <text:span text:style-name="Strong_20_Emphasis">necessary columns</text:span> for better performance. </text:p>
        </text:list-item>
      </text:list>
      <text:p text:style-name="Horizontal_20_Line"/>
      <text:h text:style-name="Heading_20_3" text:outline-level="3">✅ <text:span text:style-name="Strong_20_Emphasis">3. LEFT JOIN with Filtering (</text:span><text:span text:style-name="Strong_20_Emphasis"><text:span text:style-name="Source_20_Text">WHERE</text:span></text:span><text:span text:style-name="Strong_20_Emphasis"> vs. </text:span><text:span text:style-name="Strong_20_Emphasis"><text:span text:style-name="Source_20_Text">ON</text:span></text:span><text:span text:style-name="Strong_20_Emphasis">)</text:span></text:h>
      <text:p text:style-name="Preformatted_20_Text"><text:span text:style-name="Source_20_Text">SELECT e.name, d.dept_name</text:span></text:p>
      <text:p text:style-name="Preformatted_20_Text"><text:span text:style-name="Source_20_Text">FROM employees e</text:span></text:p>
      <text:p text:style-name="P3"><text:span text:style-name="Source_20_Text">LEFT JOIN departments d ON e.dept_id = d.dept_id AND d.location = 'New York';</text:span></text:p>
      <text:list xml:id="list2344321178" text:style-name="L50">
        <text:list-item>
          <text:p text:style-name="P65">This <text:span text:style-name="Strong_20_Emphasis">filters inside the join</text:span> (affects matching process). </text:p>
        </text:list-item>
        <text:list-item>
          <text:p text:style-name="P64"><text:span text:style-name="Strong_20_Emphasis">Only employees with a department in ‘New York’ are matched</text:span>; others still appear but with <text:span text:style-name="Source_20_Text">NULL</text:span>. </text:p>
        </text:list-item>
      </text:list>
      <text:p text:style-name="Preformatted_20_Text"><text:span text:style-name="Source_20_Text">SELECT e.name, d.dept_name</text:span></text:p>
      <text:p text:style-name="Preformatted_20_Text"><text:span text:style-name="Source_20_Text">FROM employees e</text:span></text:p>
      <text:p text:style-name="Preformatted_20_Text"><text:span text:style-name="Source_20_Text">LEFT JOIN departments d ON e.dept_id = d.dept_id</text:span></text:p>
      <text:p text:style-name="P3"><text:span text:style-name="Source_20_Text">WHERE d.location = 'New York';</text:span></text:p>
      <text:list xml:id="list1068656458" text:style-name="L51">
        <text:list-item>
          <text:p text:style-name="P67">This <text:span text:style-name="Strong_20_Emphasis">filters after the join</text:span> (affects final results). </text:p>
        </text:list-item>
        <text:list-item>
          <text:p text:style-name="P66"><text:span text:style-name="Strong_20_Emphasis">Employees without a department are removed</text:span>, making it behave <text:span text:style-name="Strong_20_Emphasis">like an INNER JOIN</text:span>. </text:p>
        </text:list-item>
      </text:list>
      <text:p text:style-name="Horizontal_20_Line"/>
      <text:h text:style-name="Heading_20_3" text:outline-level="3">✅ <text:span text:style-name="Strong_20_Emphasis">4. LEFT JOIN with Aggregations</text:span></text:h>
      <text:p text:style-name="Preformatted_20_Text"><text:span text:style-name="Source_20_Text">SELECT d.dept_name, COUNT(e.emp_id) AS EmployeeCount</text:span></text:p>
      <text:p text:style-name="Preformatted_20_Text"><text:span text:style-name="Source_20_Text">FROM departments d</text:span></text:p>
      <text:p text:style-name="Preformatted_20_Text"><text:span text:style-name="Source_20_Text">LEFT JOIN employees e ON d.dept_id = e.dept_id</text:span></text:p>
      <text:p text:style-name="P3"><text:span text:style-name="Source_20_Text">GROUP BY d.dept_name;</text:span></text:p>
      <text:list xml:id="list3642429463" text:style-name="L52">
        <text:list-item>
          <text:p text:style-name="P68"><text:soft-page-break/>Ensures <text:span text:style-name="Strong_20_Emphasis">departments with no employees</text:span> still appear, but <text:span text:style-name="Source_20_Text">EmployeeCount</text:span> will be <text:span text:style-name="Strong_20_Emphasis">0</text:span> instead of missing. </text:p>
        </text:list-item>
      </text:list>
      <text:p text:style-name="Horizontal_20_Line"/>
      <text:h text:style-name="Heading_20_3" text:outline-level="3">✅ <text:span text:style-name="Strong_20_Emphasis">5. LEFT JOIN with Sorting</text:span></text:h>
      <text:p text:style-name="Preformatted_20_Text"><text:span text:style-name="Source_20_Text">SELECT e.name, d.dept_name</text:span></text:p>
      <text:p text:style-name="Preformatted_20_Text"><text:span text:style-name="Source_20_Text">FROM employees e</text:span></text:p>
      <text:p text:style-name="Preformatted_20_Text"><text:span text:style-name="Source_20_Text">LEFT JOIN departments d ON e.dept_id = d.dept_id</text:span></text:p>
      <text:p text:style-name="P3"><text:span text:style-name="Source_20_Text">ORDER BY d.dept_name ASC;</text:span></text:p>
      <text:list xml:id="list4106088364" text:style-name="L53">
        <text:list-item>
          <text:p text:style-name="P69"><text:span text:style-name="Strong_20_Emphasis">Sorts by department name</text:span>, placing <text:span text:style-name="Source_20_Text">NULL</text:span> values <text:span text:style-name="Strong_20_Emphasis">at the beginning</text:span>. </text:p>
        </text:list-item>
      </text:list>
      <text:p text:style-name="Horizontal_20_Line"/>
      <text:h text:style-name="Heading_20_3" text:outline-level="3">✅ <text:span text:style-name="Strong_20_Emphasis">6. LEFT JOIN with NULL Filtering (</text:span><text:span text:style-name="Strong_20_Emphasis"><text:span text:style-name="Source_20_Text">IS NULL</text:span></text:span><text:span text:style-name="Strong_20_Emphasis">)</text:span></text:h>
      <text:p text:style-name="Preformatted_20_Text"><text:span text:style-name="Source_20_Text">SELECT e.*</text:span></text:p>
      <text:p text:style-name="Preformatted_20_Text"><text:span text:style-name="Source_20_Text">FROM employees e</text:span></text:p>
      <text:p text:style-name="Preformatted_20_Text"><text:span text:style-name="Source_20_Text">LEFT JOIN departments d ON e.dept_id = d.dept_id</text:span></text:p>
      <text:p text:style-name="P3"><text:span text:style-name="Source_20_Text">WHERE d.dept_id IS NULL;</text:span></text:p>
      <text:list xml:id="list131044775" text:style-name="L54">
        <text:list-item>
          <text:p text:style-name="P71">Retrieves <text:span text:style-name="Strong_20_Emphasis">employees who have no department</text:span>. </text:p>
        </text:list-item>
        <text:list-item>
          <text:p text:style-name="P70">Uses <text:span text:style-name="Source_20_Text">IS NULL</text:span> because <text:span text:style-name="Source_20_Text">d.dept_id</text:span> will be <text:span text:style-name="Strong_20_Emphasis">NULL</text:span> if no match exists. </text:p>
        </text:list-item>
      </text:list>
      <text:p text:style-name="Horizontal_20_Line"/>
      <text:h text:style-name="Heading_20_3" text:outline-level="3">✅ <text:span text:style-name="Strong_20_Emphasis">7. LEFT JOIN on Multiple Tables</text:span></text:h>
      <text:p text:style-name="Preformatted_20_Text"><text:span text:style-name="Source_20_Text">SELECT e.name, d.dept_name, m.manager_name</text:span></text:p>
      <text:p text:style-name="Preformatted_20_Text"><text:span text:style-name="Source_20_Text">FROM employees e</text:span></text:p>
      <text:p text:style-name="Preformatted_20_Text"><text:span text:style-name="Source_20_Text">LEFT JOIN departments d ON e.dept_id = d.dept_id</text:span></text:p>
      <text:p text:style-name="P3"><text:span text:style-name="Source_20_Text">LEFT JOIN managers m ON d.manager_id = m.manager_id;</text:span></text:p>
      <text:list xml:id="list2210950757" text:style-name="L55">
        <text:list-item>
          <text:p text:style-name="P72">Joins <text:span text:style-name="Strong_20_Emphasis">three tables</text:span> while keeping <text:span text:style-name="Strong_20_Emphasis">unmatched data</text:span>. </text:p>
        </text:list-item>
      </text:list>
      <text:p text:style-name="Horizontal_20_Line"/>
      <text:h text:style-name="Heading_20_3" text:outline-level="3">✅ <text:span text:style-name="Strong_20_Emphasis">8. LEFT JOIN with DISTINCT</text:span></text:h>
      <text:p text:style-name="Preformatted_20_Text"><text:span text:style-name="Source_20_Text">SELECT DISTINCT d.dept_name</text:span></text:p>
      <text:p text:style-name="Preformatted_20_Text"><text:span text:style-name="Source_20_Text">FROM employees e</text:span></text:p>
      <text:p text:style-name="P3"><text:span text:style-name="Source_20_Text">LEFT JOIN departments d ON e.dept_id = d.dept_id;</text:span></text:p>
      <text:list xml:id="list3018238959" text:style-name="L56">
        <text:list-item>
          <text:p text:style-name="P73">Ensures <text:span text:style-name="Strong_20_Emphasis">no duplicate department names</text:span> appear. </text:p>
        </text:list-item>
      </text:list>
      <text:p text:style-name="Horizontal_20_Line"/>
      <text:h text:style-name="Heading_20_3" text:outline-level="3">✅ <text:span text:style-name="Strong_20_Emphasis">9. LEFT JOIN with LIMIT</text:span></text:h>
      <text:p text:style-name="Preformatted_20_Text"><text:span text:style-name="Source_20_Text">SELECT e.name, d.dept_name</text:span></text:p>
      <text:p text:style-name="Preformatted_20_Text"><text:span text:style-name="Source_20_Text">FROM employees e</text:span></text:p>
      <text:p text:style-name="Preformatted_20_Text"><text:span text:style-name="Source_20_Text">LEFT JOIN departments d ON e.dept_id = d.dept_id</text:span></text:p>
      <text:p text:style-name="P3"><text:span text:style-name="Source_20_Text">LIMIT 5;</text:span></text:p>
      <text:list xml:id="list4079440702" text:style-name="L57">
        <text:list-item>
          <text:p text:style-name="P74"><text:span text:style-name="Strong_20_Emphasis">Restricts</text:span> the number of rows returned. </text:p>
        </text:list-item>
      </text:list>
      <text:p text:style-name="Horizontal_20_Line"/>
      <text:h text:style-name="Heading_20_3" text:outline-level="3"><text:soft-page-break/>✅ <text:span text:style-name="Strong_20_Emphasis">10. LEFT JOIN vs. USING</text:span></text:h>
      <text:p text:style-name="Preformatted_20_Text"><text:span text:style-name="Source_20_Text">SELECT e.name, d.dept_name</text:span></text:p>
      <text:p text:style-name="Preformatted_20_Text"><text:span text:style-name="Source_20_Text">FROM employees e</text:span></text:p>
      <text:p text:style-name="P3"><text:span text:style-name="Source_20_Text">LEFT JOIN departments d USING (dept_id);</text:span></text:p>
      <text:list xml:id="list995584883" text:style-name="L58">
        <text:list-item>
          <text:p text:style-name="P76"><text:span text:style-name="Strong_20_Emphasis">Simplifies syntax</text:span> when both tables have a <text:span text:style-name="Strong_20_Emphasis">column with the same name</text:span>. </text:p>
        </text:list-item>
        <text:list-item>
          <text:p text:style-name="P75">Equivalent to: </text:p>
        </text:list-item>
      </text:list>
      <text:p text:style-name="P3"><text:span text:style-name="Source_20_Text">ON e.dept_id = d.dept_id;</text:span></text:p>
      <text:p text:style-name="Horizontal_20_Line"/>
      <text:h text:style-name="Heading_20_2" text:outline-level="2"><text:span text:style-name="Strong_20_Emphasis">2️⃣ Situations Where LEFT JOIN Acts Differently</text:span></text:h>
      <text:h text:style-name="Heading_20_3" text:outline-level="3">✅ <text:span text:style-name="Strong_20_Emphasis">1. When There’s No Match in the Right Table</text:span></text:h>
      <text:p text:style-name="Preformatted_20_Text"><text:span text:style-name="Source_20_Text">SELECT e.name, d.dept_name</text:span></text:p>
      <text:p text:style-name="Preformatted_20_Text"><text:span text:style-name="Source_20_Text">FROM employees e</text:span></text:p>
      <text:p text:style-name="P3"><text:span text:style-name="Source_20_Text">LEFT JOIN departments d ON e.dept_id = d.dept_id;</text:span></text:p>
      <text:list xml:id="list2030472055" text:style-name="L59">
        <text:list-item>
          <text:p text:style-name="P77">Employees <text:span text:style-name="Strong_20_Emphasis">without a department</text:span> will still be included with <text:span text:style-name="Source_20_Text">NULL</text:span> values. </text:p>
        </text:list-item>
      </text:list>
      <text:p text:style-name="Horizontal_20_Line"/>
      <text:h text:style-name="Heading_20_3" text:outline-level="3">✅ <text:span text:style-name="Strong_20_Emphasis">2. When Using </text:span><text:span text:style-name="Strong_20_Emphasis"><text:span text:style-name="Source_20_Text">WHERE</text:span></text:span><text:span text:style-name="Strong_20_Emphasis"> on the Right Table (Potential INNER JOIN Behavior)</text:span></text:h>
      <text:p text:style-name="Preformatted_20_Text"><text:span text:style-name="Source_20_Text">SELECT e.name, d.dept_name</text:span></text:p>
      <text:p text:style-name="Preformatted_20_Text"><text:span text:style-name="Source_20_Text">FROM employees e</text:span></text:p>
      <text:p text:style-name="Preformatted_20_Text"><text:span text:style-name="Source_20_Text">LEFT JOIN departments d ON e.dept_id = d.dept_id</text:span></text:p>
      <text:p text:style-name="P3"><text:span text:style-name="Source_20_Text">WHERE d.location = 'New York';</text:span></text:p>
      <text:list xml:id="list4210882257" text:style-name="L60">
        <text:list-item>
          <text:p text:style-name="P78">Employees <text:span text:style-name="Strong_20_Emphasis">without a department are removed</text:span>, making it behave like an <text:span text:style-name="Strong_20_Emphasis">INNER JOIN</text:span>. </text:p>
        </text:list-item>
      </text:list>
      <text:p text:style-name="Text_20_body">To <text:span text:style-name="Strong_20_Emphasis">preserve unmatched rows</text:span>, move the condition inside <text:span text:style-name="Source_20_Text">ON</text:span>:</text:p>
      <text:p text:style-name="Preformatted_20_Text"><text:span text:style-name="Source_20_Text">SELECT e.name, d.dept_name</text:span></text:p>
      <text:p text:style-name="Preformatted_20_Text"><text:span text:style-name="Source_20_Text">FROM employees e</text:span></text:p>
      <text:p text:style-name="P3"><text:span text:style-name="Source_20_Text">LEFT JOIN departments d ON e.dept_id = d.dept_id AND d.location = 'New York';</text:span></text:p>
      <text:p text:style-name="Horizontal_20_Line"/>
      <text:h text:style-name="Heading_20_3" text:outline-level="3">✅ <text:span text:style-name="Strong_20_Emphasis">3. When Counting with LEFT JOIN</text:span></text:h>
      <text:p text:style-name="Preformatted_20_Text"><text:span text:style-name="Source_20_Text">SELECT d.dept_name, COUNT(e.emp_id) AS EmployeeCount</text:span></text:p>
      <text:p text:style-name="Preformatted_20_Text"><text:span text:style-name="Source_20_Text">FROM departments d</text:span></text:p>
      <text:p text:style-name="Preformatted_20_Text"><text:span text:style-name="Source_20_Text">LEFT JOIN employees e ON d.dept_id = e.dept_id</text:span></text:p>
      <text:p text:style-name="P3"><text:span text:style-name="Source_20_Text">GROUP BY d.dept_name;</text:span></text:p>
      <text:list xml:id="list1980630207" text:style-name="L61">
        <text:list-item>
          <text:p text:style-name="P79">Departments <text:span text:style-name="Strong_20_Emphasis">with no employees still appear</text:span>, but <text:span text:style-name="Strong_20_Emphasis">COUNT() returns 0</text:span>. </text:p>
        </text:list-item>
      </text:list>
      <text:p text:style-name="Text_20_body">Using <text:span text:style-name="Source_20_Text">COUNT(*)</text:span> instead:</text:p>
      <text:p text:style-name="Preformatted_20_Text"><text:span text:style-name="Source_20_Text">SELECT d.dept_name, COUNT(*) AS TotalRows</text:span></text:p>
      <text:p text:style-name="Preformatted_20_Text"><text:span text:style-name="Source_20_Text">FROM departments d</text:span></text:p>
      <text:p text:style-name="Preformatted_20_Text"><text:span text:style-name="Source_20_Text">LEFT JOIN employees e ON d.dept_id = e.dept_id</text:span></text:p>
      <text:p text:style-name="P3"><text:span text:style-name="Source_20_Text">GROUP BY d.dept_name;</text:span></text:p>
      <text:list xml:id="list1052412690" text:style-name="L62">
        <text:list-item>
          <text:p text:style-name="P80"><text:soft-page-break/><text:span text:style-name="Strong_20_Emphasis">Counts all rows</text:span> (even if <text:span text:style-name="Source_20_Text">emp_id</text:span> is <text:span text:style-name="Source_20_Text">NULL</text:span>). </text:p>
        </text:list-item>
      </text:list>
      <text:p text:style-name="Horizontal_20_Line"/>
      <text:h text:style-name="Heading_20_3" text:outline-level="3">✅ <text:span text:style-name="Strong_20_Emphasis">4. When Used with </text:span><text:span text:style-name="Strong_20_Emphasis"><text:span text:style-name="Source_20_Text">IS NULL</text:span></text:span><text:span text:style-name="Strong_20_Emphasis"> to Find Unmatched Rows</text:span></text:h>
      <text:p text:style-name="Preformatted_20_Text"><text:span text:style-name="Source_20_Text">SELECT e.*</text:span></text:p>
      <text:p text:style-name="Preformatted_20_Text"><text:span text:style-name="Source_20_Text">FROM employees e</text:span></text:p>
      <text:p text:style-name="Preformatted_20_Text"><text:span text:style-name="Source_20_Text">LEFT JOIN departments d ON e.dept_id = d.dept_id</text:span></text:p>
      <text:p text:style-name="P3"><text:span text:style-name="Source_20_Text">WHERE d.dept_id IS NULL;</text:span></text:p>
      <text:list xml:id="list503167812" text:style-name="L63">
        <text:list-item>
          <text:p text:style-name="P81">Retrieves <text:span text:style-name="Strong_20_Emphasis">employees without departments</text:span>. </text:p>
        </text:list-item>
      </text:list>
      <text:p text:style-name="Horizontal_20_Line"/>
      <text:h text:style-name="Heading_20_3" text:outline-level="3">✅ <text:span text:style-name="Strong_20_Emphasis">5. When Sorting with </text:span><text:span text:style-name="Strong_20_Emphasis"><text:span text:style-name="Source_20_Text">NULL</text:span></text:span><text:span text:style-name="Strong_20_Emphasis"> Values</text:span></text:h>
      <text:p text:style-name="Preformatted_20_Text"><text:span text:style-name="Source_20_Text">SELECT e.name, d.dept_name</text:span></text:p>
      <text:p text:style-name="Preformatted_20_Text"><text:span text:style-name="Source_20_Text">FROM employees e</text:span></text:p>
      <text:p text:style-name="Preformatted_20_Text"><text:span text:style-name="Source_20_Text">LEFT JOIN departments d ON e.dept_id = d.dept_id</text:span></text:p>
      <text:p text:style-name="P3"><text:span text:style-name="Source_20_Text">ORDER BY d.dept_name ASC;</text:span></text:p>
      <text:list xml:id="list1531000140" text:style-name="L64">
        <text:list-item>
          <text:p text:style-name="P82"><text:span text:style-name="Strong_20_Emphasis">NULL values appear first</text:span> when sorting in <text:span text:style-name="Strong_20_Emphasis">ascending</text:span> order. </text:p>
        </text:list-item>
      </text:list>
      <text:p text:style-name="Text_20_body">To move <text:span text:style-name="Source_20_Text">NULL</text:span> values to the bottom:</text:p>
      <text:p text:style-name="P3"><text:span text:style-name="Source_20_Text">ORDER BY d.dept_name IS NULL, d.dept_name ASC;</text:span></text:p>
      <text:p text:style-name="Horizontal_20_Line"/>
      <text:h text:style-name="Heading_20_2" text:outline-level="2"><text:span text:style-name="Strong_20_Emphasis">3️⃣ When to Use LEFT JOIN?</text:span></text:h>
      <text:p text:style-name="Text_20_body">✅ <text:span text:style-name="Strong_20_Emphasis">1. When You Need All Records from the Left Table</text:span></text:p>
      <text:list xml:id="list3806498510" text:style-name="L65">
        <text:list-item>
          <text:p text:style-name="P83">Example: <text:span text:style-name="Strong_20_Emphasis">All employees, even if they don't have a department</text:span>. </text:p>
        </text:list-item>
      </text:list>
      <text:p text:style-name="Text_20_body">✅ <text:span text:style-name="Strong_20_Emphasis">2. When Checking for Missing Data</text:span></text:p>
      <text:list xml:id="list2806596433" text:style-name="L66">
        <text:list-item>
          <text:p text:style-name="P84">Example: <text:span text:style-name="Strong_20_Emphasis">Find employees with no assigned department</text:span>. </text:p>
        </text:list-item>
      </text:list>
      <text:p text:style-name="Text_20_body">✅ <text:span text:style-name="Strong_20_Emphasis">3. When Aggregating Data Without Losing Rows</text:span></text:p>
      <text:list xml:id="list1112256189" text:style-name="L67">
        <text:list-item>
          <text:p text:style-name="P85">Example: <text:span text:style-name="Strong_20_Emphasis">Counting employees per department while keeping empty ones</text:span>. </text:p>
        </text:list-item>
      </text:list>
      <text:p text:style-name="Text_20_body">✅ <text:span text:style-name="Strong_20_Emphasis">4. When Keeping Optional Relationships</text:span></text:p>
      <text:list xml:id="list1336408963" text:style-name="L68">
        <text:list-item>
          <text:p text:style-name="P86">Example: <text:span text:style-name="Strong_20_Emphasis">A customer may or may not have an order</text:span>. </text:p>
        </text:list-item>
      </text:list>
      <text:p text:style-name="Text_20_body">✅ <text:span text:style-name="Strong_20_Emphasis">5. When Combining Multiple Tables and Keeping Main Data</text:span></text:p>
      <text:list xml:id="list4072156702" text:style-name="L69">
        <text:list-item>
          <text:p text:style-name="P87">Example: <text:span text:style-name="Strong_20_Emphasis">Employees → Departments → Managers</text:span>. </text:p>
        </text:list-item>
      </text:list>
      <text:p text:style-name="Horizontal_20_Line"/>
      <text:h text:style-name="Heading_20_2" text:outline-level="2"><text:span text:style-name="Strong_20_Emphasis">4️⃣ When to Avoid LEFT JOIN?</text:span></text:h>
      <text:p text:style-name="Text_20_body">❌ <text:span text:style-name="Strong_20_Emphasis">1. When You Only Need Matching Data</text:span></text:p>
      <text:list xml:id="list2720720688" text:style-name="L70">
        <text:list-item>
          <text:p text:style-name="P88">Use <text:span text:style-name="Strong_20_Emphasis">INNER JOIN</text:span> instead. </text:p>
        </text:list-item>
      </text:list>
      <text:p text:style-name="Text_20_body"><text:soft-page-break/>❌ <text:span text:style-name="Strong_20_Emphasis">2. When the Right Table Has No NULL Values</text:span></text:p>
      <text:list xml:id="list1099204668" text:style-name="L71">
        <text:list-item>
          <text:p text:style-name="P89">If all records have a match, <text:span text:style-name="Strong_20_Emphasis">INNER JOIN performs better</text:span>. </text:p>
        </text:list-item>
      </text:list>
      <text:p text:style-name="Text_20_body">❌ <text:span text:style-name="Strong_20_Emphasis">3. When Using </text:span><text:span text:style-name="Strong_20_Emphasis"><text:span text:style-name="Source_20_Text">WHERE</text:span></text:span><text:span text:style-name="Strong_20_Emphasis"> on the Right Table (Unintended INNER JOIN Effect)</text:span></text:p>
      <text:list xml:id="list2134726545" text:style-name="L72">
        <text:list-item>
          <text:p text:style-name="P90">Move filters inside <text:span text:style-name="Source_20_Text">ON</text:span> to <text:span text:style-name="Strong_20_Emphasis">preserve unmatched rows</text:span>. </text:p>
        </text:list-item>
      </text:list>
      <text:p text:style-name="Text_20_body">❌ <text:span text:style-name="Strong_20_Emphasis">4. When Performance is Critical on Large Tables</text:span></text:p>
      <text:list xml:id="list1956278293" text:style-name="L73">
        <text:list-item>
          <text:p text:style-name="P91">Ensure <text:span text:style-name="Strong_20_Emphasis">indexes</text:span> exist on join columns. </text:p>
        </text:list-item>
      </text:list>
      <text:p text:style-name="Horizontal_20_Line"/>
      <text:h text:style-name="Heading_20_2" text:outline-level="2"><text:span text:style-name="Strong_20_Emphasis">5️⃣ Optimization Tips</text:span></text:h>
      <text:p text:style-name="Text_20_body">✅ <text:span text:style-name="Strong_20_Emphasis">Use </text:span><text:span text:style-name="Strong_20_Emphasis"><text:span text:style-name="Source_20_Text">EXPLAIN</text:span></text:span><text:span text:style-name="Strong_20_Emphasis"> to Analyze Query Performance</text:span></text:p>
      <text:p text:style-name="P3"><text:span text:style-name="Source_20_Text">EXPLAIN SELECT e.*, d.* FROM employees e LEFT JOIN departments d ON e.dept_id = d.dept_id;</text:span></text:p>
      <text:p text:style-name="Text_20_body">✅ <text:span text:style-name="Strong_20_Emphasis">Ensure Indexes Exist on Join Columns</text:span></text:p>
      <text:p text:style-name="Preformatted_20_Text"><text:span text:style-name="Source_20_Text">CREATE INDEX idx_dept_id ON employees(dept_id);</text:span></text:p>
      <text:p text:style-name="P3"><text:span text:style-name="Source_20_Text">CREATE INDEX idx_dept_id ON departments(dept_id);</text:span></text:p>
      <text:p text:style-name="Text_20_body">✅ <text:span text:style-name="Strong_20_Emphasis">Use </text:span><text:span text:style-name="Strong_20_Emphasis"><text:span text:style-name="Source_20_Text">LIMIT</text:span></text:span><text:span text:style-name="Strong_20_Emphasis"> to Reduce Large Results</text:span></text:p>
      <text:p text:style-name="P3"><text:span text:style-name="Source_20_Text">SELECT e.*, d.* FROM employees e LEFT JOIN departments d ON e.dept_id = d.dept_id LIMIT 100;</text:span></text:p>
      <text:p text:style-name="Horizontal_20_Line"/>
      <text:h text:style-name="Heading_20_2" text:outline-level="2"><text:span text:style-name="Strong_20_Emphasis">6️⃣ Summary</text:span></text:h>
      <text:list xml:id="list3935148493" text:style-name="L74">
        <text:list-item>
          <text:p text:style-name="P93"><text:span text:style-name="Strong_20_Emphasis">LEFT JOIN retrieves all records from the left table and matched records from the right</text:span>. </text:p>
        </text:list-item>
        <text:list-item>
          <text:p text:style-name="P93"><text:span text:style-name="Strong_20_Emphasis">Acts differently</text:span> with filtering, aggregations, <text:span text:style-name="Source_20_Text">IS NULL</text:span>, sorting, etc. </text:p>
        </text:list-item>
        <text:list-item>
          <text:p text:style-name="P93"><text:span text:style-name="Strong_20_Emphasis">Best used for preserving unmatched data, optional relationships, and aggregations</text:span>. </text:p>
        </text:list-item>
        <text:list-item>
          <text:p text:style-name="P92"><text:span text:style-name="Strong_20_Emphasis">Avoid when all data should match (use INNER JOIN instead).</text:span> </text:p>
        </text:list-item>
      </text:list>
      <text:p text:style-name="Text_20_body">Would you like more details on a specific case? 🚀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1" text:outline-level="3"><text:soft-page-break/><text:span text:style-name="Strong_20_Emphasis">RIGHT OUTER JOIN in MySQL</text:span></text:h>
      <text:p text:style-name="Text_20_body">A <text:span text:style-name="Strong_20_Emphasis">RIGHT OUTER JOIN</text:span> (commonly called <text:span text:style-name="Strong_20_Emphasis">RIGHT JOIN</text:span>) retrieves <text:span text:style-name="Strong_20_Emphasis">all records from the right table</text:span> and only the <text:span text:style-name="Strong_20_Emphasis">matching records</text:span> from the left table. If no match is found in the left table, <text:span text:style-name="Strong_20_Emphasis">NULL values</text:span> are returned for the left table's columns.</text:p>
      <text:p text:style-name="Horizontal_20_Line"/>
      <text:h text:style-name="Heading_20_2" text:outline-level="2"><text:span text:style-name="Strong_20_Emphasis">1️⃣ Techniques to Use RIGHT JOIN</text:span></text:h>
      <text:h text:style-name="Heading_20_3" text:outline-level="3">✅ <text:span text:style-name="Strong_20_Emphasis">1. Using Explicit RIGHT JOIN (Recommended)</text:span></text:h>
      <text:p text:style-name="Preformatted_20_Text"><text:span text:style-name="Source_20_Text">SELECT e.*, d.*</text:span></text:p>
      <text:p text:style-name="Preformatted_20_Text"><text:span text:style-name="Source_20_Text">FROM employees e</text:span></text:p>
      <text:p text:style-name="P3"><text:span text:style-name="Source_20_Text">RIGHT JOIN departments d ON e.dept_id = d.dept_id;</text:span></text:p>
      <text:list xml:id="list489052573" text:style-name="L75">
        <text:list-item>
          <text:p text:style-name="P95">Retrieves <text:span text:style-name="Strong_20_Emphasis">all departments</text:span> and their <text:span text:style-name="Strong_20_Emphasis">corresponding employees</text:span>. </text:p>
        </text:list-item>
        <text:list-item>
          <text:p text:style-name="P94">If a <text:span text:style-name="Strong_20_Emphasis">department has no employees</text:span>, <text:span text:style-name="Source_20_Text">NULL</text:span> values appear in employee columns. </text:p>
        </text:list-item>
      </text:list>
      <text:p text:style-name="Horizontal_20_Line"/>
      <text:h text:style-name="Heading_20_3" text:outline-level="3">✅ <text:span text:style-name="Strong_20_Emphasis">2. Using RIGHT JOIN with Specific Columns</text:span></text:h>
      <text:p text:style-name="Preformatted_20_Text"><text:span text:style-name="Source_20_Text">SELECT e.name, e.email, d.dept_name, d.location</text:span></text:p>
      <text:p text:style-name="Preformatted_20_Text"><text:span text:style-name="Source_20_Text">FROM employees e</text:span></text:p>
      <text:p text:style-name="P3"><text:span text:style-name="Source_20_Text">RIGHT JOIN departments d ON e.dept_id = d.dept_id;</text:span></text:p>
      <text:list xml:id="list3235613282" text:style-name="L76">
        <text:list-item>
          <text:p text:style-name="P96">Selects only <text:span text:style-name="Strong_20_Emphasis">necessary columns</text:span> for better performance. </text:p>
        </text:list-item>
      </text:list>
      <text:p text:style-name="Horizontal_20_Line"/>
      <text:h text:style-name="Heading_20_3" text:outline-level="3">✅ <text:span text:style-name="Strong_20_Emphasis">3. RIGHT JOIN with Filtering (</text:span><text:span text:style-name="Strong_20_Emphasis"><text:span text:style-name="Source_20_Text">WHERE</text:span></text:span><text:span text:style-name="Strong_20_Emphasis"> vs. </text:span><text:span text:style-name="Strong_20_Emphasis"><text:span text:style-name="Source_20_Text">ON</text:span></text:span><text:span text:style-name="Strong_20_Emphasis">)</text:span></text:h>
      <text:p text:style-name="Preformatted_20_Text"><text:span text:style-name="Source_20_Text">SELECT e.name, d.dept_name</text:span></text:p>
      <text:p text:style-name="Preformatted_20_Text"><text:span text:style-name="Source_20_Text">FROM employees e</text:span></text:p>
      <text:p text:style-name="P3"><text:span text:style-name="Source_20_Text">RIGHT JOIN departments d ON e.dept_id = d.dept_id AND d.location = 'New York';</text:span></text:p>
      <text:list xml:id="list3019203129" text:style-name="L77">
        <text:list-item>
          <text:p text:style-name="P98"><text:span text:style-name="Strong_20_Emphasis">Filters inside the join</text:span> (affects matching process). </text:p>
        </text:list-item>
        <text:list-item>
          <text:p text:style-name="P97"><text:span text:style-name="Strong_20_Emphasis">Only departments in ‘New York’ are matched</text:span>; others still appear but with <text:span text:style-name="Source_20_Text">NULL</text:span>. </text:p>
        </text:list-item>
      </text:list>
      <text:p text:style-name="Preformatted_20_Text"><text:span text:style-name="Source_20_Text">SELECT e.name, d.dept_name</text:span></text:p>
      <text:p text:style-name="Preformatted_20_Text"><text:span text:style-name="Source_20_Text">FROM employees e</text:span></text:p>
      <text:p text:style-name="Preformatted_20_Text"><text:span text:style-name="Source_20_Text">RIGHT JOIN departments d ON e.dept_id = d.dept_id</text:span></text:p>
      <text:p text:style-name="P3"><text:span text:style-name="Source_20_Text">WHERE d.location = 'New York';</text:span></text:p>
      <text:list xml:id="list4287169483" text:style-name="L78">
        <text:list-item>
          <text:p text:style-name="P100"><text:span text:style-name="Strong_20_Emphasis">Filters after the join</text:span> (affects final results). </text:p>
        </text:list-item>
        <text:list-item>
          <text:p text:style-name="P99"><text:span text:style-name="Strong_20_Emphasis">Departments outside ‘New York’ are removed</text:span>, but departments without employees still appear. </text:p>
        </text:list-item>
      </text:list>
      <text:p text:style-name="Horizontal_20_Line"/>
      <text:h text:style-name="Heading_20_3" text:outline-level="3">✅ <text:span text:style-name="Strong_20_Emphasis">4. RIGHT JOIN with Aggregations</text:span></text:h>
      <text:p text:style-name="Preformatted_20_Text"><text:span text:style-name="Source_20_Text">SELECT d.dept_name, COUNT(e.emp_id) AS EmployeeCount</text:span></text:p>
      <text:p text:style-name="Preformatted_20_Text"><text:span text:style-name="Source_20_Text">FROM employees e</text:span></text:p>
      <text:p text:style-name="Preformatted_20_Text"><text:span text:style-name="Source_20_Text">RIGHT JOIN departments d ON e.dept_id = d.dept_id</text:span></text:p>
      <text:p text:style-name="P3"><text:span text:style-name="Source_20_Text">GROUP BY d.dept_name;</text:span></text:p>
      <text:list xml:id="list1729544515" text:style-name="L79">
        <text:list-item>
          <text:p text:style-name="P101"><text:soft-page-break/>Ensures <text:span text:style-name="Strong_20_Emphasis">departments with no employees</text:span> still appear, but <text:span text:style-name="Source_20_Text">EmployeeCount</text:span> will be <text:span text:style-name="Strong_20_Emphasis">0</text:span> instead of missing. </text:p>
        </text:list-item>
      </text:list>
      <text:p text:style-name="Horizontal_20_Line"/>
      <text:h text:style-name="Heading_20_3" text:outline-level="3">✅ <text:span text:style-name="Strong_20_Emphasis">5. RIGHT JOIN with Sorting</text:span></text:h>
      <text:p text:style-name="Preformatted_20_Text"><text:span text:style-name="Source_20_Text">SELECT e.name, d.dept_name</text:span></text:p>
      <text:p text:style-name="Preformatted_20_Text"><text:span text:style-name="Source_20_Text">FROM employees e</text:span></text:p>
      <text:p text:style-name="Preformatted_20_Text"><text:span text:style-name="Source_20_Text">RIGHT JOIN departments d ON e.dept_id = d.dept_id</text:span></text:p>
      <text:p text:style-name="P3"><text:span text:style-name="Source_20_Text">ORDER BY e.name ASC;</text:span></text:p>
      <text:list xml:id="list2949153018" text:style-name="L80">
        <text:list-item>
          <text:p text:style-name="P102"><text:span text:style-name="Strong_20_Emphasis">Sorts by employee name</text:span>, placing <text:span text:style-name="Source_20_Text">NULL</text:span> values <text:span text:style-name="Strong_20_Emphasis">at the beginning</text:span> if no employees exist. </text:p>
        </text:list-item>
      </text:list>
      <text:p text:style-name="Horizontal_20_Line"/>
      <text:h text:style-name="Heading_20_3" text:outline-level="3">✅ <text:span text:style-name="Strong_20_Emphasis">6. RIGHT JOIN with NULL Filtering (</text:span><text:span text:style-name="Strong_20_Emphasis"><text:span text:style-name="Source_20_Text">IS NULL</text:span></text:span><text:span text:style-name="Strong_20_Emphasis">)</text:span></text:h>
      <text:p text:style-name="Preformatted_20_Text"><text:span text:style-name="Source_20_Text">SELECT d.*</text:span></text:p>
      <text:p text:style-name="Preformatted_20_Text"><text:span text:style-name="Source_20_Text">FROM employees e</text:span></text:p>
      <text:p text:style-name="Preformatted_20_Text"><text:span text:style-name="Source_20_Text">RIGHT JOIN departments d ON e.dept_id = d.dept_id</text:span></text:p>
      <text:p text:style-name="P3"><text:span text:style-name="Source_20_Text">WHERE e.emp_id IS NULL;</text:span></text:p>
      <text:list xml:id="list1069018082" text:style-name="L81">
        <text:list-item>
          <text:p text:style-name="P104">Retrieves <text:span text:style-name="Strong_20_Emphasis">departments that have no employees</text:span>. </text:p>
        </text:list-item>
        <text:list-item>
          <text:p text:style-name="P103">Uses <text:span text:style-name="Source_20_Text">IS NULL</text:span> because <text:span text:style-name="Source_20_Text">e.emp_id</text:span> will be <text:span text:style-name="Strong_20_Emphasis">NULL</text:span> if no match exists. </text:p>
        </text:list-item>
      </text:list>
      <text:p text:style-name="Horizontal_20_Line"/>
      <text:h text:style-name="Heading_20_3" text:outline-level="3">✅ <text:span text:style-name="Strong_20_Emphasis">7. RIGHT JOIN on Multiple Tables</text:span></text:h>
      <text:p text:style-name="Preformatted_20_Text"><text:span text:style-name="Source_20_Text">SELECT e.name, d.dept_name, m.manager_name</text:span></text:p>
      <text:p text:style-name="Preformatted_20_Text"><text:span text:style-name="Source_20_Text">FROM employees e</text:span></text:p>
      <text:p text:style-name="Preformatted_20_Text"><text:span text:style-name="Source_20_Text">RIGHT JOIN departments d ON e.dept_id = d.dept_id</text:span></text:p>
      <text:p text:style-name="P3"><text:span text:style-name="Source_20_Text">RIGHT JOIN managers m ON d.manager_id = m.manager_id;</text:span></text:p>
      <text:list xml:id="list2962701594" text:style-name="L82">
        <text:list-item>
          <text:p text:style-name="P105">Joins <text:span text:style-name="Strong_20_Emphasis">three tables</text:span> while keeping <text:span text:style-name="Strong_20_Emphasis">unmatched data</text:span>. </text:p>
        </text:list-item>
      </text:list>
      <text:p text:style-name="Horizontal_20_Line"/>
      <text:h text:style-name="Heading_20_3" text:outline-level="3">✅ <text:span text:style-name="Strong_20_Emphasis">8. RIGHT JOIN with DISTINCT</text:span></text:h>
      <text:p text:style-name="Preformatted_20_Text"><text:span text:style-name="Source_20_Text">SELECT DISTINCT d.dept_name</text:span></text:p>
      <text:p text:style-name="Preformatted_20_Text"><text:span text:style-name="Source_20_Text">FROM employees e</text:span></text:p>
      <text:p text:style-name="P3"><text:span text:style-name="Source_20_Text">RIGHT JOIN departments d ON e.dept_id = d.dept_id;</text:span></text:p>
      <text:list xml:id="list4117165548" text:style-name="L83">
        <text:list-item>
          <text:p text:style-name="P106">Ensures <text:span text:style-name="Strong_20_Emphasis">no duplicate department names</text:span> appear. </text:p>
        </text:list-item>
      </text:list>
      <text:p text:style-name="Horizontal_20_Line"/>
      <text:h text:style-name="Heading_20_3" text:outline-level="3">✅ <text:span text:style-name="Strong_20_Emphasis">9. RIGHT JOIN with LIMIT</text:span></text:h>
      <text:p text:style-name="Preformatted_20_Text"><text:span text:style-name="Source_20_Text">SELECT e.name, d.dept_name</text:span></text:p>
      <text:p text:style-name="Preformatted_20_Text"><text:span text:style-name="Source_20_Text">FROM employees e</text:span></text:p>
      <text:p text:style-name="Preformatted_20_Text"><text:span text:style-name="Source_20_Text">RIGHT JOIN departments d ON e.dept_id = d.dept_id</text:span></text:p>
      <text:p text:style-name="P3"><text:span text:style-name="Source_20_Text">LIMIT 5;</text:span></text:p>
      <text:list xml:id="list3016823170" text:style-name="L84">
        <text:list-item>
          <text:p text:style-name="P107"><text:span text:style-name="Strong_20_Emphasis">Restricts</text:span> the number of rows returned. </text:p>
        </text:list-item>
      </text:list>
      <text:p text:style-name="Horizontal_20_Line"/>
      <text:h text:style-name="Heading_20_3" text:outline-level="3"><text:soft-page-break/>✅ <text:span text:style-name="Strong_20_Emphasis">10. RIGHT JOIN vs. USING</text:span></text:h>
      <text:p text:style-name="Preformatted_20_Text"><text:span text:style-name="Source_20_Text">SELECT e.name, d.dept_name</text:span></text:p>
      <text:p text:style-name="Preformatted_20_Text"><text:span text:style-name="Source_20_Text">FROM employees e</text:span></text:p>
      <text:p text:style-name="P3"><text:span text:style-name="Source_20_Text">RIGHT JOIN departments d USING (dept_id);</text:span></text:p>
      <text:list xml:id="list2013021498" text:style-name="L85">
        <text:list-item>
          <text:p text:style-name="P109"><text:span text:style-name="Strong_20_Emphasis">Simplifies syntax</text:span> when both tables have a <text:span text:style-name="Strong_20_Emphasis">column with the same name</text:span>. </text:p>
        </text:list-item>
        <text:list-item>
          <text:p text:style-name="P108">Equivalent to: </text:p>
        </text:list-item>
      </text:list>
      <text:p text:style-name="P3"><text:span text:style-name="Source_20_Text">ON e.dept_id = d.dept_id;</text:span></text:p>
      <text:p text:style-name="Horizontal_20_Line"/>
      <text:h text:style-name="Heading_20_2" text:outline-level="2"><text:span text:style-name="Strong_20_Emphasis">2️⃣ Situations Where RIGHT JOIN Acts Differently</text:span></text:h>
      <text:h text:style-name="Heading_20_3" text:outline-level="3">✅ <text:span text:style-name="Strong_20_Emphasis">1. When There’s No Match in the Left Table</text:span></text:h>
      <text:p text:style-name="Preformatted_20_Text"><text:span text:style-name="Source_20_Text">SELECT e.name, d.dept_name</text:span></text:p>
      <text:p text:style-name="Preformatted_20_Text"><text:span text:style-name="Source_20_Text">FROM employees e</text:span></text:p>
      <text:p text:style-name="P3"><text:span text:style-name="Source_20_Text">RIGHT JOIN departments d ON e.dept_id = d.dept_id;</text:span></text:p>
      <text:list xml:id="list3208270647" text:style-name="L86">
        <text:list-item>
          <text:p text:style-name="P110"><text:span text:style-name="Strong_20_Emphasis">Departments without employees</text:span> will still be included with <text:span text:style-name="Source_20_Text">NULL</text:span> values. </text:p>
        </text:list-item>
      </text:list>
      <text:p text:style-name="Horizontal_20_Line"/>
      <text:h text:style-name="Heading_20_3" text:outline-level="3">✅ <text:span text:style-name="Strong_20_Emphasis">2. When Using </text:span><text:span text:style-name="Strong_20_Emphasis"><text:span text:style-name="Source_20_Text">WHERE</text:span></text:span><text:span text:style-name="Strong_20_Emphasis"> on the Left Table (Potential INNER JOIN Behavior)</text:span></text:h>
      <text:p text:style-name="Preformatted_20_Text"><text:span text:style-name="Source_20_Text">SELECT e.name, d.dept_name</text:span></text:p>
      <text:p text:style-name="Preformatted_20_Text"><text:span text:style-name="Source_20_Text">FROM employees e</text:span></text:p>
      <text:p text:style-name="Preformatted_20_Text"><text:span text:style-name="Source_20_Text">RIGHT JOIN departments d ON e.dept_id = d.dept_id</text:span></text:p>
      <text:p text:style-name="P3"><text:span text:style-name="Source_20_Text">WHERE e.name IS NOT NULL;</text:span></text:p>
      <text:list xml:id="list4042683582" text:style-name="L87">
        <text:list-item>
          <text:p text:style-name="P111"><text:span text:style-name="Strong_20_Emphasis">Departments without employees are removed</text:span>, making it behave like an <text:span text:style-name="Strong_20_Emphasis">INNER JOIN</text:span>. </text:p>
        </text:list-item>
      </text:list>
      <text:p text:style-name="Text_20_body">To <text:span text:style-name="Strong_20_Emphasis">preserve unmatched rows</text:span>, move the condition inside <text:span text:style-name="Source_20_Text">ON</text:span>:</text:p>
      <text:p text:style-name="Preformatted_20_Text"><text:span text:style-name="Source_20_Text">SELECT e.name, d.dept_name</text:span></text:p>
      <text:p text:style-name="Preformatted_20_Text"><text:span text:style-name="Source_20_Text">FROM employees e</text:span></text:p>
      <text:p text:style-name="P3"><text:span text:style-name="Source_20_Text">RIGHT JOIN departments d ON e.dept_id = d.dept_id AND e.name IS NOT NULL;</text:span></text:p>
      <text:p text:style-name="Horizontal_20_Line"/>
      <text:h text:style-name="Heading_20_3" text:outline-level="3">✅ <text:span text:style-name="Strong_20_Emphasis">3. When Counting with RIGHT JOIN</text:span></text:h>
      <text:p text:style-name="Preformatted_20_Text"><text:span text:style-name="Source_20_Text">SELECT d.dept_name, COUNT(e.emp_id) AS EmployeeCount</text:span></text:p>
      <text:p text:style-name="Preformatted_20_Text"><text:span text:style-name="Source_20_Text">FROM employees e</text:span></text:p>
      <text:p text:style-name="Preformatted_20_Text"><text:span text:style-name="Source_20_Text">RIGHT JOIN departments d ON e.dept_id = d.dept_id</text:span></text:p>
      <text:p text:style-name="P3"><text:span text:style-name="Source_20_Text">GROUP BY d.dept_name;</text:span></text:p>
      <text:list xml:id="list2346836753" text:style-name="L88">
        <text:list-item>
          <text:p text:style-name="P112">Departments <text:span text:style-name="Strong_20_Emphasis">with no employees still appear</text:span>, but <text:span text:style-name="Strong_20_Emphasis">COUNT() returns 0</text:span>. </text:p>
        </text:list-item>
      </text:list>
      <text:p text:style-name="Text_20_body">Using <text:span text:style-name="Source_20_Text">COUNT(*)</text:span> instead:</text:p>
      <text:p text:style-name="Preformatted_20_Text"><text:span text:style-name="Source_20_Text">SELECT d.dept_name, COUNT(*) AS TotalRows</text:span></text:p>
      <text:p text:style-name="Preformatted_20_Text"><text:span text:style-name="Source_20_Text">FROM employees e</text:span></text:p>
      <text:p text:style-name="Preformatted_20_Text"><text:span text:style-name="Source_20_Text">RIGHT JOIN departments d ON e.dept_id = d.dept_id</text:span></text:p>
      <text:p text:style-name="P3"><text:span text:style-name="Source_20_Text">GROUP BY d.dept_name;</text:span></text:p>
      <text:list xml:id="list575278961" text:style-name="L89">
        <text:list-item>
          <text:p text:style-name="P113"><text:soft-page-break/><text:span text:style-name="Strong_20_Emphasis">Counts all rows</text:span> (even if <text:span text:style-name="Source_20_Text">emp_id</text:span> is <text:span text:style-name="Source_20_Text">NULL</text:span>). </text:p>
        </text:list-item>
      </text:list>
      <text:p text:style-name="Horizontal_20_Line"/>
      <text:h text:style-name="Heading_20_3" text:outline-level="3">✅ <text:span text:style-name="Strong_20_Emphasis">4. When Used with </text:span><text:span text:style-name="Strong_20_Emphasis"><text:span text:style-name="Source_20_Text">IS NULL</text:span></text:span><text:span text:style-name="Strong_20_Emphasis"> to Find Unmatched Rows</text:span></text:h>
      <text:p text:style-name="Preformatted_20_Text"><text:span text:style-name="Source_20_Text">SELECT d.*</text:span></text:p>
      <text:p text:style-name="Preformatted_20_Text"><text:span text:style-name="Source_20_Text">FROM employees e</text:span></text:p>
      <text:p text:style-name="Preformatted_20_Text"><text:span text:style-name="Source_20_Text">RIGHT JOIN departments d ON e.dept_id = d.dept_id</text:span></text:p>
      <text:p text:style-name="P3"><text:span text:style-name="Source_20_Text">WHERE e.emp_id IS NULL;</text:span></text:p>
      <text:list xml:id="list4156547995" text:style-name="L90">
        <text:list-item>
          <text:p text:style-name="P114">Retrieves <text:span text:style-name="Strong_20_Emphasis">departments without employees</text:span>. </text:p>
        </text:list-item>
      </text:list>
      <text:p text:style-name="Horizontal_20_Line"/>
      <text:h text:style-name="Heading_20_3" text:outline-level="3">✅ <text:span text:style-name="Strong_20_Emphasis">5. When Sorting with </text:span><text:span text:style-name="Strong_20_Emphasis"><text:span text:style-name="Source_20_Text">NULL</text:span></text:span><text:span text:style-name="Strong_20_Emphasis"> Values</text:span></text:h>
      <text:p text:style-name="Preformatted_20_Text"><text:span text:style-name="Source_20_Text">SELECT e.name, d.dept_name</text:span></text:p>
      <text:p text:style-name="Preformatted_20_Text"><text:span text:style-name="Source_20_Text">FROM employees e</text:span></text:p>
      <text:p text:style-name="Preformatted_20_Text"><text:span text:style-name="Source_20_Text">RIGHT JOIN departments d ON e.dept_id = d.dept_id</text:span></text:p>
      <text:p text:style-name="P3"><text:span text:style-name="Source_20_Text">ORDER BY e.name ASC;</text:span></text:p>
      <text:list xml:id="list74347733" text:style-name="L91">
        <text:list-item>
          <text:p text:style-name="P115"><text:span text:style-name="Strong_20_Emphasis">NULL values appear first</text:span> when sorting in <text:span text:style-name="Strong_20_Emphasis">ascending</text:span> order. </text:p>
        </text:list-item>
      </text:list>
      <text:p text:style-name="Text_20_body">To move <text:span text:style-name="Source_20_Text">NULL</text:span> values to the bottom:</text:p>
      <text:p text:style-name="P3"><text:span text:style-name="Source_20_Text">ORDER BY e.name IS NULL, e.name ASC;</text:span></text:p>
      <text:p text:style-name="Horizontal_20_Line"/>
      <text:h text:style-name="Heading_20_2" text:outline-level="2"><text:span text:style-name="Strong_20_Emphasis">3️⃣ When to Use RIGHT JOIN?</text:span></text:h>
      <text:p text:style-name="Text_20_body">✅ <text:span text:style-name="Strong_20_Emphasis">1. When You Need All Records from the Right Table</text:span></text:p>
      <text:list xml:id="list2162149614" text:style-name="L92">
        <text:list-item>
          <text:p text:style-name="P116">Example: <text:span text:style-name="Strong_20_Emphasis">All departments, even if they don't have employees</text:span>. </text:p>
        </text:list-item>
      </text:list>
      <text:p text:style-name="Text_20_body">✅ <text:span text:style-name="Strong_20_Emphasis">2. When Checking for Missing Data</text:span></text:p>
      <text:list xml:id="list2741009084" text:style-name="L93">
        <text:list-item>
          <text:p text:style-name="P117">Example: <text:span text:style-name="Strong_20_Emphasis">Find departments with no employees</text:span>. </text:p>
        </text:list-item>
      </text:list>
      <text:p text:style-name="Text_20_body">✅ <text:span text:style-name="Strong_20_Emphasis">3. When Aggregating Data Without Losing Rows</text:span></text:p>
      <text:list xml:id="list3082638269" text:style-name="L94">
        <text:list-item>
          <text:p text:style-name="P118">Example: <text:span text:style-name="Strong_20_Emphasis">Counting employees per department while keeping empty ones</text:span>. </text:p>
        </text:list-item>
      </text:list>
      <text:p text:style-name="Text_20_body">✅ <text:span text:style-name="Strong_20_Emphasis">4. When Keeping Optional Relationships</text:span></text:p>
      <text:list xml:id="list2739130432" text:style-name="L95">
        <text:list-item>
          <text:p text:style-name="P119">Example: <text:span text:style-name="Strong_20_Emphasis">A department may or may not have employees</text:span>. </text:p>
        </text:list-item>
      </text:list>
      <text:p text:style-name="Text_20_body">✅ <text:span text:style-name="Strong_20_Emphasis">5. When Combining Multiple Tables and Keeping Main Data</text:span></text:p>
      <text:list xml:id="list270685008" text:style-name="L96">
        <text:list-item>
          <text:p text:style-name="P120">Example: <text:span text:style-name="Strong_20_Emphasis">Employees → Departments → Managers</text:span>. </text:p>
        </text:list-item>
      </text:list>
      <text:p text:style-name="Horizontal_20_Line"/>
      <text:h text:style-name="Heading_20_2" text:outline-level="2"><text:span text:style-name="Strong_20_Emphasis">4️⃣ When to Avoid RIGHT JOIN?</text:span></text:h>
      <text:p text:style-name="Text_20_body">❌ <text:span text:style-name="Strong_20_Emphasis">1. When You Only Need Matching Data</text:span></text:p>
      <text:list xml:id="list924481737" text:style-name="L97">
        <text:list-item>
          <text:p text:style-name="P121">Use <text:span text:style-name="Strong_20_Emphasis">INNER JOIN</text:span> instead. </text:p>
        </text:list-item>
      </text:list>
      <text:p text:style-name="Text_20_body"><text:soft-page-break/>❌ <text:span text:style-name="Strong_20_Emphasis">2. When the Left Table Has No NULL Values</text:span></text:p>
      <text:list xml:id="list2593251626" text:style-name="L98">
        <text:list-item>
          <text:p text:style-name="P122">If all records have a match, <text:span text:style-name="Strong_20_Emphasis">INNER JOIN performs better</text:span>. </text:p>
        </text:list-item>
      </text:list>
      <text:p text:style-name="Text_20_body">❌ <text:span text:style-name="Strong_20_Emphasis">3. When Using </text:span><text:span text:style-name="Strong_20_Emphasis"><text:span text:style-name="Source_20_Text">WHERE</text:span></text:span><text:span text:style-name="Strong_20_Emphasis"> on the Left Table (Unintended INNER JOIN Effect)</text:span></text:p>
      <text:list xml:id="list989445068" text:style-name="L99">
        <text:list-item>
          <text:p text:style-name="P123">Move filters inside <text:span text:style-name="Source_20_Text">ON</text:span> to <text:span text:style-name="Strong_20_Emphasis">preserve unmatched rows</text:span>. </text:p>
        </text:list-item>
      </text:list>
      <text:p text:style-name="Text_20_body">❌ <text:span text:style-name="Strong_20_Emphasis">4. When Performance is Critical on Large Tables</text:span></text:p>
      <text:list xml:id="list2041626516" text:style-name="L100">
        <text:list-item>
          <text:p text:style-name="P124">Ensure <text:span text:style-name="Strong_20_Emphasis">indexes</text:span> exist on join columns. </text:p>
        </text:list-item>
      </text:list>
      <text:p text:style-name="Horizontal_20_Line"/>
      <text:h text:style-name="Heading_20_2" text:outline-level="2"><text:span text:style-name="Strong_20_Emphasis">5️⃣ Optimization Tips</text:span></text:h>
      <text:p text:style-name="Text_20_body">✅ <text:span text:style-name="Strong_20_Emphasis">Use </text:span><text:span text:style-name="Strong_20_Emphasis"><text:span text:style-name="Source_20_Text">EXPLAIN</text:span></text:span><text:span text:style-name="Strong_20_Emphasis"> to Analyze Query Performance</text:span></text:p>
      <text:p text:style-name="P3"><text:span text:style-name="Source_20_Text">EXPLAIN SELECT e.*, d.* FROM employees e RIGHT JOIN departments d ON e.dept_id = d.dept_id;</text:span></text:p>
      <text:p text:style-name="Text_20_body">✅ <text:span text:style-name="Strong_20_Emphasis">Ensure Indexes Exist on Join Columns</text:span></text:p>
      <text:p text:style-name="Preformatted_20_Text"><text:span text:style-name="Source_20_Text">CREATE INDEX idx_dept_id ON employees(dept_id);</text:span></text:p>
      <text:p text:style-name="P3"><text:span text:style-name="Source_20_Text">CREATE INDEX idx_dept_id ON departments(dept_id);</text:span></text:p>
      <text:p text:style-name="Text_20_body">✅ <text:span text:style-name="Strong_20_Emphasis">Use </text:span><text:span text:style-name="Strong_20_Emphasis"><text:span text:style-name="Source_20_Text">LIMIT</text:span></text:span><text:span text:style-name="Strong_20_Emphasis"> to Reduce Large Results</text:span></text:p>
      <text:p text:style-name="P3"><text:span text:style-name="Source_20_Text">SELECT e.*, d.* FROM employees e RIGHT JOIN departments d ON e.dept_id = d.dept_id LIMIT 100;</text:span></text:p>
      <text:p text:style-name="Horizontal_20_Line"/>
      <text:p text:style-name="Text_20_body">Would you like to compare <text:span text:style-name="Strong_20_Emphasis">LEFT JOIN vs. RIGHT JOIN</text:span> in more detail? 🚀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1" text:outline-level="3"><text:soft-page-break/><text:span text:style-name="Strong_20_Emphasis">FULL OUTER JOIN in MySQL</text:span></text:h>
      <text:p text:style-name="Text_20_body">A <text:span text:style-name="Strong_20_Emphasis">FULL OUTER JOIN</text:span> retrieves <text:span text:style-name="Strong_20_Emphasis">all records from both tables</text:span>:</text:p>
      <text:list xml:id="list2942641917" text:style-name="L101">
        <text:list-item>
          <text:p text:style-name="P126">If there is a <text:span text:style-name="Strong_20_Emphasis">match</text:span>, it returns <text:span text:style-name="Strong_20_Emphasis">combined data</text:span> from both tables. </text:p>
        </text:list-item>
        <text:list-item>
          <text:p text:style-name="P125">If there is <text:span text:style-name="Strong_20_Emphasis">no match</text:span>, it fills missing columns with <text:span text:style-name="Strong_20_Emphasis">NULL values</text:span>. </text:p>
        </text:list-item>
      </text:list>
      <text:p text:style-name="Horizontal_20_Line"/>
      <text:h text:style-name="Heading_20_2" text:outline-level="2"><text:span text:style-name="Strong_20_Emphasis">1️⃣ MySQL Does Not Support FULL OUTER JOIN Directly</text:span></text:h>
      <text:p text:style-name="Text_20_body">Unlike <text:span text:style-name="Source_20_Text">INNER JOIN</text:span>, <text:span text:style-name="Source_20_Text">LEFT JOIN</text:span>, and <text:span text:style-name="Source_20_Text">RIGHT JOIN</text:span>, <text:span text:style-name="Strong_20_Emphasis">MySQL does not have a built-in FULL OUTER JOIN</text:span>. However, it can be <text:span text:style-name="Strong_20_Emphasis">simulated</text:span> using a <text:span text:style-name="Strong_20_Emphasis">UNION of LEFT JOIN and RIGHT JOIN</text:span>.</text:p>
      <text:p text:style-name="Horizontal_20_Line"/>
      <text:h text:style-name="Heading_20_2" text:outline-level="2"><text:span text:style-name="Strong_20_Emphasis">2️⃣ Techniques to Simulate FULL OUTER JOIN in MySQL</text:span></text:h>
      <text:h text:style-name="Heading_20_3" text:outline-level="3">✅ <text:span text:style-name="Strong_20_Emphasis">1. Using LEFT JOIN + RIGHT JOIN with UNION</text:span></text:h>
      <text:p text:style-name="Preformatted_20_Text"><text:span text:style-name="Source_20_Text">SELECT e.*, d.*</text:span></text:p>
      <text:p text:style-name="Preformatted_20_Text"><text:span text:style-name="Source_20_Text">FROM employees e</text:span></text:p>
      <text:p text:style-name="Preformatted_20_Text"><text:span text:style-name="Source_20_Text">LEFT JOIN departments d ON e.dept_id = d.dept_id</text:span></text:p>
      <text:p text:style-name="Preformatted_20_Text"><text:span text:style-name="Source_20_Text">UNION</text:span></text:p>
      <text:p text:style-name="Preformatted_20_Text"><text:span text:style-name="Source_20_Text">SELECT e.*, d.*</text:span></text:p>
      <text:p text:style-name="Preformatted_20_Text"><text:span text:style-name="Source_20_Text">FROM employees e</text:span></text:p>
      <text:p text:style-name="P3"><text:span text:style-name="Source_20_Text">RIGHT JOIN departments d ON e.dept_id = d.dept_id;</text:span></text:p>
      <text:list xml:id="list3980062425" text:style-name="L102">
        <text:list-item>
          <text:p text:style-name="P128">The <text:span text:style-name="Strong_20_Emphasis">first query</text:span> gets all employees with their departments (<text:span text:style-name="Strong_20_Emphasis">LEFT JOIN</text:span>). </text:p>
        </text:list-item>
        <text:list-item>
          <text:p text:style-name="P128">The <text:span text:style-name="Strong_20_Emphasis">second query</text:span> gets all departments with their employees (<text:span text:style-name="Strong_20_Emphasis">RIGHT JOIN</text:span>). </text:p>
        </text:list-item>
        <text:list-item>
          <text:p text:style-name="P127"><text:span text:style-name="Strong_20_Emphasis"><text:span text:style-name="Source_20_Text">UNION</text:span></text:span><text:span text:style-name="Strong_20_Emphasis"> removes duplicates</text:span>, ensuring a <text:span text:style-name="Strong_20_Emphasis">full outer join effect</text:span>. </text:p>
        </text:list-item>
      </text:list>
      <text:p text:style-name="Horizontal_20_Line"/>
      <text:h text:style-name="Heading_20_3" text:outline-level="3">✅ <text:span text:style-name="Strong_20_Emphasis">2. Using FULL OUTER JOIN with UNION ALL + COALESCE</text:span></text:h>
      <text:p text:style-name="Preformatted_20_Text"><text:span text:style-name="Source_20_Text">SELECT COALESCE(e.emp_id, d.manager_id) AS unique_id, e.name, e.email, d.dept_name, d.location</text:span></text:p>
      <text:p text:style-name="Preformatted_20_Text"><text:span text:style-name="Source_20_Text">FROM employees e</text:span></text:p>
      <text:p text:style-name="Preformatted_20_Text"><text:span text:style-name="Source_20_Text">LEFT JOIN departments d ON e.dept_id = d.dept_id</text:span></text:p>
      <text:p text:style-name="Preformatted_20_Text"><text:span text:style-name="Source_20_Text">UNION ALL</text:span></text:p>
      <text:p text:style-name="Preformatted_20_Text"><text:span text:style-name="Source_20_Text">SELECT COALESCE(e.emp_id, d.manager_id), e.name, e.email, d.dept_name, d.location</text:span></text:p>
      <text:p text:style-name="Preformatted_20_Text"><text:span text:style-name="Source_20_Text">FROM employees e</text:span></text:p>
      <text:p text:style-name="Preformatted_20_Text"><text:span text:style-name="Source_20_Text">RIGHT JOIN departments d ON e.dept_id = d.dept_id</text:span></text:p>
      <text:p text:style-name="P3"><text:span text:style-name="Source_20_Text">WHERE e.emp_id IS NULL;</text:span></text:p>
      <text:list xml:id="list3402282940" text:style-name="L103">
        <text:list-item>
          <text:p text:style-name="P130"><text:span text:style-name="Strong_20_Emphasis">COALESCE()</text:span> ensures a common key for merging. </text:p>
        </text:list-item>
        <text:list-item>
          <text:p text:style-name="P130"><text:span text:style-name="Strong_20_Emphasis"><text:span text:style-name="Source_20_Text">UNION ALL</text:span></text:span> prevents duplicate elimination. </text:p>
        </text:list-item>
        <text:list-item>
          <text:p text:style-name="P129"><text:span text:style-name="Strong_20_Emphasis"><text:span text:style-name="Source_20_Text">WHERE e.emp_id IS NULL</text:span></text:span><text:span text:style-name="Strong_20_Emphasis"> in RIGHT JOIN</text:span> prevents duplicate rows. </text:p>
        </text:list-item>
      </text:list>
      <text:p text:style-name="Horizontal_20_Line"/>
      <text:h text:style-name="Heading_20_3" text:outline-level="3"><text:soft-page-break/>✅ <text:span text:style-name="Strong_20_Emphasis">3. FULL OUTER JOIN with NOT EXISTS</text:span></text:h>
      <text:p text:style-name="Preformatted_20_Text"><text:span text:style-name="Source_20_Text">SELECT e.*, d.*</text:span></text:p>
      <text:p text:style-name="Preformatted_20_Text"><text:span text:style-name="Source_20_Text">FROM employees e</text:span></text:p>
      <text:p text:style-name="Preformatted_20_Text"><text:span text:style-name="Source_20_Text">LEFT JOIN departments d ON e.dept_id = d.dept_id</text:span></text:p>
      <text:p text:style-name="Preformatted_20_Text"><text:span text:style-name="Source_20_Text">UNION ALL</text:span></text:p>
      <text:p text:style-name="Preformatted_20_Text"><text:span text:style-name="Source_20_Text">SELECT e.*, d.*</text:span></text:p>
      <text:p text:style-name="Preformatted_20_Text"><text:span text:style-name="Source_20_Text">FROM employees e</text:span></text:p>
      <text:p text:style-name="Preformatted_20_Text"><text:span text:style-name="Source_20_Text">RIGHT JOIN departments d ON e.dept_id = d.dept_id</text:span></text:p>
      <text:p text:style-name="P3"><text:span text:style-name="Source_20_Text">WHERE e.emp_id IS NULL OR d.dept_id IS NULL;</text:span></text:p>
      <text:list xml:id="list1160232258" text:style-name="L104">
        <text:list-item>
          <text:p text:style-name="P131">Ensures rows that do not exist in one table still appear. </text:p>
        </text:list-item>
      </text:list>
      <text:p text:style-name="Horizontal_20_Line"/>
      <text:h text:style-name="Heading_20_2" text:outline-level="2"><text:span text:style-name="Strong_20_Emphasis">3️⃣ Situations Where FULL OUTER JOIN Acts Differently</text:span></text:h>
      <text:h text:style-name="Heading_20_3" text:outline-level="3">✅ <text:span text:style-name="Strong_20_Emphasis">1. When There’s No Match in Either Table</text:span></text:h>
      <text:p text:style-name="Preformatted_20_Text"><text:span text:style-name="Source_20_Text">SELECT e.*, d.*</text:span></text:p>
      <text:p text:style-name="Preformatted_20_Text"><text:span text:style-name="Source_20_Text">FROM employees e</text:span></text:p>
      <text:p text:style-name="Preformatted_20_Text"><text:span text:style-name="Source_20_Text">LEFT JOIN departments d ON e.dept_id = d.dept_id</text:span></text:p>
      <text:p text:style-name="Preformatted_20_Text"><text:span text:style-name="Source_20_Text">UNION</text:span></text:p>
      <text:p text:style-name="Preformatted_20_Text"><text:span text:style-name="Source_20_Text">SELECT e.*, d.*</text:span></text:p>
      <text:p text:style-name="Preformatted_20_Text"><text:span text:style-name="Source_20_Text">FROM employees e</text:span></text:p>
      <text:p text:style-name="P3"><text:span text:style-name="Source_20_Text">RIGHT JOIN departments d ON e.dept_id = d.dept_id;</text:span></text:p>
      <text:list xml:id="list4230252282" text:style-name="L105">
        <text:list-item>
          <text:p text:style-name="P132">Ensures <text:span text:style-name="Strong_20_Emphasis">all unmatched records</text:span> appear. </text:p>
        </text:list-item>
      </text:list>
      <text:p text:style-name="Horizontal_20_Line"/>
      <text:h text:style-name="Heading_20_3" text:outline-level="3">✅ <text:span text:style-name="Strong_20_Emphasis">2. When Using Filtering (</text:span><text:span text:style-name="Strong_20_Emphasis"><text:span text:style-name="Source_20_Text">WHERE</text:span></text:span><text:span text:style-name="Strong_20_Emphasis"> on Both Tables)</text:span></text:h>
      <text:p text:style-name="Preformatted_20_Text"><text:span text:style-name="Source_20_Text">SELECT e.*, d.*</text:span></text:p>
      <text:p text:style-name="Preformatted_20_Text"><text:span text:style-name="Source_20_Text">FROM employees e</text:span></text:p>
      <text:p text:style-name="Preformatted_20_Text"><text:span text:style-name="Source_20_Text">LEFT JOIN departments d ON e.dept_id = d.dept_id</text:span></text:p>
      <text:p text:style-name="Preformatted_20_Text"><text:span text:style-name="Source_20_Text">WHERE d.location = 'New York'</text:span></text:p>
      <text:p text:style-name="Preformatted_20_Text"><text:span text:style-name="Source_20_Text">UNION</text:span></text:p>
      <text:p text:style-name="Preformatted_20_Text"><text:span text:style-name="Source_20_Text">SELECT e.*, d.*</text:span></text:p>
      <text:p text:style-name="Preformatted_20_Text"><text:span text:style-name="Source_20_Text">FROM employees e</text:span></text:p>
      <text:p text:style-name="Preformatted_20_Text"><text:span text:style-name="Source_20_Text">RIGHT JOIN departments d ON e.dept_id = d.dept_id</text:span></text:p>
      <text:p text:style-name="P3"><text:span text:style-name="Source_20_Text">WHERE e.name IS NOT NULL;</text:span></text:p>
      <text:list xml:id="list3911068450" text:style-name="L106">
        <text:list-item>
          <text:p text:style-name="P133"><text:span text:style-name="Strong_20_Emphasis">Filters only specific records</text:span> while keeping unmatched rows. </text:p>
        </text:list-item>
      </text:list>
      <text:p text:style-name="Horizontal_20_Line"/>
      <text:h text:style-name="Heading_20_3" text:outline-level="3">✅ <text:span text:style-name="Strong_20_Emphasis">3. When Using Aggregations</text:span></text:h>
      <text:p text:style-name="Preformatted_20_Text"><text:span text:style-name="Source_20_Text">SELECT d.dept_name, COUNT(e.emp_id) AS EmployeeCount</text:span></text:p>
      <text:p text:style-name="Preformatted_20_Text"><text:span text:style-name="Source_20_Text">FROM employees e</text:span></text:p>
      <text:p text:style-name="Preformatted_20_Text"><text:span text:style-name="Source_20_Text">LEFT JOIN departments d ON e.dept_id = d.dept_id</text:span></text:p>
      <text:p text:style-name="Preformatted_20_Text"><text:span text:style-name="Source_20_Text">UNION</text:span></text:p>
      <text:p text:style-name="Preformatted_20_Text"><text:span text:style-name="Source_20_Text">SELECT d.dept_name, COUNT(e.emp_id)</text:span></text:p>
      <text:p text:style-name="Preformatted_20_Text"><text:span text:style-name="Source_20_Text">FROM employees e</text:span></text:p>
      <text:p text:style-name="P3"><text:span text:style-name="Source_20_Text">RIGHT JOIN departments d ON e.dept_id = d.dept_id;</text:span></text:p>
      <text:list xml:id="list506343793" text:style-name="L107">
        <text:list-item>
          <text:p text:style-name="P134">Ensures <text:span text:style-name="Strong_20_Emphasis">departments with no employees and employees without departments</text:span> are counted. </text:p>
        </text:list-item>
      </text:list>
      <text:p text:style-name="Horizontal_20_Line"><text:soft-page-break/></text:p>
      <text:h text:style-name="Heading_20_2" text:outline-level="2"><text:span text:style-name="Strong_20_Emphasis">4️⃣ When to Use FULL OUTER JOIN?</text:span></text:h>
      <text:p text:style-name="Text_20_body">✅ <text:span text:style-name="Strong_20_Emphasis">1. When You Need All Records from Both Tables</text:span></text:p>
      <text:list xml:id="list2911816077" text:style-name="L108">
        <text:list-item>
          <text:p text:style-name="P135">Example: <text:span text:style-name="Strong_20_Emphasis">All employees and all departments, even if there’s no match</text:span>. </text:p>
        </text:list-item>
      </text:list>
      <text:p text:style-name="Text_20_body">✅ <text:span text:style-name="Strong_20_Emphasis">2. When Checking for Missing Data</text:span></text:p>
      <text:list xml:id="list2515816911" text:style-name="L109">
        <text:list-item>
          <text:p text:style-name="P136">Example: <text:span text:style-name="Strong_20_Emphasis">Find employees without departments and departments without employees</text:span>. </text:p>
        </text:list-item>
      </text:list>
      <text:p text:style-name="Text_20_body">✅ <text:span text:style-name="Strong_20_Emphasis">3. When Aggregating Data from Both Tables</text:span></text:p>
      <text:list xml:id="list1235029339" text:style-name="L110">
        <text:list-item>
          <text:p text:style-name="P137">Example: <text:span text:style-name="Strong_20_Emphasis">Counting total employees and departments, even if empty</text:span>. </text:p>
        </text:list-item>
      </text:list>
      <text:p text:style-name="Text_20_body">✅ <text:span text:style-name="Strong_20_Emphasis">4. When Combining Optional Relationships</text:span></text:p>
      <text:list xml:id="list614248341" text:style-name="L111">
        <text:list-item>
          <text:p text:style-name="P138">Example: <text:span text:style-name="Strong_20_Emphasis">An employee may or may not have a department, and vice versa</text:span>. </text:p>
        </text:list-item>
      </text:list>
      <text:p text:style-name="Horizontal_20_Line"/>
      <text:h text:style-name="Heading_20_2" text:outline-level="2"><text:span text:style-name="Strong_20_Emphasis">5️⃣ When to Avoid FULL OUTER JOIN?</text:span></text:h>
      <text:p text:style-name="Text_20_body">❌ <text:span text:style-name="Strong_20_Emphasis">1. When You Only Need Matching Data</text:span></text:p>
      <text:list xml:id="list2633677779" text:style-name="L112">
        <text:list-item>
          <text:p text:style-name="P139">Use <text:span text:style-name="Strong_20_Emphasis">INNER JOIN</text:span> instead. </text:p>
        </text:list-item>
      </text:list>
      <text:p text:style-name="Text_20_body">❌ <text:span text:style-name="Strong_20_Emphasis">2. When Using MySQL Without Workarounds</text:span></text:p>
      <text:list xml:id="list2854829471" text:style-name="L113">
        <text:list-item>
          <text:p text:style-name="P140">Since <text:span text:style-name="Strong_20_Emphasis">MySQL does not support FULL JOIN</text:span>, a <text:span text:style-name="Source_20_Text">UNION</text:span> workaround is required. </text:p>
        </text:list-item>
      </text:list>
      <text:p text:style-name="Text_20_body">❌ <text:span text:style-name="Strong_20_Emphasis">3. When Performance is a Concern</text:span></text:p>
      <text:list xml:id="list1475305596" text:style-name="L114">
        <text:list-item>
          <text:p text:style-name="P141">Using <text:span text:style-name="Strong_20_Emphasis">UNION can be slower</text:span>, especially on large datasets. </text:p>
        </text:list-item>
      </text:list>
      <text:p text:style-name="Horizontal_20_Line"/>
      <text:h text:style-name="Heading_20_2" text:outline-level="2"><text:span text:style-name="Strong_20_Emphasis">6️⃣ Optimization Tips</text:span></text:h>
      <text:p text:style-name="Text_20_body">✅ <text:span text:style-name="Strong_20_Emphasis">Ensure Indexes Exist on Join Columns</text:span></text:p>
      <text:p text:style-name="Preformatted_20_Text"><text:span text:style-name="Source_20_Text">CREATE INDEX idx_dept_id ON employees(dept_id);</text:span></text:p>
      <text:p text:style-name="P3"><text:span text:style-name="Source_20_Text">CREATE INDEX idx_dept_id ON departments(dept_id);</text:span></text:p>
      <text:p text:style-name="Text_20_body">✅ <text:span text:style-name="Strong_20_Emphasis">Use </text:span><text:span text:style-name="Strong_20_Emphasis"><text:span text:style-name="Source_20_Text">EXPLAIN</text:span></text:span><text:span text:style-name="Strong_20_Emphasis"> to Analyze Query Performance</text:span></text:p>
      <text:p text:style-name="Preformatted_20_Text"><text:span text:style-name="Source_20_Text">EXPLAIN SELECT e.*, d.* FROM employees e</text:span></text:p>
      <text:p text:style-name="Preformatted_20_Text"><text:span text:style-name="Source_20_Text">LEFT JOIN departments d ON e.dept_id = d.dept_id</text:span></text:p>
      <text:p text:style-name="Preformatted_20_Text"><text:span text:style-name="Source_20_Text">UNION</text:span></text:p>
      <text:p text:style-name="Preformatted_20_Text"><text:span text:style-name="Source_20_Text">SELECT e.*, d.* FROM employees e</text:span></text:p>
      <text:p text:style-name="P3"><text:span text:style-name="Source_20_Text">RIGHT JOIN departments d ON e.dept_id = d.dept_id;</text:span></text:p>
      <text:p text:style-name="Text_20_body">✅ <text:span text:style-name="Strong_20_Emphasis">Use </text:span><text:span text:style-name="Strong_20_Emphasis"><text:span text:style-name="Source_20_Text">LIMIT</text:span></text:span><text:span text:style-name="Strong_20_Emphasis"> to Reduce Large Results</text:span></text:p>
      <text:p text:style-name="Preformatted_20_Text"><text:span text:style-name="Source_20_Text">SELECT e.*, d.* FROM employees e</text:span></text:p>
      <text:p text:style-name="Preformatted_20_Text"><text:span text:style-name="Source_20_Text">LEFT JOIN departments d ON e.dept_id = d.dept_id</text:span></text:p>
      <text:p text:style-name="Preformatted_20_Text"><text:span text:style-name="Source_20_Text">UNION</text:span></text:p>
      <text:p text:style-name="Preformatted_20_Text"><text:span text:style-name="Source_20_Text">SELECT e.*, d.* FROM employees e</text:span></text:p>
      <text:p text:style-name="Preformatted_20_Text"><text:soft-page-break/><text:span text:style-name="Source_20_Text">RIGHT JOIN departments d ON e.dept_id = d.dept_id</text:span></text:p>
      <text:p text:style-name="P3"><text:span text:style-name="Source_20_Text">LIMIT 100;</text:span></text:p>
      <text:p text:style-name="Horizontal_20_Line"/>
      <text:h text:style-name="Heading_20_2" text:outline-level="2"><text:span text:style-name="Strong_20_Emphasis">7️⃣ Summary</text:span></text:h>
      <text:list xml:id="list3195783639" text:style-name="L115">
        <text:list-item>
          <text:p text:style-name="P143"><text:span text:style-name="Strong_20_Emphasis">FULL OUTER JOIN retrieves all records from both tables, including unmatched ones</text:span>. </text:p>
        </text:list-item>
        <text:list-item>
          <text:p text:style-name="P143"><text:span text:style-name="Strong_20_Emphasis">MySQL does not support FULL OUTER JOIN directly</text:span>, but it can be <text:span text:style-name="Strong_20_Emphasis">simulated using UNION</text:span>. </text:p>
        </text:list-item>
        <text:list-item>
          <text:p text:style-name="P143"><text:span text:style-name="Strong_20_Emphasis">Best used for preserving all data, checking missing relationships, and aggregations</text:span>. </text:p>
        </text:list-item>
        <text:list-item>
          <text:p text:style-name="P142"><text:span text:style-name="Strong_20_Emphasis">Avoid if you only need matching data (use INNER JOIN instead)</text:span>. </text:p>
        </text:list-item>
      </text:list>
      <text:p text:style-name="Text_20_body">Would you like a comparison of <text:span text:style-name="Strong_20_Emphasis">FULL JOIN vs. LEFT/RIGHT JOIN</text:span> in a table format? 🚀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1" text:outline-level="3"><text:soft-page-break/><text:span text:style-name="Strong_20_Emphasis">SELF JOIN in MySQL</text:span></text:h>
      <text:p text:style-name="Text_20_body">A <text:span text:style-name="Strong_20_Emphasis">SELF JOIN</text:span> is when a table is joined <text:span text:style-name="Strong_20_Emphasis">to itself</text:span>, allowing comparison of rows <text:span text:style-name="Strong_20_Emphasis">within the same table</text:span>. It is typically used when records have <text:span text:style-name="Strong_20_Emphasis">hierarchical or relational</text:span> structures (e.g., employees and managers, product dependencies, etc.).</text:p>
      <text:p text:style-name="Horizontal_20_Line"/>
      <text:h text:style-name="Heading_20_2" text:outline-level="2"><text:span text:style-name="Strong_20_Emphasis">1️⃣ Techniques to Use SELF JOIN</text:span></text:h>
      <text:h text:style-name="Heading_20_3" text:outline-level="3">✅ <text:span text:style-name="Strong_20_Emphasis">1. Basic SELF JOIN with Aliases</text:span></text:h>
      <text:p text:style-name="Preformatted_20_Text"><text:span text:style-name="Source_20_Text">SELECT e1.name AS Employee, e2.name AS Manager</text:span></text:p>
      <text:p text:style-name="Preformatted_20_Text"><text:span text:style-name="Source_20_Text">FROM employees e1</text:span></text:p>
      <text:p text:style-name="P3"><text:span text:style-name="Source_20_Text">JOIN employees e2 ON e1.manager_id = e2.emp_id;</text:span></text:p>
      <text:list xml:id="list666565596" text:style-name="L116">
        <text:list-item>
          <text:p text:style-name="P145">Joins the <text:span text:style-name="Source_20_Text">employees</text:span> table to itself using <text:span text:style-name="Strong_20_Emphasis">aliases</text:span> (<text:span text:style-name="Source_20_Text">e1</text:span>, <text:span text:style-name="Source_20_Text">e2</text:span>). </text:p>
        </text:list-item>
        <text:list-item>
          <text:p text:style-name="P144">Finds each employee's <text:span text:style-name="Strong_20_Emphasis">manager</text:span> by matching <text:span text:style-name="Source_20_Text">e1.manager_id = e2.emp_id</text:span>. </text:p>
        </text:list-item>
      </text:list>
      <text:p text:style-name="Horizontal_20_Line"/>
      <text:h text:style-name="Heading_20_3" text:outline-level="3">✅ <text:span text:style-name="Strong_20_Emphasis">2. SELF JOIN with Different Conditions</text:span></text:h>
      <text:p text:style-name="Preformatted_20_Text"><text:span text:style-name="Source_20_Text">SELECT e1.name AS Employee, e2.name AS Manager</text:span></text:p>
      <text:p text:style-name="Preformatted_20_Text"><text:span text:style-name="Source_20_Text">FROM employees e1</text:span></text:p>
      <text:p text:style-name="P3"><text:span text:style-name="Source_20_Text">LEFT JOIN employees e2 ON e1.manager_id = e2.emp_id;</text:span></text:p>
      <text:list xml:id="list3238616324" text:style-name="L117">
        <text:list-item>
          <text:p text:style-name="P146">Uses <text:span text:style-name="Strong_20_Emphasis">LEFT JOIN</text:span> to ensure all employees appear, even if they <text:span text:style-name="Strong_20_Emphasis">don’t have a manager</text:span>. </text:p>
        </text:list-item>
      </text:list>
      <text:p text:style-name="Horizontal_20_Line"/>
      <text:h text:style-name="Heading_20_3" text:outline-level="3">✅ <text:span text:style-name="Strong_20_Emphasis">3. Finding Employees Without a Manager (</text:span><text:span text:style-name="Strong_20_Emphasis"><text:span text:style-name="Source_20_Text">IS NULL</text:span></text:span><text:span text:style-name="Strong_20_Emphasis">)</text:span></text:h>
      <text:p text:style-name="Preformatted_20_Text"><text:span text:style-name="Source_20_Text">SELECT e1.name AS Employee</text:span></text:p>
      <text:p text:style-name="Preformatted_20_Text"><text:span text:style-name="Source_20_Text">FROM employees e1</text:span></text:p>
      <text:p text:style-name="Preformatted_20_Text"><text:span text:style-name="Source_20_Text">LEFT JOIN employees e2 ON e1.manager_id = e2.emp_id</text:span></text:p>
      <text:p text:style-name="P3"><text:span text:style-name="Source_20_Text">WHERE e2.emp_id IS NULL;</text:span></text:p>
      <text:list xml:id="list1628023816" text:style-name="L118">
        <text:list-item>
          <text:p text:style-name="P147">Finds <text:span text:style-name="Strong_20_Emphasis">employees who have no manager</text:span>. </text:p>
        </text:list-item>
      </text:list>
      <text:p text:style-name="Horizontal_20_Line"/>
      <text:h text:style-name="Heading_20_3" text:outline-level="3">✅ <text:span text:style-name="Strong_20_Emphasis">4. SELF JOIN with Additional Conditions</text:span></text:h>
      <text:p text:style-name="Preformatted_20_Text"><text:span text:style-name="Source_20_Text">SELECT e1.name AS Employee, e2.name AS Colleague</text:span></text:p>
      <text:p text:style-name="Preformatted_20_Text"><text:span text:style-name="Source_20_Text">FROM employees e1</text:span></text:p>
      <text:p text:style-name="Preformatted_20_Text"><text:span text:style-name="Source_20_Text">JOIN employees e2 ON e1.dept_id = e2.dept_id</text:span></text:p>
      <text:p text:style-name="P3"><text:span text:style-name="Source_20_Text">WHERE e1.emp_id &lt;&gt; e2.emp_id;</text:span></text:p>
      <text:list xml:id="list3422623980" text:style-name="L119">
        <text:list-item>
          <text:p text:style-name="P149"><text:span text:style-name="Strong_20_Emphasis">Finds colleagues working in the same department</text:span>. </text:p>
        </text:list-item>
        <text:list-item>
          <text:p text:style-name="P148">Excludes <text:span text:style-name="Strong_20_Emphasis">self-matching</text:span> (<text:span text:style-name="Source_20_Text">WHERE e1.emp_id &lt;&gt; e2.emp_id</text:span>). </text:p>
        </text:list-item>
      </text:list>
      <text:p text:style-name="Horizontal_20_Line"/>
      <text:h text:style-name="Heading_20_3" text:outline-level="3">✅ <text:span text:style-name="Strong_20_Emphasis">5. Finding Employees with the Same Salary</text:span></text:h>
      <text:p text:style-name="Preformatted_20_Text"><text:span text:style-name="Source_20_Text">SELECT e1.name AS Employee1, e2.name AS Employee2, e1.salary</text:span></text:p>
      <text:p text:style-name="Preformatted_20_Text"><text:soft-page-break/><text:span text:style-name="Source_20_Text">FROM employees e1</text:span></text:p>
      <text:p text:style-name="Preformatted_20_Text"><text:span text:style-name="Source_20_Text">JOIN employees e2 ON e1.salary = e2.salary</text:span></text:p>
      <text:p text:style-name="P3"><text:span text:style-name="Source_20_Text">WHERE e1.emp_id &lt;&gt; e2.emp_id;</text:span></text:p>
      <text:list xml:id="list730284843" text:style-name="L120">
        <text:list-item>
          <text:p text:style-name="P151">Matches <text:span text:style-name="Strong_20_Emphasis">employees with the same salary</text:span>. </text:p>
        </text:list-item>
        <text:list-item>
          <text:p text:style-name="P150">Excludes self-matching. </text:p>
        </text:list-item>
      </text:list>
      <text:p text:style-name="Horizontal_20_Line"/>
      <text:h text:style-name="Heading_20_3" text:outline-level="3">✅ <text:span text:style-name="Strong_20_Emphasis">6. SELF JOIN for Parent-Child Relationships</text:span></text:h>
      <text:p text:style-name="Preformatted_20_Text"><text:span text:style-name="Source_20_Text">SELECT p.name AS Parent, c.name AS Child</text:span></text:p>
      <text:p text:style-name="Preformatted_20_Text"><text:span text:style-name="Source_20_Text">FROM family p</text:span></text:p>
      <text:p text:style-name="P3"><text:span text:style-name="Source_20_Text">JOIN family c ON p.person_id = c.parent_id;</text:span></text:p>
      <text:list xml:id="list3570843854" text:style-name="L121">
        <text:list-item>
          <text:p text:style-name="P152">Finds <text:span text:style-name="Strong_20_Emphasis">parent-child</text:span> relationships. </text:p>
        </text:list-item>
      </text:list>
      <text:p text:style-name="Horizontal_20_Line"/>
      <text:h text:style-name="Heading_20_3" text:outline-level="3">✅ <text:span text:style-name="Strong_20_Emphasis">7. Finding Duplicate Entries</text:span></text:h>
      <text:p text:style-name="Preformatted_20_Text"><text:span text:style-name="Source_20_Text">SELECT e1.*</text:span></text:p>
      <text:p text:style-name="Preformatted_20_Text"><text:span text:style-name="Source_20_Text">FROM employees e1</text:span></text:p>
      <text:p text:style-name="Preformatted_20_Text"><text:span text:style-name="Source_20_Text">JOIN employees e2 ON e1.name = e2.name</text:span></text:p>
      <text:p text:style-name="P3"><text:span text:style-name="Source_20_Text">WHERE e1.emp_id &gt; e2.emp_id;</text:span></text:p>
      <text:list xml:id="list1837155912" text:style-name="L122">
        <text:list-item>
          <text:p text:style-name="P153">Detects <text:span text:style-name="Strong_20_Emphasis">duplicate employee names</text:span>, but avoids duplicates by comparing <text:span text:style-name="Source_20_Text">emp_id</text:span>. </text:p>
        </text:list-item>
      </text:list>
      <text:p text:style-name="Horizontal_20_Line"/>
      <text:h text:style-name="Heading_20_2" text:outline-level="2"><text:span text:style-name="Strong_20_Emphasis">2️⃣ Situations Where SELF JOIN Acts Differently</text:span></text:h>
      <text:h text:style-name="Heading_20_3" text:outline-level="3">✅ <text:span text:style-name="Strong_20_Emphasis">1. When Using INNER JOIN</text:span></text:h>
      <text:p text:style-name="Preformatted_20_Text"><text:span text:style-name="Source_20_Text">SELECT e1.name AS Employee, e2.name AS Manager</text:span></text:p>
      <text:p text:style-name="Preformatted_20_Text"><text:span text:style-name="Source_20_Text">FROM employees e1</text:span></text:p>
      <text:p text:style-name="P3"><text:span text:style-name="Source_20_Text">JOIN employees e2 ON e1.manager_id = e2.emp_id;</text:span></text:p>
      <text:list xml:id="list3849554959" text:style-name="L123">
        <text:list-item>
          <text:p text:style-name="P154"><text:span text:style-name="Strong_20_Emphasis">Excludes employees without managers</text:span>. </text:p>
        </text:list-item>
      </text:list>
      <text:h text:style-name="Heading_20_3" text:outline-level="3">✅ <text:span text:style-name="Strong_20_Emphasis">2. When Using LEFT JOIN</text:span></text:h>
      <text:p text:style-name="Preformatted_20_Text"><text:span text:style-name="Source_20_Text">SELECT e1.name AS Employee, e2.name AS Manager</text:span></text:p>
      <text:p text:style-name="Preformatted_20_Text"><text:span text:style-name="Source_20_Text">FROM employees e1</text:span></text:p>
      <text:p text:style-name="P3"><text:span text:style-name="Source_20_Text">LEFT JOIN employees e2 ON e1.manager_id = e2.emp_id;</text:span></text:p>
      <text:list xml:id="list2408800857" text:style-name="L124">
        <text:list-item>
          <text:p text:style-name="P155"><text:span text:style-name="Strong_20_Emphasis">Includes employees without managers</text:span>, showing <text:span text:style-name="Source_20_Text">NULL</text:span>. </text:p>
        </text:list-item>
      </text:list>
      <text:h text:style-name="Heading_20_3" text:outline-level="3">✅ <text:span text:style-name="Strong_20_Emphasis">3. When Filtering on NULL Values</text:span></text:h>
      <text:p text:style-name="Preformatted_20_Text"><text:span text:style-name="Source_20_Text">SELECT e1.name AS Employee</text:span></text:p>
      <text:p text:style-name="Preformatted_20_Text"><text:span text:style-name="Source_20_Text">FROM employees e1</text:span></text:p>
      <text:p text:style-name="Preformatted_20_Text"><text:span text:style-name="Source_20_Text">LEFT JOIN employees e2 ON e1.manager_id = e2.emp_id</text:span></text:p>
      <text:p text:style-name="P3"><text:span text:style-name="Source_20_Text">WHERE e2.emp_id IS NULL;</text:span></text:p>
      <text:list xml:id="list3586339876" text:style-name="L125">
        <text:list-item>
          <text:p text:style-name="P156"><text:span text:style-name="Strong_20_Emphasis">Finds employees without managers</text:span>. </text:p>
        </text:list-item>
      </text:list>
      <text:p text:style-name="Horizontal_20_Line"/>
      <text:h text:style-name="Heading_20_2" text:outline-level="2"><text:soft-page-break/><text:span text:style-name="Strong_20_Emphasis">3️⃣ When to Use SELF JOIN?</text:span></text:h>
      <text:p text:style-name="Text_20_body">✅ <text:span text:style-name="Strong_20_Emphasis">1. When Finding Relationships in the Same Table</text:span></text:p>
      <text:list xml:id="list1126815404" text:style-name="L126">
        <text:list-item>
          <text:p text:style-name="P157">Example: <text:span text:style-name="Strong_20_Emphasis">Employee-Manager, Parent-Child, Product Dependencies</text:span>. </text:p>
        </text:list-item>
      </text:list>
      <text:p text:style-name="Text_20_body">✅ <text:span text:style-name="Strong_20_Emphasis">2. When Comparing Values Within a Table</text:span></text:p>
      <text:list xml:id="list890664783" text:style-name="L127">
        <text:list-item>
          <text:p text:style-name="P158">Example: <text:span text:style-name="Strong_20_Emphasis">Finding employees with the same salary</text:span>. </text:p>
        </text:list-item>
      </text:list>
      <text:p text:style-name="Text_20_body">✅ <text:span text:style-name="Strong_20_Emphasis">3. When Detecting Duplicates</text:span></text:p>
      <text:list xml:id="list654761159" text:style-name="L128">
        <text:list-item>
          <text:p text:style-name="P159">Example: <text:span text:style-name="Strong_20_Emphasis">Finding duplicate names in an employee database</text:span>. </text:p>
        </text:list-item>
      </text:list>
      <text:p text:style-name="Text_20_body">✅ <text:span text:style-name="Strong_20_Emphasis">4. When Checking for Missing Data</text:span></text:p>
      <text:list xml:id="list3423485163" text:style-name="L129">
        <text:list-item>
          <text:p text:style-name="P160">Example: <text:span text:style-name="Strong_20_Emphasis">Employees without a manager</text:span>. </text:p>
        </text:list-item>
      </text:list>
      <text:p text:style-name="Horizontal_20_Line"/>
      <text:h text:style-name="Heading_20_2" text:outline-level="2"><text:span text:style-name="Strong_20_Emphasis">4️⃣ When to Avoid SELF JOIN?</text:span></text:h>
      <text:p text:style-name="Text_20_body">❌ <text:span text:style-name="Strong_20_Emphasis">1. When Another Join Type is More Efficient</text:span></text:p>
      <text:list xml:id="list70426076" text:style-name="L130">
        <text:list-item>
          <text:p text:style-name="P161"><text:span text:style-name="Strong_20_Emphasis">Avoid SELF JOIN if a simpler query can achieve the same result</text:span>. </text:p>
        </text:list-item>
      </text:list>
      <text:p text:style-name="Text_20_body">❌ <text:span text:style-name="Strong_20_Emphasis">2. When Dealing with Large Datasets</text:span></text:p>
      <text:list xml:id="list2089152939" text:style-name="L131">
        <text:list-item>
          <text:p text:style-name="P162"><text:span text:style-name="Strong_20_Emphasis">SELF JOIN duplicates data</text:span>, which can slow performance. </text:p>
        </text:list-item>
      </text:list>
      <text:p text:style-name="Text_20_body">❌ <text:span text:style-name="Strong_20_Emphasis">3. When a Recursive Query is More Appropriate</text:span></text:p>
      <text:list xml:id="list2915818836" text:style-name="L132">
        <text:list-item>
          <text:p text:style-name="P163"><text:span text:style-name="Strong_20_Emphasis">For deep hierarchies (like multi-level managers), consider a Recursive Common Table Expression (CTE)</text:span>. </text:p>
        </text:list-item>
      </text:list>
      <text:p text:style-name="Horizontal_20_Line"/>
      <text:h text:style-name="Heading_20_2" text:outline-level="2"><text:span text:style-name="Strong_20_Emphasis">5️⃣ Optimization Tips</text:span></text:h>
      <text:p text:style-name="Text_20_body">✅ <text:span text:style-name="Strong_20_Emphasis">Use Indexes on Join Columns</text:span></text:p>
      <text:p text:style-name="P3"><text:span text:style-name="Source_20_Text">CREATE INDEX idx_manager_id ON employees(manager_id);</text:span></text:p>
      <text:p text:style-name="Text_20_body">✅ <text:span text:style-name="Strong_20_Emphasis">Use </text:span><text:span text:style-name="Strong_20_Emphasis"><text:span text:style-name="Source_20_Text">EXPLAIN</text:span></text:span><text:span text:style-name="Strong_20_Emphasis"> to Analyze Performance</text:span></text:p>
      <text:p text:style-name="P3"><text:span text:style-name="Source_20_Text">EXPLAIN SELECT e1.*, e2.* FROM employees e1 JOIN employees e2 ON e1.manager_id = e2.emp_id;</text:span></text:p>
      <text:p text:style-name="Text_20_body">✅ <text:span text:style-name="Strong_20_Emphasis">Use </text:span><text:span text:style-name="Strong_20_Emphasis"><text:span text:style-name="Source_20_Text">DISTINCT</text:span></text:span><text:span text:style-name="Strong_20_Emphasis"> to Remove Duplicates</text:span></text:p>
      <text:p text:style-name="P3"><text:span text:style-name="Source_20_Text">SELECT DISTINCT e1.name, e2.name FROM employees e1 JOIN employees e2 ON e1.dept_id = e2.dept_id;</text:span></text:p>
      <text:p text:style-name="Horizontal_20_Line"/>
      <text:h text:style-name="Heading_20_2" text:outline-level="2"><text:span text:style-name="Strong_20_Emphasis">6️⃣ Summary</text:span></text:h>
      <text:list xml:id="list186773340" text:style-name="L133">
        <text:list-item>
          <text:p text:style-name="P165"><text:span text:style-name="Strong_20_Emphasis">SELF JOIN allows comparing rows within the same table</text:span>. </text:p>
        </text:list-item>
        <text:list-item>
          <text:p text:style-name="P165"><text:soft-page-break/><text:span text:style-name="Strong_20_Emphasis">Used for hierarchical data (managers, parent-child)</text:span>. </text:p>
        </text:list-item>
        <text:list-item>
          <text:p text:style-name="P165"><text:span text:style-name="Strong_20_Emphasis">Can be INNER JOIN or LEFT JOIN, depending on needs</text:span>. </text:p>
        </text:list-item>
        <text:list-item>
          <text:p text:style-name="P164"><text:span text:style-name="Strong_20_Emphasis">Avoid when simpler queries can achieve the same result</text:span>. </text:p>
        </text:list-item>
      </text:list>
      <text:p text:style-name="Text_20_body">Would you like an <text:span text:style-name="Strong_20_Emphasis">advanced example using recursive CTEs</text:span> for deep hierarchies? 🚀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1" text:outline-level="3"><text:soft-page-break/><text:span text:style-name="Strong_20_Emphasis">NATURAL JOIN in MySQL</text:span></text:h>
      <text:p text:style-name="Text_20_body">A <text:span text:style-name="Strong_20_Emphasis">NATURAL JOIN</text:span> automatically joins two tables <text:span text:style-name="Strong_20_Emphasis">based on columns that have the same name and data type</text:span> in both tables.</text:p>
      <text:list xml:id="list1615527100" text:style-name="L134">
        <text:list-item>
          <text:p text:style-name="P167">It <text:span text:style-name="Strong_20_Emphasis">eliminates the need to specify join conditions (</text:span><text:span text:style-name="Strong_20_Emphasis"><text:span text:style-name="Source_20_Text">ON</text:span></text:span><text:span text:style-name="Strong_20_Emphasis"> or </text:span><text:span text:style-name="Strong_20_Emphasis"><text:span text:style-name="Source_20_Text">USING</text:span></text:span><text:span text:style-name="Strong_20_Emphasis">)</text:span>. </text:p>
        </text:list-item>
        <text:list-item>
          <text:p text:style-name="P167">It behaves like an <text:span text:style-name="Strong_20_Emphasis">INNER JOIN</text:span> by default, <text:span text:style-name="Strong_20_Emphasis">excluding unmatched rows</text:span>. </text:p>
        </text:list-item>
        <text:list-item>
          <text:p text:style-name="P166">It can also be used with <text:span text:style-name="Strong_20_Emphasis">LEFT JOIN and RIGHT JOIN</text:span>. </text:p>
        </text:list-item>
      </text:list>
      <text:p text:style-name="Horizontal_20_Line"/>
      <text:h text:style-name="Heading_20_2" text:outline-level="2"><text:span text:style-name="Strong_20_Emphasis">1️⃣ Basic Syntax of NATURAL JOIN</text:span></text:h>
      <text:p text:style-name="Preformatted_20_Text"><text:span text:style-name="Source_20_Text">SELECT e.*, d.*</text:span></text:p>
      <text:p text:style-name="Preformatted_20_Text"><text:span text:style-name="Source_20_Text">FROM employees e</text:span></text:p>
      <text:p text:style-name="P3"><text:span text:style-name="Source_20_Text">NATURAL JOIN departments d;</text:span></text:p>
      <text:list xml:id="list3423401976" text:style-name="L135">
        <text:list-item>
          <text:p text:style-name="P169">Joins <text:span text:style-name="Source_20_Text">employees</text:span> and <text:span text:style-name="Source_20_Text">departments</text:span> <text:span text:style-name="Strong_20_Emphasis">automatically</text:span> using common column(s) (e.g., <text:span text:style-name="Source_20_Text">dept_id</text:span> if both tables contain it). </text:p>
        </text:list-item>
        <text:list-item>
          <text:p text:style-name="P168"><text:span text:style-name="Strong_20_Emphasis">Excludes rows without matches (INNER JOIN behavior).</text:span> </text:p>
        </text:list-item>
      </text:list>
      <text:p text:style-name="Horizontal_20_Line"/>
      <text:h text:style-name="Heading_20_2" text:outline-level="2"><text:span text:style-name="Strong_20_Emphasis">2️⃣ How NATURAL JOIN Works</text:span></text:h>
      <text:p text:style-name="Text_20_body">✅ <text:span text:style-name="Strong_20_Emphasis">1. If </text:span><text:span text:style-name="Strong_20_Emphasis"><text:span text:style-name="Source_20_Text">employees</text:span></text:span><text:span text:style-name="Strong_20_Emphasis"> and </text:span><text:span text:style-name="Strong_20_Emphasis"><text:span text:style-name="Source_20_Text">departments</text:span></text:span><text:span text:style-name="Strong_20_Emphasis"> have a common column </text:span><text:span text:style-name="Strong_20_Emphasis"><text:span text:style-name="Source_20_Text">dept_id</text:span></text:span>:</text:p>
      <text:p text:style-name="Preformatted_20_Text"><text:span text:style-name="Source_20_Text">SELECT e.name, e.email, d.dept_name, d.location</text:span></text:p>
      <text:p text:style-name="Preformatted_20_Text"><text:span text:style-name="Source_20_Text">FROM employees e</text:span></text:p>
      <text:p text:style-name="P3"><text:span text:style-name="Source_20_Text">NATURAL JOIN departments d;</text:span></text:p>
      <text:list xml:id="list4285529415" text:style-name="L136">
        <text:list-item>
          <text:p text:style-name="P170"><text:span text:style-name="Strong_20_Emphasis">Automatically joins on </text:span><text:span text:style-name="Strong_20_Emphasis"><text:span text:style-name="Source_20_Text">dept_id</text:span></text:span> (if both tables have it). </text:p>
        </text:list-item>
      </text:list>
      <text:p text:style-name="Text_20_body">✅ <text:span text:style-name="Strong_20_Emphasis">2. If multiple columns have the same name (</text:span><text:span text:style-name="Strong_20_Emphasis"><text:span text:style-name="Source_20_Text">dept_id</text:span></text:span><text:span text:style-name="Strong_20_Emphasis">, </text:span><text:span text:style-name="Strong_20_Emphasis"><text:span text:style-name="Source_20_Text">location</text:span></text:span><text:span text:style-name="Strong_20_Emphasis">)</text:span>:</text:p>
      <text:p text:style-name="Preformatted_20_Text"><text:span text:style-name="Source_20_Text">SELECT *</text:span></text:p>
      <text:p text:style-name="Preformatted_20_Text"><text:span text:style-name="Source_20_Text">FROM employees</text:span></text:p>
      <text:p text:style-name="P3"><text:span text:style-name="Source_20_Text">NATURAL JOIN departments;</text:span></text:p>
      <text:list xml:id="list515796146" text:style-name="L137">
        <text:list-item>
          <text:p text:style-name="P172"><text:span text:style-name="Strong_20_Emphasis">Joins on all common columns (</text:span><text:span text:style-name="Strong_20_Emphasis"><text:span text:style-name="Source_20_Text">dept_id</text:span></text:span><text:span text:style-name="Strong_20_Emphasis">, </text:span><text:span text:style-name="Strong_20_Emphasis"><text:span text:style-name="Source_20_Text">location</text:span></text:span><text:span text:style-name="Strong_20_Emphasis">, etc.).</text:span> </text:p>
        </text:list-item>
        <text:list-item>
          <text:p text:style-name="P171">May lead to unintended results if multiple column matches exist. </text:p>
        </text:list-item>
      </text:list>
      <text:p text:style-name="Horizontal_20_Line"/>
      <text:h text:style-name="Heading_20_2" text:outline-level="2"><text:span text:style-name="Strong_20_Emphasis">3️⃣ Variants of NATURAL JOIN</text:span></text:h>
      <text:h text:style-name="Heading_20_3" text:outline-level="3">✅ <text:span text:style-name="Strong_20_Emphasis">1. NATURAL LEFT JOIN</text:span></text:h>
      <text:p text:style-name="Preformatted_20_Text"><text:span text:style-name="Source_20_Text">SELECT *</text:span></text:p>
      <text:p text:style-name="Preformatted_20_Text"><text:span text:style-name="Source_20_Text">FROM employees</text:span></text:p>
      <text:p text:style-name="P3"><text:span text:style-name="Source_20_Text">NATURAL LEFT JOIN departments;</text:span></text:p>
      <text:list xml:id="list1288120271" text:style-name="L138">
        <text:list-item>
          <text:p text:style-name="P174"><text:span text:style-name="Strong_20_Emphasis">Retrieves all employees</text:span> and their <text:span text:style-name="Strong_20_Emphasis">departments (if any)</text:span>. </text:p>
        </text:list-item>
        <text:list-item>
          <text:p text:style-name="P173"><text:span text:style-name="Strong_20_Emphasis">Unmatched employees will have NULL values for department fields.</text:span> </text:p>
        </text:list-item>
      </text:list>
      <text:h text:style-name="Heading_20_3" text:outline-level="3"><text:soft-page-break/>✅ <text:span text:style-name="Strong_20_Emphasis">2. NATURAL RIGHT JOIN</text:span></text:h>
      <text:p text:style-name="Preformatted_20_Text"><text:span text:style-name="Source_20_Text">SELECT *</text:span></text:p>
      <text:p text:style-name="Preformatted_20_Text"><text:span text:style-name="Source_20_Text">FROM employees</text:span></text:p>
      <text:p text:style-name="P3"><text:span text:style-name="Source_20_Text">NATURAL RIGHT JOIN departments;</text:span></text:p>
      <text:list xml:id="list1816373098" text:style-name="L139">
        <text:list-item>
          <text:p text:style-name="P176"><text:span text:style-name="Strong_20_Emphasis">Retrieves all departments</text:span> and their <text:span text:style-name="Strong_20_Emphasis">employees (if any)</text:span>. </text:p>
        </text:list-item>
        <text:list-item>
          <text:p text:style-name="P175"><text:span text:style-name="Strong_20_Emphasis">Unmatched departments will have NULL values for employee fields.</text:span> </text:p>
        </text:list-item>
      </text:list>
      <text:p text:style-name="Horizontal_20_Line"/>
      <text:h text:style-name="Heading_20_2" text:outline-level="2"><text:span text:style-name="Strong_20_Emphasis">4️⃣ When NATURAL JOIN Acts Differently</text:span></text:h>
      <text:h text:style-name="Heading_20_3" text:outline-level="3">✅ <text:span text:style-name="Strong_20_Emphasis">1. If There Are No Common Columns</text:span></text:h>
      <text:p text:style-name="Preformatted_20_Text"><text:span text:style-name="Source_20_Text">SELECT *</text:span></text:p>
      <text:p text:style-name="Preformatted_20_Text"><text:span text:style-name="Source_20_Text">FROM employees</text:span></text:p>
      <text:p text:style-name="P3"><text:span text:style-name="Source_20_Text">NATURAL JOIN locations;</text:span></text:p>
      <text:list xml:id="list778130353" text:style-name="L140">
        <text:list-item>
          <text:p text:style-name="P177"><text:span text:style-name="Strong_20_Emphasis">Results in an error or cross join behavior if no matching columns exist</text:span>. </text:p>
        </text:list-item>
      </text:list>
      <text:h text:style-name="Heading_20_3" text:outline-level="3">✅ <text:span text:style-name="Strong_20_Emphasis">2. If Multiple Columns Match</text:span></text:h>
      <text:p text:style-name="Preformatted_20_Text"><text:span text:style-name="Source_20_Text">SELECT *</text:span></text:p>
      <text:p text:style-name="Preformatted_20_Text"><text:span text:style-name="Source_20_Text">FROM employees</text:span></text:p>
      <text:p text:style-name="P3"><text:span text:style-name="Source_20_Text">NATURAL JOIN offices;</text:span></text:p>
      <text:list xml:id="list2640868122" text:style-name="L141">
        <text:list-item>
          <text:p text:style-name="P178"><text:span text:style-name="Strong_20_Emphasis">Joins on all common columns, which may lead to unexpected results</text:span>. </text:p>
        </text:list-item>
      </text:list>
      <text:h text:style-name="Heading_20_3" text:outline-level="3">✅ <text:span text:style-name="Strong_20_Emphasis">3. If There Are NULL Values</text:span></text:h>
      <text:p text:style-name="Preformatted_20_Text"><text:span text:style-name="Source_20_Text">SELECT *</text:span></text:p>
      <text:p text:style-name="Preformatted_20_Text"><text:span text:style-name="Source_20_Text">FROM employees</text:span></text:p>
      <text:p text:style-name="P3"><text:span text:style-name="Source_20_Text">NATURAL JOIN departments;</text:span></text:p>
      <text:list xml:id="list1621172144" text:style-name="L142">
        <text:list-item>
          <text:p text:style-name="P179"><text:span text:style-name="Strong_20_Emphasis">Excludes unmatched rows (like INNER JOIN)</text:span> unless using LEFT/RIGHT JOIN. </text:p>
        </text:list-item>
      </text:list>
      <text:p text:style-name="Horizontal_20_Line"/>
      <text:h text:style-name="Heading_20_2" text:outline-level="2"><text:span text:style-name="Strong_20_Emphasis">5️⃣ Situations to Use NATURAL JOIN</text:span></text:h>
      <text:p text:style-name="Text_20_body">✅ <text:span text:style-name="Strong_20_Emphasis">1. When Tables Share a Well-Defined Common Column</text:span></text:p>
      <text:list xml:id="list3437003048" text:style-name="L143">
        <text:list-item>
          <text:p text:style-name="P180">Example: <text:span text:style-name="Source_20_Text">dept_id</text:span> in <text:span text:style-name="Source_20_Text">employees</text:span> and <text:span text:style-name="Source_20_Text">departments</text:span>. </text:p>
        </text:list-item>
      </text:list>
      <text:p text:style-name="Text_20_body">✅ <text:span text:style-name="Strong_20_Emphasis">2. When Simplifying Queries</text:span></text:p>
      <text:list xml:id="list2648818552" text:style-name="L144">
        <text:list-item>
          <text:p text:style-name="P181">Removes the need for <text:span text:style-name="Source_20_Text">ON</text:span> conditions. </text:p>
        </text:list-item>
      </text:list>
      <text:p text:style-name="Text_20_body">✅ <text:span text:style-name="Strong_20_Emphasis">3. When Ensuring Automatic Matching</text:span></text:p>
      <text:list xml:id="list3261103364" text:style-name="L145">
        <text:list-item>
          <text:p text:style-name="P182">If schema changes, <text:span text:style-name="Strong_20_Emphasis">NATURAL JOIN dynamically adapts</text:span>. </text:p>
        </text:list-item>
      </text:list>
      <text:p text:style-name="Horizontal_20_Line"/>
      <text:h text:style-name="Heading_20_2" text:outline-level="2"><text:soft-page-break/><text:span text:style-name="Strong_20_Emphasis">6️⃣ When to Avoid NATURAL JOIN?</text:span></text:h>
      <text:p text:style-name="Text_20_body">❌ <text:span text:style-name="Strong_20_Emphasis">1. When There Are Multiple Common Columns</text:span></text:p>
      <text:list xml:id="list1469197712" text:style-name="L146">
        <text:list-item>
          <text:p text:style-name="P183"><text:span text:style-name="Strong_20_Emphasis">Unintended joins can occur</text:span> if more than one column matches. </text:p>
        </text:list-item>
      </text:list>
      <text:p text:style-name="Text_20_body">❌ <text:span text:style-name="Strong_20_Emphasis">2. When Columns May Change</text:span></text:p>
      <text:list xml:id="list12518149" text:style-name="L147">
        <text:list-item>
          <text:p text:style-name="P184">If column names change, <text:span text:style-name="Strong_20_Emphasis">queries may break unexpectedly</text:span>. </text:p>
        </text:list-item>
      </text:list>
      <text:p text:style-name="Text_20_body">❌ <text:span text:style-name="Strong_20_Emphasis">3. When Explicit Control Over Join Conditions is Needed</text:span></text:p>
      <text:list xml:id="list2407212710" text:style-name="L148">
        <text:list-item>
          <text:p text:style-name="P185">Use <text:span text:style-name="Strong_20_Emphasis"><text:span text:style-name="Source_20_Text">JOIN ... ON</text:span></text:span> instead for more precise control. </text:p>
        </text:list-item>
      </text:list>
      <text:p text:style-name="Horizontal_20_Line"/>
      <text:h text:style-name="Heading_20_2" text:outline-level="2"><text:span text:style-name="Strong_20_Emphasis">7️⃣ Optimization Tips</text:span></text:h>
      <text:p text:style-name="Text_20_body">✅ <text:span text:style-name="Strong_20_Emphasis">Use </text:span><text:span text:style-name="Strong_20_Emphasis"><text:span text:style-name="Source_20_Text">EXPLAIN</text:span></text:span><text:span text:style-name="Strong_20_Emphasis"> to Check How MySQL Optimizes the Join</text:span></text:p>
      <text:p text:style-name="P3"><text:span text:style-name="Source_20_Text">EXPLAIN SELECT * FROM employees NATURAL JOIN departments;</text:span></text:p>
      <text:p text:style-name="Text_20_body">✅ <text:span text:style-name="Strong_20_Emphasis">Use </text:span><text:span text:style-name="Strong_20_Emphasis"><text:span text:style-name="Source_20_Text">DESCRIBE</text:span></text:span><text:span text:style-name="Strong_20_Emphasis"> to Verify Common Columns</text:span></text:p>
      <text:p text:style-name="Preformatted_20_Text"><text:span text:style-name="Source_20_Text">DESCRIBE employees;</text:span></text:p>
      <text:p text:style-name="P3"><text:span text:style-name="Source_20_Text">DESCRIBE departments;</text:span></text:p>
      <text:p text:style-name="Text_20_body">✅ <text:span text:style-name="Strong_20_Emphasis">Consider Explicit Joins (</text:span><text:span text:style-name="Strong_20_Emphasis"><text:span text:style-name="Source_20_Text">INNER JOIN ... ON</text:span></text:span><text:span text:style-name="Strong_20_Emphasis">) for Better Control</text:span></text:p>
      <text:p text:style-name="Preformatted_20_Text"><text:span text:style-name="Source_20_Text">SELECT e.name, d.dept_name</text:span></text:p>
      <text:p text:style-name="Preformatted_20_Text"><text:span text:style-name="Source_20_Text">FROM employees e</text:span></text:p>
      <text:p text:style-name="P3"><text:span text:style-name="Source_20_Text">JOIN departments d ON e.dept_id = d.dept_id;</text:span></text:p>
      <text:p text:style-name="Horizontal_20_Line"/>
      <text:h text:style-name="Heading_20_2" text:outline-level="2"><text:span text:style-name="Strong_20_Emphasis">8️⃣ Summary</text:span></text:h>
      <text:list xml:id="list4053494263" text:style-name="L149">
        <text:list-item>
          <text:p text:style-name="P187"><text:span text:style-name="Strong_20_Emphasis">NATURAL JOIN automatically joins tables on common columns</text:span>. </text:p>
        </text:list-item>
        <text:list-item>
          <text:p text:style-name="P187"><text:span text:style-name="Strong_20_Emphasis">Acts as INNER JOIN by default</text:span>, but can be <text:span text:style-name="Strong_20_Emphasis">LEFT or RIGHT JOIN</text:span>. </text:p>
        </text:list-item>
        <text:list-item>
          <text:p text:style-name="P187"><text:span text:style-name="Strong_20_Emphasis">Avoid when multiple common columns exist</text:span>, as it can cause unexpected results. </text:p>
        </text:list-item>
        <text:list-item>
          <text:p text:style-name="P186"><text:span text:style-name="Strong_20_Emphasis">Best used when table structures are stable and well-defined</text:span>. </text:p>
        </text:list-item>
      </text:list>
      <text:p text:style-name="Text_20_body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2" text:outline-level="3"><text:soft-page-break/><text:span text:style-name="Strong_20_Emphasis">NON-EQUI JOIN in MySQL</text:span></text:h>
      <text:p text:style-name="Text_20_body">A <text:span text:style-name="Strong_20_Emphasis">NON-EQUI JOIN</text:span> joins tables <text:span text:style-name="Strong_20_Emphasis">without using the equality operator (</text:span><text:span text:style-name="Strong_20_Emphasis"><text:span text:style-name="Source_20_Text">=</text:span></text:span><text:span text:style-name="Strong_20_Emphasis">)</text:span>.<text:line-break/>Instead, it uses <text:span text:style-name="Strong_20_Emphasis">comparison operators (</text:span><text:span text:style-name="Strong_20_Emphasis"><text:span text:style-name="Source_20_Text">&lt;, &gt;, &lt;=, &gt;=, BETWEEN</text:span></text:span><text:span text:style-name="Strong_20_Emphasis">)</text:span> to define the relationship between tables.</text:p>
      <text:p text:style-name="Horizontal_20_Line"/>
      <text:h text:style-name="Heading_20_2" text:outline-level="2"><text:span text:style-name="Strong_20_Emphasis">1️⃣ Syntax of NON-EQUI JOIN</text:span></text:h>
      <text:p text:style-name="Preformatted_20_Text"><text:span text:style-name="Source_20_Text">SELECT e.name, e.salary, s.grade</text:span></text:p>
      <text:p text:style-name="Preformatted_20_Text"><text:span text:style-name="Source_20_Text">FROM employees e</text:span></text:p>
      <text:p text:style-name="P3"><text:span text:style-name="Source_20_Text">JOIN salary_grades s ON e.salary BETWEEN s.min_salary AND s.max_salary;</text:span></text:p>
      <text:list xml:id="list2371499757" text:style-name="L150">
        <text:list-item>
          <text:p text:style-name="P190">Matches employees' salaries <text:span text:style-name="Strong_20_Emphasis">within salary grade ranges</text:span>. </text:p>
        </text:list-item>
        <text:list-item>
          <text:p text:style-name="P189">Uses <text:span text:style-name="Strong_20_Emphasis">BETWEEN</text:span> instead of <text:span text:style-name="Source_20_Text">=</text:span>. </text:p>
        </text:list-item>
      </text:list>
      <text:p text:style-name="Horizontal_20_Line"/>
      <text:h text:style-name="Heading_20_2" text:outline-level="2"><text:span text:style-name="Strong_20_Emphasis">2️⃣ Techniques for NON-EQUI JOIN</text:span></text:h>
      <text:h text:style-name="Heading_20_3" text:outline-level="3">✅ <text:span text:style-name="Strong_20_Emphasis">1. Using </text:span><text:span text:style-name="Strong_20_Emphasis"><text:span text:style-name="Source_20_Text">&gt;</text:span></text:span><text:span text:style-name="Strong_20_Emphasis"> or </text:span><text:span text:style-name="Strong_20_Emphasis"><text:span text:style-name="Source_20_Text">&lt;</text:span></text:span><text:span text:style-name="Strong_20_Emphasis"> (Range Conditions)</text:span></text:h>
      <text:p text:style-name="Preformatted_20_Text"><text:span text:style-name="Source_20_Text">SELECT e.name, e.salary, s.grade</text:span></text:p>
      <text:p text:style-name="Preformatted_20_Text"><text:span text:style-name="Source_20_Text">FROM employees e</text:span></text:p>
      <text:p text:style-name="P3"><text:span text:style-name="Source_20_Text">JOIN salary_grades s ON e.salary &gt; s.min_salary;</text:span></text:p>
      <text:list xml:id="list2817178678" text:style-name="L151">
        <text:list-item>
          <text:p text:style-name="P191"><text:span text:style-name="Strong_20_Emphasis">Finds employees earning more than a grade's minimum salary.</text:span> </text:p>
        </text:list-item>
      </text:list>
      <text:p text:style-name="Horizontal_20_Line"/>
      <text:h text:style-name="Heading_20_3" text:outline-level="3">✅ <text:span text:style-name="Strong_20_Emphasis">2. Using </text:span><text:span text:style-name="Strong_20_Emphasis"><text:span text:style-name="Source_20_Text">&gt;=</text:span></text:span><text:span text:style-name="Strong_20_Emphasis"> or </text:span><text:span text:style-name="Strong_20_Emphasis"><text:span text:style-name="Source_20_Text">&lt;=</text:span></text:span></text:h>
      <text:p text:style-name="Preformatted_20_Text"><text:span text:style-name="Source_20_Text">SELECT e.name, e.salary, s.grade</text:span></text:p>
      <text:p text:style-name="Preformatted_20_Text"><text:span text:style-name="Source_20_Text">FROM employees e</text:span></text:p>
      <text:p text:style-name="P3"><text:span text:style-name="Source_20_Text">JOIN salary_grades s ON e.salary &gt;= s.min_salary;</text:span></text:p>
      <text:list xml:id="list3342068956" text:style-name="L152">
        <text:list-item>
          <text:p text:style-name="P192"><text:span text:style-name="Strong_20_Emphasis">Includes employees whose salary matches the minimum salary exactly.</text:span> </text:p>
        </text:list-item>
      </text:list>
      <text:p text:style-name="Horizontal_20_Line"/>
      <text:h text:style-name="Heading_20_3" text:outline-level="3">✅ <text:span text:style-name="Strong_20_Emphasis">3. Using </text:span><text:span text:style-name="Strong_20_Emphasis"><text:span text:style-name="Source_20_Text">BETWEEN</text:span></text:span><text:span text:style-name="Strong_20_Emphasis"> for Ranges</text:span></text:h>
      <text:p text:style-name="Preformatted_20_Text"><text:span text:style-name="Source_20_Text">SELECT e.name, e.salary, s.grade</text:span></text:p>
      <text:p text:style-name="Preformatted_20_Text"><text:span text:style-name="Source_20_Text">FROM employees e</text:span></text:p>
      <text:p text:style-name="P3"><text:span text:style-name="Source_20_Text">JOIN salary_grades s ON e.salary BETWEEN s.min_salary AND s.max_salary;</text:span></text:p>
      <text:list xml:id="list1024911167" text:style-name="L153">
        <text:list-item>
          <text:p text:style-name="P193"><text:span text:style-name="Strong_20_Emphasis">Matches employees to salary grades within defined salary ranges.</text:span> </text:p>
        </text:list-item>
      </text:list>
      <text:p text:style-name="Horizontal_20_Line"/>
      <text:h text:style-name="Heading_20_3" text:outline-level="3">✅ <text:span text:style-name="Strong_20_Emphasis">4. Using NON-EQUI JOIN with Date Ranges</text:span></text:h>
      <text:p text:style-name="Preformatted_20_Text"><text:span text:style-name="Source_20_Text">SELECT e.name, e.hire_date, p.pay_period</text:span></text:p>
      <text:p text:style-name="Preformatted_20_Text"><text:span text:style-name="Source_20_Text">FROM employees e</text:span></text:p>
      <text:p text:style-name="P3"><text:span text:style-name="Source_20_Text">JOIN payroll_periods p ON e.hire_date BETWEEN p.start_date AND p.end_date;</text:span></text:p>
      <text:list xml:id="list1718034141" text:style-name="L154">
        <text:list-item>
          <text:p text:style-name="P194"><text:soft-page-break/><text:span text:style-name="Strong_20_Emphasis">Finds employees hired within specific payroll periods.</text:span> </text:p>
        </text:list-item>
      </text:list>
      <text:p text:style-name="Horizontal_20_Line"/>
      <text:h text:style-name="Heading_20_3" text:outline-level="3">✅ <text:span text:style-name="Strong_20_Emphasis">5. Using NON-EQUI JOIN for Hierarchies</text:span></text:h>
      <text:p text:style-name="Preformatted_20_Text"><text:span text:style-name="Source_20_Text">SELECT e1.name AS Employee, e2.name AS Senior</text:span></text:p>
      <text:p text:style-name="Preformatted_20_Text"><text:span text:style-name="Source_20_Text">FROM employees e1</text:span></text:p>
      <text:p text:style-name="P3"><text:span text:style-name="Source_20_Text">JOIN employees e2 ON e1.hire_date &gt; e2.hire_date;</text:span></text:p>
      <text:list xml:id="list1342871068" text:style-name="L155">
        <text:list-item>
          <text:p text:style-name="P195"><text:span text:style-name="Strong_20_Emphasis">Finds employees hired after another employee (seniority comparison).</text:span> </text:p>
        </text:list-item>
      </text:list>
      <text:p text:style-name="Horizontal_20_Line"/>
      <text:h text:style-name="Heading_20_2" text:outline-level="2"><text:span text:style-name="Strong_20_Emphasis">3️⃣ When NON-EQUI JOIN Acts Differently</text:span></text:h>
      <text:h text:style-name="Heading_20_3" text:outline-level="3">✅ <text:span text:style-name="Strong_20_Emphasis">1. When Using INNER JOIN (Default)</text:span></text:h>
      <text:p text:style-name="Preformatted_20_Text"><text:span text:style-name="Source_20_Text">SELECT e.*, s.*</text:span></text:p>
      <text:p text:style-name="Preformatted_20_Text"><text:span text:style-name="Source_20_Text">FROM employees e</text:span></text:p>
      <text:p text:style-name="P3"><text:span text:style-name="Source_20_Text">JOIN salary_grades s ON e.salary BETWEEN s.min_salary AND s.max_salary;</text:span></text:p>
      <text:list xml:id="list4246347646" text:style-name="L156">
        <text:list-item>
          <text:p text:style-name="P196"><text:span text:style-name="Strong_20_Emphasis">Only returns matching records.</text:span> </text:p>
        </text:list-item>
      </text:list>
      <text:h text:style-name="Heading_20_3" text:outline-level="3">✅ <text:span text:style-name="Strong_20_Emphasis">2. When Using LEFT JOIN (Include Unmatched Rows)</text:span></text:h>
      <text:p text:style-name="Preformatted_20_Text"><text:span text:style-name="Source_20_Text">SELECT e.*, s.*</text:span></text:p>
      <text:p text:style-name="Preformatted_20_Text"><text:span text:style-name="Source_20_Text">FROM employees e</text:span></text:p>
      <text:p text:style-name="P3"><text:span text:style-name="Source_20_Text">LEFT JOIN salary_grades s ON e.salary BETWEEN s.min_salary AND s.max_salary;</text:span></text:p>
      <text:list xml:id="list782246534" text:style-name="L157">
        <text:list-item>
          <text:p text:style-name="P197"><text:span text:style-name="Strong_20_Emphasis">Includes employees even if they don’t fit in any salary grade (NULL grade values).</text:span> </text:p>
        </text:list-item>
      </text:list>
      <text:p text:style-name="Horizontal_20_Line"/>
      <text:h text:style-name="Heading_20_2" text:outline-level="2"><text:span text:style-name="Strong_20_Emphasis">4️⃣ When to Use NON-EQUI JOIN?</text:span></text:h>
      <text:p text:style-name="Text_20_body">✅ <text:span text:style-name="Strong_20_Emphasis">1. When Dealing with Ranges</text:span></text:p>
      <text:list xml:id="list2428837635" text:style-name="L158">
        <text:list-item>
          <text:p text:style-name="P198">Example: Salary grades, age groups, date ranges. </text:p>
        </text:list-item>
      </text:list>
      <text:p text:style-name="Text_20_body">✅ <text:span text:style-name="Strong_20_Emphasis">2. When Comparing Hierarchical Data</text:span></text:p>
      <text:list xml:id="list520819999" text:style-name="L159">
        <text:list-item>
          <text:p text:style-name="P199">Example: Finding senior/junior employees. </text:p>
        </text:list-item>
      </text:list>
      <text:p text:style-name="Text_20_body">✅ <text:span text:style-name="Strong_20_Emphasis">3. When Checking Conditions Other Than Equality</text:span></text:p>
      <text:list xml:id="list4029949413" text:style-name="L160">
        <text:list-item>
          <text:p text:style-name="P200">Example: Filtering based on greater/lesser values. </text:p>
        </text:list-item>
      </text:list>
      <text:p text:style-name="Horizontal_20_Line"/>
      <text:h text:style-name="Heading_20_2" text:outline-level="2"><text:span text:style-name="Strong_20_Emphasis">5️⃣ When to Avoid NON-EQUI JOIN?</text:span></text:h>
      <text:p text:style-name="Text_20_body">❌ <text:span text:style-name="Strong_20_Emphasis">1. When Exact Matching is Required</text:span></text:p>
      <text:list xml:id="list3400207239" text:style-name="L161">
        <text:list-item>
          <text:p text:style-name="P201">Use <text:span text:style-name="Strong_20_Emphasis">INNER JOIN with </text:span><text:span text:style-name="Strong_20_Emphasis"><text:span text:style-name="Source_20_Text">=</text:span></text:span> instead. </text:p>
        </text:list-item>
      </text:list>
      <text:p text:style-name="Text_20_body">❌ <text:span text:style-name="Strong_20_Emphasis">2. When Large Datasets Cause Performance Issues</text:span></text:p>
      <text:list xml:id="list2710598627" text:style-name="L162">
        <text:list-item>
          <text:p text:style-name="P202"><text:soft-page-break/><text:span text:style-name="Strong_20_Emphasis">Indexes do not work efficiently</text:span> on range conditions. </text:p>
        </text:list-item>
      </text:list>
      <text:p text:style-name="Horizontal_20_Line"/>
      <text:h text:style-name="Heading_20_2" text:outline-level="2"><text:span text:style-name="Strong_20_Emphasis">6️⃣ Optimization Tips</text:span></text:h>
      <text:p text:style-name="Text_20_body">✅ <text:span text:style-name="Strong_20_Emphasis">Use Indexes on Join Columns</text:span></text:p>
      <text:p text:style-name="P3"><text:span text:style-name="Source_20_Text">CREATE INDEX idx_salary ON employees(salary);</text:span></text:p>
      <text:p text:style-name="Text_20_body">✅ <text:span text:style-name="Strong_20_Emphasis">Use </text:span><text:span text:style-name="Strong_20_Emphasis"><text:span text:style-name="Source_20_Text">EXPLAIN</text:span></text:span><text:span text:style-name="Strong_20_Emphasis"> to Check Query Execution Plan</text:span></text:p>
      <text:p text:style-name="P3"><text:span text:style-name="Source_20_Text">EXPLAIN SELECT e.*, s.* FROM employees e JOIN salary_grades s ON e.salary BETWEEN s.min_salary AND s.max_salary;</text:span></text:p>
      <text:p text:style-name="Text_20_body">✅ <text:span text:style-name="Strong_20_Emphasis">Use </text:span><text:span text:style-name="Strong_20_Emphasis"><text:span text:style-name="Source_20_Text">LIMIT</text:span></text:span><text:span text:style-name="Strong_20_Emphasis"> to Reduce Processing Time</text:span></text:p>
      <text:p text:style-name="P3"><text:span text:style-name="Source_20_Text">SELECT e.*, s.* FROM employees e JOIN salary_grades s ON e.salary BETWEEN s.min_salary AND s.max_salary LIMIT 100;</text:span></text:p>
      <text:p text:style-name="Horizontal_20_Line"/>
      <text:h text:style-name="Heading_20_2" text:outline-level="2"><text:span text:style-name="Strong_20_Emphasis">7️⃣ Summary</text:span></text:h>
      <text:list xml:id="list2131410208" text:style-name="L163">
        <text:list-item>
          <text:p text:style-name="P204"><text:span text:style-name="Strong_20_Emphasis">NON-EQUI JOIN uses </text:span><text:span text:style-name="Strong_20_Emphasis"><text:span text:style-name="Source_20_Text">&gt;, &lt;, &lt;=, &gt;=, BETWEEN</text:span></text:span><text:span text:style-name="Strong_20_Emphasis"> instead of </text:span><text:span text:style-name="Strong_20_Emphasis"><text:span text:style-name="Source_20_Text">=</text:span></text:span><text:span text:style-name="Strong_20_Emphasis">.</text:span> </text:p>
        </text:list-item>
        <text:list-item>
          <text:p text:style-name="P204"><text:span text:style-name="Strong_20_Emphasis">Common for range-based conditions (e.g., salary brackets, date ranges).</text:span> </text:p>
        </text:list-item>
        <text:list-item>
          <text:p text:style-name="P204"><text:span text:style-name="Strong_20_Emphasis">Can be INNER JOIN or LEFT JOIN, depending on needs.</text:span> </text:p>
        </text:list-item>
        <text:list-item>
          <text:p text:style-name="P203"><text:span text:style-name="Strong_20_Emphasis">Avoid for exact matching (use INNER JOIN with </text:span><text:span text:style-name="Strong_20_Emphasis"><text:span text:style-name="Source_20_Text">=</text:span></text:span><text:span text:style-name="Strong_20_Emphasis"> instead).</text:span> </text:p>
        </text:list-item>
      </text:list>
      <text:p text:style-name="Text_20_body"/>
      <text:p text:style-name="P188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1T07:33:54.241072581</meta:creation-date>
    <dc:date>2025-03-21T08:04:49.325970485</dc:date>
    <meta:editing-duration>PT10M11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33" meta:paragraph-count="870" meta:word-count="6217" meta:character-count="36946" meta:non-whitespace-character-count="31589"/>
  </office:meta>
</office:document-meta>
</file>